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17" style:family="table-cell" style:parent-style-name="Default">
      <style:table-cell-properties fo:border-bottom="0.99pt ridge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23" style:family="table-cell" style:parent-style-name="Default">
      <style:table-cell-properties fo:border-bottom="none" fo:border-left="none" fo:border-right="0.99pt ridge #000000" fo:border-top="none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10" table:default-cell-style-name="Default"/>
        <table:table-column table:style-name="co2" table:default-cell-style-name="ce26"/>
        <table:table-column table:style-name="co2" table:default-cell-style-name="ce29"/>
        <table:table-column table:style-name="co2" table:default-cell-style-name="ce32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4"/>
        <table:table-column table:style-name="co2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10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 table:number-columns-repeated="2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number-columns-repeated="9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1009147" calcext:value-type="float">
            <text:p>41009147</text:p>
          </table:table-cell>
          <table:table-cell office:value-type="float" office:value="42697986" calcext:value-type="float">
            <text:p>42697986</text:p>
          </table:table-cell>
          <table:table-cell table:style-name="ce23" office:value-type="float" office:value="41292956" calcext:value-type="float">
            <text:p>41292956</text:p>
          </table:table-cell>
          <table:table-cell table:style-name="ce4" office:value-type="float" office:value="40998166" calcext:value-type="float">
            <text:p>40998166</text:p>
          </table:table-cell>
          <table:table-cell table:style-name="ce8" office:value-type="float" office:value="42550108" calcext:value-type="float">
            <text:p>42550108</text:p>
          </table:table-cell>
          <table:table-cell table:style-name="ce13" office:value-type="float" office:value="41080041" calcext:value-type="float">
            <text:p>41080041</text:p>
          </table:table-cell>
          <table:table-cell table:style-name="ce4" office:value-type="float" office:value="41160504" calcext:value-type="float">
            <text:p>41160504</text:p>
          </table:table-cell>
          <table:table-cell table:style-name="ce8" office:value-type="float" office:value="42702126" calcext:value-type="float">
            <text:p>42702126</text:p>
          </table:table-cell>
          <table:table-cell table:style-name="ce13" office:value-type="float" office:value="41172417" calcext:value-type="float">
            <text:p>41172417</text:p>
          </table:table-cell>
          <table:table-cell table:style-name="ce25" table:formula="of:=([.D5]+[.G5]+[.J5])/3" office:value-type="float" office:value="41055939" calcext:value-type="float">
            <text:p>41055939</text:p>
          </table:table-cell>
          <table:table-cell table:style-name="ce28" table:formula="of:=([.E5]+[.H5]+[.K5])/3" office:value-type="float" office:value="42650073.3333333" calcext:value-type="float">
            <text:p>42650073</text:p>
          </table:table-cell>
          <table:table-cell table:style-name="ce31" table:formula="of:=([.F5]+[.I5]+[.L5])/3" office:value-type="float" office:value="41181804.6666667" calcext:value-type="float">
            <text:p>41181805</text:p>
          </table:table-cell>
          <table:table-cell table:style-name="ce34" table:formula="of:=[.C5]/[.M5]" office:value-type="float" office:value="0.767055282793556" calcext:value-type="float">
            <text:p>0.767055282793556</text:p>
          </table:table-cell>
          <table:table-cell table:style-name="ce37" table:formula="of:=[.C5]/[.N5]" office:value-type="float" office:value="0.738385011764732" calcext:value-type="float">
            <text:p>0.738385011764732</text:p>
          </table:table-cell>
          <table:table-cell table:style-name="ce40" table:formula="of:=[.C5]/[.O5]" office:value-type="float" office:value="0.764710899750597" calcext:value-type="float">
            <text:p>0.764710899750597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0.767055282793556" calcext:value-type="float">
            <text:p>0.767055282793556</text:p>
          </table:table-cell>
          <table:table-cell table:style-name="ce46" table:formula="of:=[.Q5]/1" office:value-type="float" office:value="0.738385011764732" calcext:value-type="float">
            <text:p>0.738385011764732</text:p>
          </table:table-cell>
          <table:table-cell table:style-name="ce48" table:formula="of:=[.R5]/1" office:value-type="float" office:value="0.764710899750597" calcext:value-type="float">
            <text:p>0.764710899750597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25522869" calcext:value-type="float">
            <text:p>25522869</text:p>
          </table:table-cell>
          <table:table-cell office:value-type="float" office:value="42109933" calcext:value-type="float">
            <text:p>42109933</text:p>
          </table:table-cell>
          <table:table-cell table:style-name="ce23" office:value-type="float" office:value="25848024" calcext:value-type="float">
            <text:p>25848024</text:p>
          </table:table-cell>
          <table:table-cell table:style-name="ce5" office:value-type="float" office:value="40612534" calcext:value-type="float">
            <text:p>40612534</text:p>
          </table:table-cell>
          <table:table-cell office:value-type="float" office:value="33019346" calcext:value-type="float">
            <text:p>33019346</text:p>
          </table:table-cell>
          <table:table-cell table:style-name="ce14" office:value-type="float" office:value="25646838" calcext:value-type="float">
            <text:p>25646838</text:p>
          </table:table-cell>
          <table:table-cell table:style-name="ce5" office:value-type="float" office:value="20623377" calcext:value-type="float">
            <text:p>20623377</text:p>
          </table:table-cell>
          <table:table-cell office:value-type="float" office:value="41969736" calcext:value-type="float">
            <text:p>41969736</text:p>
          </table:table-cell>
          <table:table-cell table:style-name="ce14" office:value-type="float" office:value="25726820" calcext:value-type="float">
            <text:p>25726820</text:p>
          </table:table-cell>
          <table:table-cell table:formula="of:=([.D6]+[.G6]+[.J6])/3" office:value-type="float" office:value="28919593.3333333" calcext:value-type="float">
            <text:p>28919593</text:p>
          </table:table-cell>
          <table:table-cell table:formula="of:=([.E6]+[.H6]+[.K6])/3" office:value-type="float" office:value="39033005" calcext:value-type="float">
            <text:p>39033005</text:p>
          </table:table-cell>
          <table:table-cell table:formula="of:=([.F6]+[.I6]+[.L6])/3" office:value-type="float" office:value="25740560.6666667" calcext:value-type="float">
            <text:p>25740561</text:p>
          </table:table-cell>
          <table:table-cell table:formula="of:=[.C6]/[.M6]" office:value-type="float" office:value="1.08895635346647" calcext:value-type="float">
            <text:p>1.08895635346647</text:p>
          </table:table-cell>
          <table:table-cell table:formula="of:=[.C6]/[.N6]" office:value-type="float" office:value="0.806808876231794" calcext:value-type="float">
            <text:p>0.806808876231794</text:p>
          </table:table-cell>
          <table:table-cell table:formula="of:=[.C6]/[.O6]" office:value-type="float" office:value="1.22344556934152" calcext:value-type="float">
            <text:p>1.22344556934152</text:p>
          </table:table-cell>
          <table:table-cell table:formula="of:=[.M5]/[.M6]" office:value-type="float" office:value="1.41965824092962" calcext:value-type="float">
            <text:p>1.41965824092962</text:p>
          </table:table-cell>
          <table:table-cell table:formula="of:=[.N5]/[.N6]" office:value-type="float" office:value="1.0926669195296" calcext:value-type="float">
            <text:p>1.0926669195296</text:p>
          </table:table-cell>
          <table:table-cell table:formula="of:=[.O5]/[.O6]" office:value-type="float" office:value="1.59987986275668" calcext:value-type="float">
            <text:p>1.59987986275668</text:p>
          </table:table-cell>
          <table:table-cell table:formula="of:=[.P6]/2" office:value-type="float" office:value="0.544478176733237" calcext:value-type="float">
            <text:p>0.544478176733237</text:p>
          </table:table-cell>
          <table:table-cell table:formula="of:=[.Q6]/2" office:value-type="float" office:value="0.403404438115897" calcext:value-type="float">
            <text:p>0.403404438115897</text:p>
          </table:table-cell>
          <table:table-cell table:formula="of:=[.R6]/2" office:value-type="float" office:value="0.611722784670761" calcext:value-type="float">
            <text:p>0.611722784670761</text:p>
          </table:table-cell>
          <table:table-cell table:style-name="ce52" office:value-type="float" office:value="4096" calcext:value-type="float">
            <text:p>4096</text:p>
          </table:table-cell>
          <table:table-cell table:style-name="ce38" office:value-type="float" office:value="4096" calcext:value-type="float">
            <text:p>4096</text:p>
          </table:table-cell>
          <table:table-cell table:style-name="ce56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27065172" calcext:value-type="float">
            <text:p>27065172</text:p>
          </table:table-cell>
          <table:table-cell office:value-type="float" office:value="28063762" calcext:value-type="float">
            <text:p>28063762</text:p>
          </table:table-cell>
          <table:table-cell table:style-name="ce23" office:value-type="float" office:value="24895853" calcext:value-type="float">
            <text:p>24895853</text:p>
          </table:table-cell>
          <table:table-cell table:style-name="ce5" office:value-type="float" office:value="27134073" calcext:value-type="float">
            <text:p>27134073</text:p>
          </table:table-cell>
          <table:table-cell office:value-type="float" office:value="25994458" calcext:value-type="float">
            <text:p>25994458</text:p>
          </table:table-cell>
          <table:table-cell table:style-name="ce14" office:value-type="float" office:value="24432060" calcext:value-type="float">
            <text:p>24432060</text:p>
          </table:table-cell>
          <table:table-cell table:style-name="ce5" office:value-type="float" office:value="27042177" calcext:value-type="float">
            <text:p>27042177</text:p>
          </table:table-cell>
          <table:table-cell office:value-type="float" office:value="28447472" calcext:value-type="float">
            <text:p>28447472</text:p>
          </table:table-cell>
          <table:table-cell table:style-name="ce14" office:value-type="float" office:value="24522401" calcext:value-type="float">
            <text:p>24522401</text:p>
          </table:table-cell>
          <table:table-cell table:formula="of:=([.D7]+[.G7]+[.J7])/3" office:value-type="float" office:value="27080474" calcext:value-type="float">
            <text:p>27080474</text:p>
          </table:table-cell>
          <table:table-cell table:formula="of:=([.E7]+[.H7]+[.K7])/3" office:value-type="float" office:value="27501897.3333333" calcext:value-type="float">
            <text:p>27501897</text:p>
          </table:table-cell>
          <table:table-cell table:formula="of:=([.F7]+[.I7]+[.L7])/3" office:value-type="float" office:value="24616771.3333333" calcext:value-type="float">
            <text:p>24616771</text:p>
          </table:table-cell>
          <table:table-cell table:formula="of:=[.C7]/[.M7]" office:value-type="float" office:value="1.16291077105962" calcext:value-type="float">
            <text:p>1.16291077105962</text:p>
          </table:table-cell>
          <table:table-cell table:formula="of:=[.C7]/[.N7]" office:value-type="float" office:value="1.14509099202513" calcext:value-type="float">
            <text:p>1.14509099202513</text:p>
          </table:table-cell>
          <table:table-cell table:formula="of:=[.C7]/[.O7]" office:value-type="float" office:value="1.27929753555279" calcext:value-type="float">
            <text:p>1.27929753555279</text:p>
          </table:table-cell>
          <table:table-cell table:formula="of:=[.M5]/[.M7]" office:value-type="float" office:value="1.5160716536941" calcext:value-type="float">
            <text:p>1.5160716536941</text:p>
          </table:table-cell>
          <table:table-cell table:formula="of:=[.N5]/[.N7]" office:value-type="float" office:value="1.55080476144603" calcext:value-type="float">
            <text:p>1.55080476144603</text:p>
          </table:table-cell>
          <table:table-cell table:formula="of:=[.O5]/[.O7]" office:value-type="float" office:value="1.67291657013131" calcext:value-type="float">
            <text:p>1.67291657013131</text:p>
          </table:table-cell>
          <table:table-cell table:formula="of:=[.P7]/3" office:value-type="float" office:value="0.38763692368654" calcext:value-type="float">
            <text:p>0.38763692368654</text:p>
          </table:table-cell>
          <table:table-cell table:formula="of:=[.Q7]/3" office:value-type="float" office:value="0.38169699734171" calcext:value-type="float">
            <text:p>0.38169699734171</text:p>
          </table:table-cell>
          <table:table-cell table:formula="of:=[.R7]/3" office:value-type="float" office:value="0.426432511850931" calcext:value-type="float">
            <text:p>0.426432511850931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20461863" calcext:value-type="float">
            <text:p>20461863</text:p>
          </table:table-cell>
          <table:table-cell office:value-type="float" office:value="24351409" calcext:value-type="float">
            <text:p>24351409</text:p>
          </table:table-cell>
          <table:table-cell table:style-name="ce23" office:value-type="float" office:value="15427329" calcext:value-type="float">
            <text:p>15427329</text:p>
          </table:table-cell>
          <table:table-cell table:style-name="ce5" office:value-type="float" office:value="20763445" calcext:value-type="float">
            <text:p>20763445</text:p>
          </table:table-cell>
          <table:table-cell office:value-type="float" office:value="21089793" calcext:value-type="float">
            <text:p>21089793</text:p>
          </table:table-cell>
          <table:table-cell table:style-name="ce14" office:value-type="float" office:value="15459955" calcext:value-type="float">
            <text:p>15459955</text:p>
          </table:table-cell>
          <table:table-cell table:style-name="ce5" office:value-type="float" office:value="20211903" calcext:value-type="float">
            <text:p>20211903</text:p>
          </table:table-cell>
          <table:table-cell office:value-type="float" office:value="19977713" calcext:value-type="float">
            <text:p>19977713</text:p>
          </table:table-cell>
          <table:table-cell table:style-name="ce14" office:value-type="float" office:value="15450418" calcext:value-type="float">
            <text:p>15450418</text:p>
          </table:table-cell>
          <table:table-cell table:formula="of:=([.D8]+[.G8]+[.J8])/3" office:value-type="float" office:value="20479070.3333333" calcext:value-type="float">
            <text:p>20479070</text:p>
          </table:table-cell>
          <table:table-cell table:formula="of:=([.E8]+[.H8]+[.K8])/3" office:value-type="float" office:value="21806305" calcext:value-type="float">
            <text:p>21806305</text:p>
          </table:table-cell>
          <table:table-cell table:formula="of:=([.F8]+[.I8]+[.L8])/3" office:value-type="float" office:value="15445900.6666667" calcext:value-type="float">
            <text:p>15445901</text:p>
          </table:table-cell>
          <table:table-cell table:formula="of:=[.C8]/[.M8]" office:value-type="float" office:value="1.53777365805228" calcext:value-type="float">
            <text:p>1.53777365805228</text:p>
          </table:table-cell>
          <table:table-cell table:formula="of:=[.C8]/[.N8]" office:value-type="float" office:value="1.44417749361939" calcext:value-type="float">
            <text:p>1.44417749361939</text:p>
          </table:table-cell>
          <table:table-cell table:formula="of:=[.C8]/[.O8]" office:value-type="float" office:value="2.03886944371993" calcext:value-type="float">
            <text:p>2.03886944371993</text:p>
          </table:table-cell>
          <table:table-cell table:formula="of:=[.M5]/[.M8]" office:value-type="float" office:value="2.00477552602445" calcext:value-type="float">
            <text:p>2.00477552602445</text:p>
          </table:table-cell>
          <table:table-cell table:formula="of:=[.N5]/[.N8]" office:value-type="float" office:value="1.95585970815933" calcext:value-type="float">
            <text:p>1.95585970815933</text:p>
          </table:table-cell>
          <table:table-cell table:formula="of:=[.O5]/[.O8]" office:value-type="float" office:value="2.66619639446082" calcext:value-type="float">
            <text:p>2.66619639446082</text:p>
          </table:table-cell>
          <table:table-cell table:formula="of:=[.P8]/4" office:value-type="float" office:value="0.384443414513071" calcext:value-type="float">
            <text:p>0.384443414513071</text:p>
          </table:table-cell>
          <table:table-cell table:formula="of:=[.Q8]/4" office:value-type="float" office:value="0.361044373404847" calcext:value-type="float">
            <text:p>0.361044373404847</text:p>
          </table:table-cell>
          <table:table-cell table:formula="of:=[.R8]/4" office:value-type="float" office:value="0.509717360929983" calcext:value-type="float">
            <text:p>0.50971736092998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16412022" calcext:value-type="float">
            <text:p>16412022</text:p>
          </table:table-cell>
          <table:table-cell office:value-type="float" office:value="14996793" calcext:value-type="float">
            <text:p>14996793</text:p>
          </table:table-cell>
          <table:table-cell table:style-name="ce23" office:value-type="float" office:value="15007233" calcext:value-type="float">
            <text:p>15007233</text:p>
          </table:table-cell>
          <table:table-cell table:style-name="ce5" office:value-type="float" office:value="16579457" calcext:value-type="float">
            <text:p>16579457</text:p>
          </table:table-cell>
          <table:table-cell office:value-type="float" office:value="15736335" calcext:value-type="float">
            <text:p>15736335</text:p>
          </table:table-cell>
          <table:table-cell table:style-name="ce14" office:value-type="float" office:value="14991691" calcext:value-type="float">
            <text:p>14991691</text:p>
          </table:table-cell>
          <table:table-cell table:style-name="ce5" office:value-type="float" office:value="16236439" calcext:value-type="float">
            <text:p>16236439</text:p>
          </table:table-cell>
          <table:table-cell office:value-type="float" office:value="13869716" calcext:value-type="float">
            <text:p>13869716</text:p>
          </table:table-cell>
          <table:table-cell table:style-name="ce14" office:value-type="float" office:value="14957453" calcext:value-type="float">
            <text:p>14957453</text:p>
          </table:table-cell>
          <table:table-cell table:formula="of:=([.D9]+[.G9]+[.J9])/3" office:value-type="float" office:value="16409306" calcext:value-type="float">
            <text:p>16409306</text:p>
          </table:table-cell>
          <table:table-cell table:formula="of:=([.E9]+[.H9]+[.K9])/3" office:value-type="float" office:value="14867614.6666667" calcext:value-type="float">
            <text:p>14867615</text:p>
          </table:table-cell>
          <table:table-cell table:formula="of:=([.F9]+[.I9]+[.L9])/3" office:value-type="float" office:value="14985459" calcext:value-type="float">
            <text:p>14985459</text:p>
          </table:table-cell>
          <table:table-cell table:formula="of:=[.C9]/[.M9]" office:value-type="float" office:value="1.9191655576415" calcext:value-type="float">
            <text:p>1.9191655576415</text:p>
          </table:table-cell>
          <table:table-cell table:formula="of:=[.C9]/[.N9]" office:value-type="float" office:value="2.11817265957301" calcext:value-type="float">
            <text:p>2.11817265957301</text:p>
          </table:table-cell>
          <table:table-cell table:formula="of:=[.C9]/[.O9]" office:value-type="float" office:value="2.1015155358271" calcext:value-type="float">
            <text:p>2.1015155358271</text:p>
          </table:table-cell>
          <table:table-cell table:formula="of:=[.M5]/[.M9]" office:value-type="float" office:value="2.50199118719585" calcext:value-type="float">
            <text:p>2.50199118719585</text:p>
          </table:table-cell>
          <table:table-cell table:formula="of:=[.N5]/[.N9]" office:value-type="float" office:value="2.86865608838755" calcext:value-type="float">
            <text:p>2.86865608838755</text:p>
          </table:table-cell>
          <table:table-cell table:formula="of:=[.O5]/[.O9]" office:value-type="float" office:value="2.74811766971346" calcext:value-type="float">
            <text:p>2.74811766971346</text:p>
          </table:table-cell>
          <table:table-cell table:formula="of:=[.P9]/5" office:value-type="float" office:value="0.3838331115283" calcext:value-type="float">
            <text:p>0.3838331115283</text:p>
          </table:table-cell>
          <table:table-cell table:formula="of:=[.Q9]/5" office:value-type="float" office:value="0.423634531914602" calcext:value-type="float">
            <text:p>0.423634531914602</text:p>
          </table:table-cell>
          <table:table-cell table:formula="of:=[.R9]/5" office:value-type="float" office:value="0.42030310716542" calcext:value-type="float">
            <text:p>0.42030310716542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1-8*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13693919" calcext:value-type="float">
            <text:p>13693919</text:p>
          </table:table-cell>
          <table:table-cell office:value-type="float" office:value="13073914" calcext:value-type="float">
            <text:p>13073914</text:p>
          </table:table-cell>
          <table:table-cell table:style-name="ce23" office:value-type="float" office:value="10993890" calcext:value-type="float">
            <text:p>10993890</text:p>
          </table:table-cell>
          <table:table-cell table:style-name="ce5" office:value-type="float" office:value="14161366" calcext:value-type="float">
            <text:p>14161366</text:p>
          </table:table-cell>
          <table:table-cell office:value-type="float" office:value="12011041" calcext:value-type="float">
            <text:p>12011041</text:p>
          </table:table-cell>
          <table:table-cell table:style-name="ce14" office:value-type="float" office:value="11043988" calcext:value-type="float">
            <text:p>11043988</text:p>
          </table:table-cell>
          <table:table-cell table:style-name="ce5" office:value-type="float" office:value="13590484" calcext:value-type="float">
            <text:p>13590484</text:p>
          </table:table-cell>
          <table:table-cell office:value-type="float" office:value="12951017" calcext:value-type="float">
            <text:p>12951017</text:p>
          </table:table-cell>
          <table:table-cell table:style-name="ce14" office:value-type="float" office:value="11087971" calcext:value-type="float">
            <text:p>11087971</text:p>
          </table:table-cell>
          <table:table-cell table:formula="of:=([.D10]+[.G10]+[.J10])/3" office:value-type="float" office:value="13815256.3333333" calcext:value-type="float">
            <text:p>13815256</text:p>
          </table:table-cell>
          <table:table-cell table:formula="of:=([.E10]+[.H10]+[.K10])/3" office:value-type="float" office:value="12678657.3333333" calcext:value-type="float">
            <text:p>12678657</text:p>
          </table:table-cell>
          <table:table-cell table:formula="of:=([.F10]+[.I10]+[.L10])/3" office:value-type="float" office:value="11041949.6666667" calcext:value-type="float">
            <text:p>11041950</text:p>
          </table:table-cell>
          <table:table-cell table:formula="of:=[.C10]/[.M10]" office:value-type="float" office:value="2.27952157673803" calcext:value-type="float">
            <text:p>2.27952157673803</text:p>
          </table:table-cell>
          <table:table-cell table:formula="of:=[.C10]/[.N10]" office:value-type="float" office:value="2.48387302157021" calcext:value-type="float">
            <text:p>2.48387302157021</text:p>
          </table:table-cell>
          <table:table-cell table:formula="of:=[.C10]/[.O10]" office:value-type="float" office:value="2.8520484018387" calcext:value-type="float">
            <text:p>2.8520484018387</text:p>
          </table:table-cell>
          <table:table-cell table:formula="of:=[.M5]/[.M10]" office:value-type="float" office:value="2.97178264444798" calcext:value-type="float">
            <text:p>2.97178264444798</text:p>
          </table:table-cell>
          <table:table-cell table:formula="of:=[.N5]/[.N10]" office:value-type="float" office:value="3.36392665343218" calcext:value-type="float">
            <text:p>3.36392665343218</text:p>
          </table:table-cell>
          <table:table-cell table:formula="of:=[.O5]/[.O10]" office:value-type="float" office:value="3.72957728570217" calcext:value-type="float">
            <text:p>3.72957728570217</text:p>
          </table:table-cell>
          <table:table-cell table:formula="of:=[.P10]/6" office:value-type="float" office:value="0.379920262789671" calcext:value-type="float">
            <text:p>0.379920262789671</text:p>
          </table:table-cell>
          <table:table-cell table:formula="of:=[.Q10]/6" office:value-type="float" office:value="0.413978836928368" calcext:value-type="float">
            <text:p>0.413978836928368</text:p>
          </table:table-cell>
          <table:table-cell table:formula="of:=[.R10]/6" office:value-type="float" office:value="0.47534140030645" calcext:value-type="float">
            <text:p>0.47534140030645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11671020" calcext:value-type="float">
            <text:p>11671020</text:p>
          </table:table-cell>
          <table:table-cell office:value-type="float" office:value="9686732" calcext:value-type="float">
            <text:p>9686732</text:p>
          </table:table-cell>
          <table:table-cell table:style-name="ce23" office:value-type="float" office:value="10851820" calcext:value-type="float">
            <text:p>10851820</text:p>
          </table:table-cell>
          <table:table-cell table:style-name="ce5" office:value-type="float" office:value="11703468" calcext:value-type="float">
            <text:p>11703468</text:p>
          </table:table-cell>
          <table:table-cell office:value-type="float" office:value="11412714" calcext:value-type="float">
            <text:p>11412714</text:p>
          </table:table-cell>
          <table:table-cell table:style-name="ce14" office:value-type="float" office:value="10784862" calcext:value-type="float">
            <text:p>10784862</text:p>
          </table:table-cell>
          <table:table-cell table:style-name="ce5" office:value-type="float" office:value="11664020" calcext:value-type="float">
            <text:p>11664020</text:p>
          </table:table-cell>
          <table:table-cell office:value-type="float" office:value="11703493" calcext:value-type="float">
            <text:p>11703493</text:p>
          </table:table-cell>
          <table:table-cell table:style-name="ce14" office:value-type="float" office:value="10823066" calcext:value-type="float">
            <text:p>10823066</text:p>
          </table:table-cell>
          <table:table-cell table:formula="of:=([.D11]+[.G11]+[.J11])/3" office:value-type="float" office:value="11679502.6666667" calcext:value-type="float">
            <text:p>11679503</text:p>
          </table:table-cell>
          <table:table-cell table:formula="of:=([.E11]+[.H11]+[.K11])/3" office:value-type="float" office:value="10934313" calcext:value-type="float">
            <text:p>10934313</text:p>
          </table:table-cell>
          <table:table-cell table:formula="of:=([.F11]+[.I11]+[.L11])/3" office:value-type="float" office:value="10819916" calcext:value-type="float">
            <text:p>10819916</text:p>
          </table:table-cell>
          <table:table-cell table:formula="of:=[.C11]/[.M11]" office:value-type="float" office:value="2.6963626619033" calcext:value-type="float">
            <text:p>2.6963626619033</text:p>
          </table:table-cell>
          <table:table-cell table:formula="of:=[.C11]/[.N11]" office:value-type="float" office:value="2.88012378098194" calcext:value-type="float">
            <text:p>2.88012378098194</text:p>
          </table:table-cell>
          <table:table-cell table:formula="of:=[.C11]/[.O11]" office:value-type="float" office:value="2.91057480483213" calcext:value-type="float">
            <text:p>2.91057480483213</text:p>
          </table:table-cell>
          <table:table-cell table:formula="of:=[.M5]/[.M11]" office:value-type="float" office:value="3.51521294799425" calcext:value-type="float">
            <text:p>3.51521294799425</text:p>
          </table:table-cell>
          <table:table-cell table:formula="of:=[.N5]/[.N11]" office:value-type="float" office:value="3.90057183595653" calcext:value-type="float">
            <text:p>3.90057183595653</text:p>
          </table:table-cell>
          <table:table-cell table:formula="of:=[.O5]/[.O11]" office:value-type="float" office:value="3.80611131053759" calcext:value-type="float">
            <text:p>3.80611131053759</text:p>
          </table:table-cell>
          <table:table-cell table:formula="of:=[.P11]/7" office:value-type="float" office:value="0.385194665986185" calcext:value-type="float">
            <text:p>0.385194665986185</text:p>
          </table:table-cell>
          <table:table-cell table:formula="of:=[.Q11]/7" office:value-type="float" office:value="0.411446254425991" calcext:value-type="float">
            <text:p>0.411446254425991</text:p>
          </table:table-cell>
          <table:table-cell table:formula="of:=[.R11]/7" office:value-type="float" office:value="0.415796400690304" calcext:value-type="float">
            <text:p>0.41579640069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10291341" calcext:value-type="float">
            <text:p>10291341</text:p>
          </table:table-cell>
          <table:table-cell office:value-type="float" office:value="8955111" calcext:value-type="float">
            <text:p>8955111</text:p>
          </table:table-cell>
          <table:table-cell table:style-name="ce23" office:value-type="float" office:value="8755146" calcext:value-type="float">
            <text:p>8755146</text:p>
          </table:table-cell>
          <table:table-cell table:style-name="ce5" office:value-type="float" office:value="10420481" calcext:value-type="float">
            <text:p>10420481</text:p>
          </table:table-cell>
          <table:table-cell office:value-type="float" office:value="9056110" calcext:value-type="float">
            <text:p>9056110</text:p>
          </table:table-cell>
          <table:table-cell table:style-name="ce14" office:value-type="float" office:value="8622177" calcext:value-type="float">
            <text:p>8622177</text:p>
          </table:table-cell>
          <table:table-cell table:style-name="ce5" office:value-type="float" office:value="10369166" calcext:value-type="float">
            <text:p>10369166</text:p>
          </table:table-cell>
          <table:table-cell office:value-type="float" office:value="10946518" calcext:value-type="float">
            <text:p>10946518</text:p>
          </table:table-cell>
          <table:table-cell table:style-name="ce14" office:value-type="float" office:value="8590610" calcext:value-type="float">
            <text:p>8590610</text:p>
          </table:table-cell>
          <table:table-cell table:formula="of:=([.D12]+[.G12]+[.J12])/3" office:value-type="float" office:value="10360329.3333333" calcext:value-type="float">
            <text:p>10360329</text:p>
          </table:table-cell>
          <table:table-cell table:formula="of:=([.E12]+[.H12]+[.K12])/3" office:value-type="float" office:value="9652579.66666667" calcext:value-type="float">
            <text:p>9652580</text:p>
          </table:table-cell>
          <table:table-cell table:formula="of:=([.F12]+[.I12]+[.L12])/3" office:value-type="float" office:value="8655977.66666667" calcext:value-type="float">
            <text:p>8655978</text:p>
          </table:table-cell>
          <table:table-cell table:formula="of:=[.C12]/[.M12]" office:value-type="float" office:value="3.03968859355436" calcext:value-type="float">
            <text:p>3.03968859355436</text:p>
          </table:table-cell>
          <table:table-cell table:formula="of:=[.C12]/[.N12]" office:value-type="float" office:value="3.26256565472878" calcext:value-type="float">
            <text:p>3.26256565472878</text:p>
          </table:table-cell>
          <table:table-cell table:formula="of:=[.C12]/[.O12]" office:value-type="float" office:value="3.63819964800433" calcext:value-type="float">
            <text:p>3.63819964800433</text:p>
          </table:table-cell>
          <table:table-cell table:formula="of:=[.M5]/[.M12]" office:value-type="float" office:value="3.96280250164506" calcext:value-type="float">
            <text:p>3.96280250164506</text:p>
          </table:table-cell>
          <table:table-cell table:formula="of:=[.N5]/[.N12]" office:value-type="float" office:value="4.41851554777809" calcext:value-type="float">
            <text:p>4.41851554777809</text:p>
          </table:table-cell>
          <table:table-cell table:formula="of:=[.O5]/[.O12]" office:value-type="float" office:value="4.7576144778254" calcext:value-type="float">
            <text:p>4.7576144778254</text:p>
          </table:table-cell>
          <table:table-cell table:formula="of:=[.P12]/8" office:value-type="float" office:value="0.379961074194295" calcext:value-type="float">
            <text:p>0.379961074194295</text:p>
          </table:table-cell>
          <table:table-cell table:formula="of:=[.Q12]/8" office:value-type="float" office:value="0.407820706841097" calcext:value-type="float">
            <text:p>0.407820706841097</text:p>
          </table:table-cell>
          <table:table-cell table:formula="of:=[.R12]/8" office:value-type="float" office:value="0.454774956000541" calcext:value-type="float">
            <text:p>0.454774956000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9070685" calcext:value-type="float">
            <text:p>9070685</text:p>
          </table:table-cell>
          <table:table-cell office:value-type="float" office:value="9026378" calcext:value-type="float">
            <text:p>9026378</text:p>
          </table:table-cell>
          <table:table-cell table:style-name="ce23" office:value-type="float" office:value="8478727" calcext:value-type="float">
            <text:p>8478727</text:p>
          </table:table-cell>
          <table:table-cell table:style-name="ce5" office:value-type="float" office:value="9181734" calcext:value-type="float">
            <text:p>9181734</text:p>
          </table:table-cell>
          <table:table-cell office:value-type="float" office:value="9195699" calcext:value-type="float">
            <text:p>9195699</text:p>
          </table:table-cell>
          <table:table-cell table:style-name="ce14" office:value-type="float" office:value="8392145" calcext:value-type="float">
            <text:p>8392145</text:p>
          </table:table-cell>
          <table:table-cell table:style-name="ce5" office:value-type="float" office:value="9130764" calcext:value-type="float">
            <text:p>9130764</text:p>
          </table:table-cell>
          <table:table-cell office:value-type="float" office:value="8358886" calcext:value-type="float">
            <text:p>8358886</text:p>
          </table:table-cell>
          <table:table-cell table:style-name="ce14" office:value-type="float" office:value="8768395" calcext:value-type="float">
            <text:p>8768395</text:p>
          </table:table-cell>
          <table:table-cell table:formula="of:=([.D13]+[.G13]+[.J13])/3" office:value-type="float" office:value="9127727.66666667" calcext:value-type="float">
            <text:p>9127728</text:p>
          </table:table-cell>
          <table:table-cell table:formula="of:=([.E13]+[.H13]+[.K13])/3" office:value-type="float" office:value="8860321" calcext:value-type="float">
            <text:p>8860321</text:p>
          </table:table-cell>
          <table:table-cell table:formula="of:=([.F13]+[.I13]+[.L13])/3" office:value-type="float" office:value="8546422.33333333" calcext:value-type="float">
            <text:p>8546422</text:p>
          </table:table-cell>
          <table:table-cell table:formula="of:=[.C13]/[.M13]" office:value-type="float" office:value="3.45016591752683" calcext:value-type="float">
            <text:p>3.45016591752683</text:p>
          </table:table-cell>
          <table:table-cell table:formula="of:=[.C13]/[.N13]" office:value-type="float" office:value="3.55429277336566" calcext:value-type="float">
            <text:p>3.55429277336566</text:p>
          </table:table-cell>
          <table:table-cell table:formula="of:=[.C13]/[.O13]" office:value-type="float" office:value="3.68483719522871" calcext:value-type="float">
            <text:p>3.68483719522871</text:p>
          </table:table-cell>
          <table:table-cell table:formula="of:=[.M5]/[.M13]" office:value-type="float" office:value="4.49793645245697" calcext:value-type="float">
            <text:p>4.49793645245697</text:p>
          </table:table-cell>
          <table:table-cell table:formula="of:=[.N5]/[.N13]" office:value-type="float" office:value="4.81360363053814" calcext:value-type="float">
            <text:p>4.81360363053814</text:p>
          </table:table-cell>
          <table:table-cell table:formula="of:=[.O5]/[.O13]" office:value-type="float" office:value="4.81860163943064" calcext:value-type="float">
            <text:p>4.81860163943064</text:p>
          </table:table-cell>
          <table:table-cell table:formula="of:=[.P13]/9" office:value-type="float" office:value="0.383351768614092" calcext:value-type="float">
            <text:p>0.383351768614092</text:p>
          </table:table-cell>
          <table:table-cell table:formula="of:=[.Q13]/9" office:value-type="float" office:value="0.394921419262851" calcext:value-type="float">
            <text:p>0.394921419262851</text:p>
          </table:table-cell>
          <table:table-cell table:formula="of:=[.R13]/9" office:value-type="float" office:value="0.409426355025412" calcext:value-type="float">
            <text:p>0.409426355025412</text:p>
          </table:table-cell>
          <table:table-cell/>
          <table:table-cell office:value-type="string" calcext:value-type="string" table:number-columns-spanned="2" table:number-rows-spanned="1">
            <text:p>*(1 from 1 to 16, 2 from 17 to 24, 4 from 25 to 28, 6 from 29 to 32)</text:p>
          </table:table-cell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8242515" calcext:value-type="float">
            <text:p>8242515</text:p>
          </table:table-cell>
          <table:table-cell office:value-type="float" office:value="8058335" calcext:value-type="float">
            <text:p>8058335</text:p>
          </table:table-cell>
          <table:table-cell table:style-name="ce23" office:value-type="float" office:value="7069559" calcext:value-type="float">
            <text:p>7069559</text:p>
          </table:table-cell>
          <table:table-cell table:style-name="ce5" office:value-type="float" office:value="8255244" calcext:value-type="float">
            <text:p>8255244</text:p>
          </table:table-cell>
          <table:table-cell office:value-type="float" office:value="7812435" calcext:value-type="float">
            <text:p>7812435</text:p>
          </table:table-cell>
          <table:table-cell table:style-name="ce14" office:value-type="float" office:value="7073094" calcext:value-type="float">
            <text:p>7073094</text:p>
          </table:table-cell>
          <table:table-cell table:style-name="ce5" office:value-type="float" office:value="8484198" calcext:value-type="float">
            <text:p>8484198</text:p>
          </table:table-cell>
          <table:table-cell office:value-type="float" office:value="7074736" calcext:value-type="float">
            <text:p>7074736</text:p>
          </table:table-cell>
          <table:table-cell table:style-name="ce14" office:value-type="float" office:value="7047035" calcext:value-type="float">
            <text:p>7047035</text:p>
          </table:table-cell>
          <table:table-cell table:formula="of:=([.D14]+[.G14]+[.J14])/3" office:value-type="float" office:value="8327319" calcext:value-type="float">
            <text:p>8327319</text:p>
          </table:table-cell>
          <table:table-cell table:formula="of:=([.E14]+[.H14]+[.K14])/3" office:value-type="float" office:value="7648502" calcext:value-type="float">
            <text:p>7648502</text:p>
          </table:table-cell>
          <table:table-cell table:formula="of:=([.F14]+[.I14]+[.L14])/3" office:value-type="float" office:value="7063229.33333333" calcext:value-type="float">
            <text:p>7063229</text:p>
          </table:table-cell>
          <table:table-cell table:formula="of:=[.C14]/[.M14]" office:value-type="float" office:value="3.78179038175432" calcext:value-type="float">
            <text:p>3.78179038175432</text:p>
          </table:table-cell>
          <table:table-cell table:formula="of:=[.C14]/[.N14]" office:value-type="float" office:value="4.11743043278279" calcext:value-type="float">
            <text:p>4.11743043278279</text:p>
          </table:table-cell>
          <table:table-cell table:formula="of:=[.C14]/[.O14]" office:value-type="float" office:value="4.45860857885213" calcext:value-type="float">
            <text:p>4.45860857885213</text:p>
          </table:table-cell>
          <table:table-cell table:formula="of:=[.M5]/[.M14]" office:value-type="float" office:value="4.93027095515375" calcext:value-type="float">
            <text:p>4.93027095515375</text:p>
          </table:table-cell>
          <table:table-cell table:formula="of:=[.N5]/[.N14]" office:value-type="float" office:value="5.57626491217932" calcext:value-type="float">
            <text:p>5.57626491217932</text:p>
          </table:table-cell>
          <table:table-cell table:formula="of:=[.O5]/[.O14]" office:value-type="float" office:value="5.83044988675624" calcext:value-type="float">
            <text:p>5.83044988675624</text:p>
          </table:table-cell>
          <table:table-cell table:formula="of:=[.P14]/10" office:value-type="float" office:value="0.378179038175432" calcext:value-type="float">
            <text:p>0.378179038175432</text:p>
          </table:table-cell>
          <table:table-cell table:formula="of:=[.Q14]/10" office:value-type="float" office:value="0.411743043278279" calcext:value-type="float">
            <text:p>0.411743043278279</text:p>
          </table:table-cell>
          <table:table-cell table:formula="of:=[.R14]/10" office:value-type="float" office:value="0.445860857885213" calcext:value-type="float">
            <text:p>0.445860857885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7566325" calcext:value-type="float">
            <text:p>7566325</text:p>
          </table:table-cell>
          <table:table-cell office:value-type="float" office:value="7716367" calcext:value-type="float">
            <text:p>7716367</text:p>
          </table:table-cell>
          <table:table-cell table:style-name="ce23" office:value-type="float" office:value="7109112" calcext:value-type="float">
            <text:p>7109112</text:p>
          </table:table-cell>
          <table:table-cell table:style-name="ce5" office:value-type="float" office:value="7604498" calcext:value-type="float">
            <text:p>7604498</text:p>
          </table:table-cell>
          <table:table-cell office:value-type="float" office:value="7645241" calcext:value-type="float">
            <text:p>7645241</text:p>
          </table:table-cell>
          <table:table-cell table:style-name="ce14" office:value-type="float" office:value="6950453" calcext:value-type="float">
            <text:p>6950453</text:p>
          </table:table-cell>
          <table:table-cell table:style-name="ce5" office:value-type="float" office:value="7551061" calcext:value-type="float">
            <text:p>7551061</text:p>
          </table:table-cell>
          <table:table-cell office:value-type="float" office:value="7726566" calcext:value-type="float">
            <text:p>7726566</text:p>
          </table:table-cell>
          <table:table-cell table:style-name="ce14" office:value-type="float" office:value="6918129" calcext:value-type="float">
            <text:p>6918129</text:p>
          </table:table-cell>
          <table:table-cell table:formula="of:=([.D15]+[.G15]+[.J15])/3" office:value-type="float" office:value="7573961.33333333" calcext:value-type="float">
            <text:p>7573961</text:p>
          </table:table-cell>
          <table:table-cell table:formula="of:=([.E15]+[.H15]+[.K15])/3" office:value-type="float" office:value="7696058" calcext:value-type="float">
            <text:p>7696058</text:p>
          </table:table-cell>
          <table:table-cell table:formula="of:=([.F15]+[.I15]+[.L15])/3" office:value-type="float" office:value="6992564.66666667" calcext:value-type="float">
            <text:p>6992565</text:p>
          </table:table-cell>
          <table:table-cell table:formula="of:=[.C15]/[.M15]" office:value-type="float" office:value="4.15795295407722" calcext:value-type="float">
            <text:p>4.15795295407722</text:p>
          </table:table-cell>
          <table:table-cell table:formula="of:=[.C15]/[.N15]" office:value-type="float" office:value="4.09198772930246" calcext:value-type="float">
            <text:p>4.09198772930246</text:p>
          </table:table-cell>
          <table:table-cell table:formula="of:=[.C15]/[.O15]" office:value-type="float" office:value="4.50366587957666" calcext:value-type="float">
            <text:p>4.50366587957666</text:p>
          </table:table-cell>
          <table:table-cell table:formula="of:=[.M5]/[.M15]" office:value-type="float" office:value="5.42066921035245" calcext:value-type="float">
            <text:p>5.42066921035245</text:p>
          </table:table-cell>
          <table:table-cell table:formula="of:=[.N5]/[.N15]" office:value-type="float" office:value="5.54180768041682" calcext:value-type="float">
            <text:p>5.54180768041682</text:p>
          </table:table-cell>
          <table:table-cell table:formula="of:=[.O5]/[.O15]" office:value-type="float" office:value="5.88937058572787" calcext:value-type="float">
            <text:p>5.88937058572787</text:p>
          </table:table-cell>
          <table:table-cell table:formula="of:=[.P15]/11" office:value-type="float" office:value="0.377995723097929" calcext:value-type="float">
            <text:p>0.377995723097929</text:p>
          </table:table-cell>
          <table:table-cell table:formula="of:=[.Q15]/11" office:value-type="float" office:value="0.371998884482042" calcext:value-type="float">
            <text:p>0.371998884482042</text:p>
          </table:table-cell>
          <table:table-cell table:formula="of:=[.R15]/11" office:value-type="float" office:value="0.409424170870605" calcext:value-type="float">
            <text:p>0.40942417087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7016879" calcext:value-type="float">
            <text:p>7016879</text:p>
          </table:table-cell>
          <table:table-cell office:value-type="float" office:value="7772693" calcext:value-type="float">
            <text:p>7772693</text:p>
          </table:table-cell>
          <table:table-cell table:style-name="ce23" office:value-type="float" office:value="5981115" calcext:value-type="float">
            <text:p>5981115</text:p>
          </table:table-cell>
          <table:table-cell table:style-name="ce5" office:value-type="float" office:value="6916994" calcext:value-type="float">
            <text:p>6916994</text:p>
          </table:table-cell>
          <table:table-cell office:value-type="float" office:value="7272636" calcext:value-type="float">
            <text:p>7272636</text:p>
          </table:table-cell>
          <table:table-cell table:style-name="ce14" office:value-type="float" office:value="5924315" calcext:value-type="float">
            <text:p>5924315</text:p>
          </table:table-cell>
          <table:table-cell table:style-name="ce5" office:value-type="float" office:value="6995832" calcext:value-type="float">
            <text:p>6995832</text:p>
          </table:table-cell>
          <table:table-cell office:value-type="float" office:value="6901121" calcext:value-type="float">
            <text:p>6901121</text:p>
          </table:table-cell>
          <table:table-cell table:style-name="ce14" office:value-type="float" office:value="6026854" calcext:value-type="float">
            <text:p>6026854</text:p>
          </table:table-cell>
          <table:table-cell table:formula="of:=([.D16]+[.G16]+[.J16])/3" office:value-type="float" office:value="6976568.33333333" calcext:value-type="float">
            <text:p>6976568</text:p>
          </table:table-cell>
          <table:table-cell table:formula="of:=([.E16]+[.H16]+[.K16])/3" office:value-type="float" office:value="7315483.33333333" calcext:value-type="float">
            <text:p>7315483</text:p>
          </table:table-cell>
          <table:table-cell table:formula="of:=([.F16]+[.I16]+[.L16])/3" office:value-type="float" office:value="5977428" calcext:value-type="float">
            <text:p>5977428</text:p>
          </table:table-cell>
          <table:table-cell table:formula="of:=[.C16]/[.M16]" office:value-type="float" office:value="4.513992180014" calcext:value-type="float">
            <text:p>4.513992180014</text:p>
          </table:table-cell>
          <table:table-cell table:formula="of:=[.C16]/[.N16]" office:value-type="float" office:value="4.30486592136769" calcext:value-type="float">
            <text:p>4.30486592136769</text:p>
          </table:table-cell>
          <table:table-cell table:formula="of:=[.C16]/[.O16]" office:value-type="float" office:value="5.26851597375995" calcext:value-type="float">
            <text:p>5.26851597375995</text:p>
          </table:table-cell>
          <table:table-cell table:formula="of:=[.M5]/[.M16]" office:value-type="float" office:value="5.88483292048311" calcext:value-type="float">
            <text:p>5.88483292048311</text:p>
          </table:table-cell>
          <table:table-cell table:formula="of:=[.N5]/[.N16]" office:value-type="float" office:value="5.83011010892422" calcext:value-type="float">
            <text:p>5.83011010892422</text:p>
          </table:table-cell>
          <table:table-cell table:formula="of:=[.O5]/[.O16]" office:value-type="float" office:value="6.88955260802249" calcext:value-type="float">
            <text:p>6.88955260802249</text:p>
          </table:table-cell>
          <table:table-cell table:formula="of:=[.P16]/12" office:value-type="float" office:value="0.376166015001167" calcext:value-type="float">
            <text:p>0.376166015001167</text:p>
          </table:table-cell>
          <table:table-cell table:formula="of:=[.Q16]/12" office:value-type="float" office:value="0.358738826780641" calcext:value-type="float">
            <text:p>0.358738826780641</text:p>
          </table:table-cell>
          <table:table-cell table:formula="of:=[.R16]/12" office:value-type="float" office:value="0.439042997813329" calcext:value-type="float">
            <text:p>0.439042997813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6578774" calcext:value-type="float">
            <text:p>6578774</text:p>
          </table:table-cell>
          <table:table-cell office:value-type="float" office:value="6491505" calcext:value-type="float">
            <text:p>6491505</text:p>
          </table:table-cell>
          <table:table-cell table:style-name="ce23" office:value-type="float" office:value="5927684" calcext:value-type="float">
            <text:p>5927684</text:p>
          </table:table-cell>
          <table:table-cell table:style-name="ce5" office:value-type="float" office:value="6687704" calcext:value-type="float">
            <text:p>6687704</text:p>
          </table:table-cell>
          <table:table-cell office:value-type="float" office:value="6589035" calcext:value-type="float">
            <text:p>6589035</text:p>
          </table:table-cell>
          <table:table-cell table:style-name="ce14" office:value-type="float" office:value="5887699" calcext:value-type="float">
            <text:p>5887699</text:p>
          </table:table-cell>
          <table:table-cell table:style-name="ce5" office:value-type="float" office:value="6635345" calcext:value-type="float">
            <text:p>6635345</text:p>
          </table:table-cell>
          <table:table-cell office:value-type="float" office:value="5517975" calcext:value-type="float">
            <text:p>5517975</text:p>
          </table:table-cell>
          <table:table-cell table:style-name="ce14" office:value-type="float" office:value="5948442" calcext:value-type="float">
            <text:p>5948442</text:p>
          </table:table-cell>
          <table:table-cell table:formula="of:=([.D17]+[.G17]+[.J17])/3" office:value-type="float" office:value="6633941" calcext:value-type="float">
            <text:p>6633941</text:p>
          </table:table-cell>
          <table:table-cell table:formula="of:=([.E17]+[.H17]+[.K17])/3" office:value-type="float" office:value="6199505" calcext:value-type="float">
            <text:p>6199505</text:p>
          </table:table-cell>
          <table:table-cell table:formula="of:=([.F17]+[.I17]+[.L17])/3" office:value-type="float" office:value="5921275" calcext:value-type="float">
            <text:p>5921275</text:p>
          </table:table-cell>
          <table:table-cell table:formula="of:=[.C17]/[.M17]" office:value-type="float" office:value="4.74712918007561" calcext:value-type="float">
            <text:p>4.74712918007561</text:p>
          </table:table-cell>
          <table:table-cell table:formula="of:=[.C17]/[.N17]" office:value-type="float" office:value="5.07978861215533" calcext:value-type="float">
            <text:p>5.07978861215533</text:p>
          </table:table-cell>
          <table:table-cell table:formula="of:=[.C17]/[.O17]" office:value-type="float" office:value="5.31847868913367" calcext:value-type="float">
            <text:p>5.31847868913367</text:p>
          </table:table-cell>
          <table:table-cell table:formula="of:=[.M5]/[.M17]" office:value-type="float" office:value="6.18877059654284" calcext:value-type="float">
            <text:p>6.18877059654284</text:p>
          </table:table-cell>
          <table:table-cell table:formula="of:=[.N5]/[.N17]" office:value-type="float" office:value="6.87959334387719" calcext:value-type="float">
            <text:p>6.87959334387719</text:p>
          </table:table-cell>
          <table:table-cell table:formula="of:=[.O5]/[.O17]" office:value-type="float" office:value="6.9548880379085" calcext:value-type="float">
            <text:p>6.9548880379085</text:p>
          </table:table-cell>
          <table:table-cell table:formula="of:=[.P17]/13" office:value-type="float" office:value="0.36516378308274" calcext:value-type="float">
            <text:p>0.36516378308274</text:p>
          </table:table-cell>
          <table:table-cell table:formula="of:=[.Q17]/13" office:value-type="float" office:value="0.390752970165795" calcext:value-type="float">
            <text:p>0.390752970165795</text:p>
          </table:table-cell>
          <table:table-cell table:formula="of:=[.R17]/13" office:value-type="float" office:value="0.409113745317975" calcext:value-type="float">
            <text:p>0.409113745317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6018276" calcext:value-type="float">
            <text:p>6018276</text:p>
          </table:table-cell>
          <table:table-cell office:value-type="float" office:value="6370082" calcext:value-type="float">
            <text:p>6370082</text:p>
          </table:table-cell>
          <table:table-cell table:style-name="ce23" office:value-type="float" office:value="5253895" calcext:value-type="float">
            <text:p>5253895</text:p>
          </table:table-cell>
          <table:table-cell table:style-name="ce5" office:value-type="float" office:value="6078779" calcext:value-type="float">
            <text:p>6078779</text:p>
          </table:table-cell>
          <table:table-cell office:value-type="float" office:value="5852894" calcext:value-type="float">
            <text:p>5852894</text:p>
          </table:table-cell>
          <table:table-cell table:style-name="ce14" office:value-type="float" office:value="5173250" calcext:value-type="float">
            <text:p>5173250</text:p>
          </table:table-cell>
          <table:table-cell table:style-name="ce5" office:value-type="float" office:value="6086363" calcext:value-type="float">
            <text:p>6086363</text:p>
          </table:table-cell>
          <table:table-cell office:value-type="float" office:value="5827970" calcext:value-type="float">
            <text:p>5827970</text:p>
          </table:table-cell>
          <table:table-cell table:style-name="ce14" office:value-type="float" office:value="5214505" calcext:value-type="float">
            <text:p>5214505</text:p>
          </table:table-cell>
          <table:table-cell table:formula="of:=([.D18]+[.G18]+[.J18])/3" office:value-type="float" office:value="6061139.33333333" calcext:value-type="float">
            <text:p>6061139</text:p>
          </table:table-cell>
          <table:table-cell table:formula="of:=([.E18]+[.H18]+[.K18])/3" office:value-type="float" office:value="6016982" calcext:value-type="float">
            <text:p>6016982</text:p>
          </table:table-cell>
          <table:table-cell table:formula="of:=([.F18]+[.I18]+[.L18])/3" office:value-type="float" office:value="5213883.33333333" calcext:value-type="float">
            <text:p>5213883</text:p>
          </table:table-cell>
          <table:table-cell table:formula="of:=[.C18]/[.M18]" office:value-type="float" office:value="5.1957516843093" calcext:value-type="float">
            <text:p>5.1957516843093</text:p>
          </table:table-cell>
          <table:table-cell table:formula="of:=[.C18]/[.N18]" office:value-type="float" office:value="5.23388218545444" calcext:value-type="float">
            <text:p>5.23388218545444</text:p>
          </table:table-cell>
          <table:table-cell table:formula="of:=[.C18]/[.O18]" office:value-type="float" office:value="6.04006129148779" calcext:value-type="float">
            <text:p>6.04006129148779</text:p>
          </table:table-cell>
          <table:table-cell table:formula="of:=[.M5]/[.M18]" office:value-type="float" office:value="6.77363392295112" calcext:value-type="float">
            <text:p>6.77363392295112</text:p>
          </table:table-cell>
          <table:table-cell table:formula="of:=[.N5]/[.N18]" office:value-type="float" office:value="7.08828335091136" calcext:value-type="float">
            <text:p>7.08828335091136</text:p>
          </table:table-cell>
          <table:table-cell table:formula="of:=[.O5]/[.O18]" office:value-type="float" office:value="7.89848986519964" calcext:value-type="float">
            <text:p>7.89848986519964</text:p>
          </table:table-cell>
          <table:table-cell table:formula="of:=[.P18]/14" office:value-type="float" office:value="0.371125120307807" calcext:value-type="float">
            <text:p>0.371125120307807</text:p>
          </table:table-cell>
          <table:table-cell table:formula="of:=[.Q18]/14" office:value-type="float" office:value="0.37384872753246" calcext:value-type="float">
            <text:p>0.37384872753246</text:p>
          </table:table-cell>
          <table:table-cell table:formula="of:=[.R18]/14" office:value-type="float" office:value="0.431432949391985" calcext:value-type="float">
            <text:p>0.431432949391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5638125" calcext:value-type="float">
            <text:p>5638125</text:p>
          </table:table-cell>
          <table:table-cell office:value-type="float" office:value="6027252" calcext:value-type="float">
            <text:p>6027252</text:p>
          </table:table-cell>
          <table:table-cell table:style-name="ce23" office:value-type="float" office:value="5142384" calcext:value-type="float">
            <text:p>5142384</text:p>
          </table:table-cell>
          <table:table-cell table:style-name="ce5" office:value-type="float" office:value="5560275" calcext:value-type="float">
            <text:p>5560275</text:p>
          </table:table-cell>
          <table:table-cell office:value-type="float" office:value="6292941" calcext:value-type="float">
            <text:p>6292941</text:p>
          </table:table-cell>
          <table:table-cell table:style-name="ce14" office:value-type="float" office:value="5164898" calcext:value-type="float">
            <text:p>5164898</text:p>
          </table:table-cell>
          <table:table-cell table:style-name="ce5" office:value-type="float" office:value="5651039" calcext:value-type="float">
            <text:p>5651039</text:p>
          </table:table-cell>
          <table:table-cell office:value-type="float" office:value="5779169" calcext:value-type="float">
            <text:p>5779169</text:p>
          </table:table-cell>
          <table:table-cell table:style-name="ce14" office:value-type="float" office:value="5147895" calcext:value-type="float">
            <text:p>5147895</text:p>
          </table:table-cell>
          <table:table-cell table:formula="of:=([.D19]+[.G19]+[.J19])/3" office:value-type="float" office:value="5616479.66666667" calcext:value-type="float">
            <text:p>5616480</text:p>
          </table:table-cell>
          <table:table-cell table:formula="of:=([.E19]+[.H19]+[.K19])/3" office:value-type="float" office:value="6033120.66666667" calcext:value-type="float">
            <text:p>6033121</text:p>
          </table:table-cell>
          <table:table-cell table:formula="of:=([.F19]+[.I19]+[.L19])/3" office:value-type="float" office:value="5151725.66666667" calcext:value-type="float">
            <text:p>5151726</text:p>
          </table:table-cell>
          <table:table-cell table:formula="of:=[.C19]/[.M19]" office:value-type="float" office:value="5.60710209402224" calcext:value-type="float">
            <text:p>5.60710209402224</text:p>
          </table:table-cell>
          <table:table-cell table:formula="of:=[.C19]/[.N19]" office:value-type="float" office:value="5.21988149085034" calcext:value-type="float">
            <text:p>5.21988149085034</text:p>
          </table:table-cell>
          <table:table-cell table:formula="of:=[.C19]/[.O19]" office:value-type="float" office:value="6.11293708897672" calcext:value-type="float">
            <text:p>6.11293708897672</text:p>
          </table:table-cell>
          <table:table-cell table:formula="of:=[.M5]/[.M19]" office:value-type="float" office:value="7.30990610429226" calcext:value-type="float">
            <text:p>7.30990610429226</text:p>
          </table:table-cell>
          <table:table-cell table:formula="of:=[.N5]/[.N19]" office:value-type="float" office:value="7.06932211201699" calcext:value-type="float">
            <text:p>7.06932211201699</text:p>
          </table:table-cell>
          <table:table-cell table:formula="of:=[.O5]/[.O19]" office:value-type="float" office:value="7.99378835971921" calcext:value-type="float">
            <text:p>7.99378835971921</text:p>
          </table:table-cell>
          <table:table-cell table:formula="of:=[.P19]/15" office:value-type="float" office:value="0.373806806268149" calcext:value-type="float">
            <text:p>0.373806806268149</text:p>
          </table:table-cell>
          <table:table-cell table:formula="of:=[.Q19]/15" office:value-type="float" office:value="0.347992099390023" calcext:value-type="float">
            <text:p>0.347992099390023</text:p>
          </table:table-cell>
          <table:table-cell table:formula="of:=[.R19]/15" office:value-type="float" office:value="0.407529139265115" calcext:value-type="float">
            <text:p>0.407529139265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5311197" calcext:value-type="float">
            <text:p>5311197</text:p>
          </table:table-cell>
          <table:table-cell office:value-type="float" office:value="4980036" calcext:value-type="float">
            <text:p>4980036</text:p>
          </table:table-cell>
          <table:table-cell table:style-name="ce23" office:value-type="float" office:value="4804566" calcext:value-type="float">
            <text:p>4804566</text:p>
          </table:table-cell>
          <table:table-cell table:style-name="ce5" office:value-type="float" office:value="5239559" calcext:value-type="float">
            <text:p>5239559</text:p>
          </table:table-cell>
          <table:table-cell office:value-type="float" office:value="5514440" calcext:value-type="float">
            <text:p>5514440</text:p>
          </table:table-cell>
          <table:table-cell table:style-name="ce14" office:value-type="float" office:value="4553364" calcext:value-type="float">
            <text:p>4553364</text:p>
          </table:table-cell>
          <table:table-cell table:style-name="ce5" office:value-type="float" office:value="5313305" calcext:value-type="float">
            <text:p>5313305</text:p>
          </table:table-cell>
          <table:table-cell office:value-type="float" office:value="5487482" calcext:value-type="float">
            <text:p>5487482</text:p>
          </table:table-cell>
          <table:table-cell table:style-name="ce14" office:value-type="float" office:value="4650062" calcext:value-type="float">
            <text:p>4650062</text:p>
          </table:table-cell>
          <table:table-cell table:formula="of:=([.D20]+[.G20]+[.J20])/3" office:value-type="float" office:value="5288020.33333333" calcext:value-type="float">
            <text:p>5288020</text:p>
          </table:table-cell>
          <table:table-cell table:formula="of:=([.E20]+[.H20]+[.K20])/3" office:value-type="float" office:value="5327319.33333333" calcext:value-type="float">
            <text:p>5327319</text:p>
          </table:table-cell>
          <table:table-cell table:formula="of:=([.F20]+[.I20]+[.L20])/3" office:value-type="float" office:value="4669330.66666667" calcext:value-type="float">
            <text:p>4669331</text:p>
          </table:table-cell>
          <table:table-cell table:formula="of:=[.C20]/[.M20]" office:value-type="float" office:value="5.95538082588059" calcext:value-type="float">
            <text:p>5.95538082588059</text:p>
          </table:table-cell>
          <table:table-cell table:formula="of:=[.C20]/[.N20]" office:value-type="float" office:value="5.91144869108028" calcext:value-type="float">
            <text:p>5.91144869108028</text:p>
          </table:table-cell>
          <table:table-cell table:formula="of:=[.C20]/[.O20]" office:value-type="float" office:value="6.74447306223476" calcext:value-type="float">
            <text:p>6.74447306223476</text:p>
          </table:table-cell>
          <table:table-cell table:formula="of:=[.M5]/[.M20]" office:value-type="float" office:value="7.76395255918393" calcext:value-type="float">
            <text:p>7.76395255918393</text:p>
          </table:table-cell>
          <table:table-cell table:formula="of:=[.N5]/[.N20]" office:value-type="float" office:value="8.0059164215048" calcext:value-type="float">
            <text:p>8.0059164215048</text:p>
          </table:table-cell>
          <table:table-cell table:formula="of:=[.O5]/[.O20]" office:value-type="float" office:value="8.81963767540701" calcext:value-type="float">
            <text:p>8.81963767540701</text:p>
          </table:table-cell>
          <table:table-cell table:formula="of:=[.P20]/16" office:value-type="float" office:value="0.372211301617537" calcext:value-type="float">
            <text:p>0.372211301617537</text:p>
          </table:table-cell>
          <table:table-cell table:formula="of:=[.Q20]/16" office:value-type="float" office:value="0.369465543192517" calcext:value-type="float">
            <text:p>0.369465543192517</text:p>
          </table:table-cell>
          <table:table-cell table:formula="of:=[.R20]/16" office:value-type="float" office:value="0.421529566389672" calcext:value-type="float">
            <text:p>0.421529566389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983614" calcext:value-type="float">
            <text:p>4983614</text:p>
          </table:table-cell>
          <table:table-cell office:value-type="float" office:value="4654639" calcext:value-type="float">
            <text:p>4654639</text:p>
          </table:table-cell>
          <table:table-cell table:style-name="ce23" office:value-type="float" office:value="4606432" calcext:value-type="float">
            <text:p>4606432</text:p>
          </table:table-cell>
          <table:table-cell table:style-name="ce5" office:value-type="float" office:value="5111669" calcext:value-type="float">
            <text:p>5111669</text:p>
          </table:table-cell>
          <table:table-cell office:value-type="float" office:value="5190206" calcext:value-type="float">
            <text:p>5190206</text:p>
          </table:table-cell>
          <table:table-cell table:style-name="ce14" office:value-type="float" office:value="4522397" calcext:value-type="float">
            <text:p>4522397</text:p>
          </table:table-cell>
          <table:table-cell table:style-name="ce5" office:value-type="float" office:value="5179517" calcext:value-type="float">
            <text:p>5179517</text:p>
          </table:table-cell>
          <table:table-cell office:value-type="float" office:value="5176434" calcext:value-type="float">
            <text:p>5176434</text:p>
          </table:table-cell>
          <table:table-cell table:style-name="ce14" office:value-type="float" office:value="4593638" calcext:value-type="float">
            <text:p>4593638</text:p>
          </table:table-cell>
          <table:table-cell table:formula="of:=([.D21]+[.G21]+[.J21])/3" office:value-type="float" office:value="5091600" calcext:value-type="float">
            <text:p>5091600</text:p>
          </table:table-cell>
          <table:table-cell table:formula="of:=([.E21]+[.H21]+[.K21])/3" office:value-type="float" office:value="5007093" calcext:value-type="float">
            <text:p>5007093</text:p>
          </table:table-cell>
          <table:table-cell table:formula="of:=([.F21]+[.I21]+[.L21])/3" office:value-type="float" office:value="4574155.66666667" calcext:value-type="float">
            <text:p>4574156</text:p>
          </table:table-cell>
          <table:table-cell table:formula="of:=[.C21]/[.M21]" office:value-type="float" office:value="6.18512351716553" calcext:value-type="float">
            <text:p>6.18512351716553</text:p>
          </table:table-cell>
          <table:table-cell table:formula="of:=[.C21]/[.N21]" office:value-type="float" office:value="6.28951267731596" calcext:value-type="float">
            <text:p>6.28951267731596</text:p>
          </table:table-cell>
          <table:table-cell table:formula="of:=[.C21]/[.O21]" office:value-type="float" office:value="6.88480611394438" calcext:value-type="float">
            <text:p>6.88480611394438</text:p>
          </table:table-cell>
          <table:table-cell table:formula="of:=[.M5]/[.M21]" office:value-type="float" office:value="8.06346511901956" calcext:value-type="float">
            <text:p>8.06346511901956</text:p>
          </table:table-cell>
          <table:table-cell table:formula="of:=[.N5]/[.N21]" office:value-type="float" office:value="8.51793112956626" calcext:value-type="float">
            <text:p>8.51793112956626</text:p>
          </table:table-cell>
          <table:table-cell table:formula="of:=[.O5]/[.O21]" office:value-type="float" office:value="9.00314892358641" calcext:value-type="float">
            <text:p>9.00314892358641</text:p>
          </table:table-cell>
          <table:table-cell table:formula="of:=[.P21]/17" office:value-type="float" office:value="0.363830795127384" calcext:value-type="float">
            <text:p>0.363830795127384</text:p>
          </table:table-cell>
          <table:table-cell table:formula="of:=[.Q21]/17" office:value-type="float" office:value="0.369971333959762" calcext:value-type="float">
            <text:p>0.369971333959762</text:p>
          </table:table-cell>
          <table:table-cell table:formula="of:=[.R21]/17" office:value-type="float" office:value="0.404988594937905" calcext:value-type="float">
            <text:p>0.404988594937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736343" calcext:value-type="float">
            <text:p>4736343</text:p>
          </table:table-cell>
          <table:table-cell office:value-type="float" office:value="5123072" calcext:value-type="float">
            <text:p>5123072</text:p>
          </table:table-cell>
          <table:table-cell table:style-name="ce23" office:value-type="float" office:value="4096121" calcext:value-type="float">
            <text:p>4096121</text:p>
          </table:table-cell>
          <table:table-cell table:style-name="ce5" office:value-type="float" office:value="4702694" calcext:value-type="float">
            <text:p>4702694</text:p>
          </table:table-cell>
          <table:table-cell office:value-type="float" office:value="4555710" calcext:value-type="float">
            <text:p>4555710</text:p>
          </table:table-cell>
          <table:table-cell table:style-name="ce14" office:value-type="float" office:value="4300768" calcext:value-type="float">
            <text:p>4300768</text:p>
          </table:table-cell>
          <table:table-cell table:style-name="ce5" office:value-type="float" office:value="4684206" calcext:value-type="float">
            <text:p>4684206</text:p>
          </table:table-cell>
          <table:table-cell office:value-type="float" office:value="4880595" calcext:value-type="float">
            <text:p>4880595</text:p>
          </table:table-cell>
          <table:table-cell table:style-name="ce14" office:value-type="float" office:value="4133984" calcext:value-type="float">
            <text:p>4133984</text:p>
          </table:table-cell>
          <table:table-cell table:formula="of:=([.D22]+[.G22]+[.J22])/3" office:value-type="float" office:value="4707747.66666667" calcext:value-type="float">
            <text:p>4707748</text:p>
          </table:table-cell>
          <table:table-cell table:formula="of:=([.E22]+[.H22]+[.K22])/3" office:value-type="float" office:value="4853125.66666667" calcext:value-type="float">
            <text:p>4853126</text:p>
          </table:table-cell>
          <table:table-cell table:formula="of:=([.F22]+[.I22]+[.L22])/3" office:value-type="float" office:value="4176957.66666667" calcext:value-type="float">
            <text:p>4176958</text:p>
          </table:table-cell>
          <table:table-cell table:formula="of:=[.C22]/[.M22]" office:value-type="float" office:value="6.68943561333612" calcext:value-type="float">
            <text:p>6.68943561333612</text:p>
          </table:table-cell>
          <table:table-cell table:formula="of:=[.C22]/[.N22]" office:value-type="float" office:value="6.48904995728869" calcext:value-type="float">
            <text:p>6.48904995728869</text:p>
          </table:table-cell>
          <table:table-cell table:formula="of:=[.C22]/[.O22]" office:value-type="float" office:value="7.53950061579908" calcext:value-type="float">
            <text:p>7.53950061579908</text:p>
          </table:table-cell>
          <table:table-cell table:formula="of:=[.M5]/[.M22]" office:value-type="float" office:value="8.72093024243794" calcext:value-type="float">
            <text:p>8.72093024243794</text:p>
          </table:table-cell>
          <table:table-cell table:formula="of:=[.N5]/[.N22]" office:value-type="float" office:value="8.78816586726204" calcext:value-type="float">
            <text:p>8.78816586726204</text:p>
          </table:table-cell>
          <table:table-cell table:formula="of:=[.O5]/[.O22]" office:value-type="float" office:value="9.85928227027758" calcext:value-type="float">
            <text:p>9.85928227027758</text:p>
          </table:table-cell>
          <table:table-cell table:formula="of:=[.P22]/18" office:value-type="float" office:value="0.371635311852006" calcext:value-type="float">
            <text:p>0.371635311852006</text:p>
          </table:table-cell>
          <table:table-cell table:formula="of:=[.Q22]/18" office:value-type="float" office:value="0.360502775404927" calcext:value-type="float">
            <text:p>0.360502775404927</text:p>
          </table:table-cell>
          <table:table-cell table:formula="of:=[.R22]/18" office:value-type="float" office:value="0.418861145322171" calcext:value-type="float">
            <text:p>0.418861145322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459230" calcext:value-type="float">
            <text:p>4459230</text:p>
          </table:table-cell>
          <table:table-cell office:value-type="float" office:value="4637752" calcext:value-type="float">
            <text:p>4637752</text:p>
          </table:table-cell>
          <table:table-cell table:style-name="ce23" office:value-type="float" office:value="4050090" calcext:value-type="float">
            <text:p>4050090</text:p>
          </table:table-cell>
          <table:table-cell table:style-name="ce5" office:value-type="float" office:value="4504380" calcext:value-type="float">
            <text:p>4504380</text:p>
          </table:table-cell>
          <table:table-cell office:value-type="float" office:value="4911897" calcext:value-type="float">
            <text:p>4911897</text:p>
          </table:table-cell>
          <table:table-cell table:style-name="ce14" office:value-type="float" office:value="4131738" calcext:value-type="float">
            <text:p>4131738</text:p>
          </table:table-cell>
          <table:table-cell table:style-name="ce5" office:value-type="float" office:value="4533484" calcext:value-type="float">
            <text:p>4533484</text:p>
          </table:table-cell>
          <table:table-cell office:value-type="float" office:value="4771372" calcext:value-type="float">
            <text:p>4771372</text:p>
          </table:table-cell>
          <table:table-cell table:style-name="ce14" office:value-type="float" office:value="4145874" calcext:value-type="float">
            <text:p>4145874</text:p>
          </table:table-cell>
          <table:table-cell table:formula="of:=([.D23]+[.G23]+[.J23])/3" office:value-type="float" office:value="4499031.33333333" calcext:value-type="float">
            <text:p>4499031</text:p>
          </table:table-cell>
          <table:table-cell table:formula="of:=([.E23]+[.H23]+[.K23])/3" office:value-type="float" office:value="4773673.66666667" calcext:value-type="float">
            <text:p>4773674</text:p>
          </table:table-cell>
          <table:table-cell table:formula="of:=([.F23]+[.I23]+[.L23])/3" office:value-type="float" office:value="4109234" calcext:value-type="float">
            <text:p>4109234</text:p>
          </table:table-cell>
          <table:table-cell table:formula="of:=[.C23]/[.M23]" office:value-type="float" office:value="6.99976785373207" calcext:value-type="float">
            <text:p>6.99976785373207</text:p>
          </table:table-cell>
          <table:table-cell table:formula="of:=[.C23]/[.N23]" office:value-type="float" office:value="6.59705231212216" calcext:value-type="float">
            <text:p>6.59705231212216</text:p>
          </table:table-cell>
          <table:table-cell table:formula="of:=[.C23]/[.O23]" office:value-type="float" office:value="7.66375798993194" calcext:value-type="float">
            <text:p>7.66375798993194</text:p>
          </table:table-cell>
          <table:table-cell table:formula="of:=[.M5]/[.M23]" office:value-type="float" office:value="9.12550634973721" calcext:value-type="float">
            <text:p>9.12550634973721</text:p>
          </table:table-cell>
          <table:table-cell table:formula="of:=[.N5]/[.N23]" office:value-type="float" office:value="8.93443421387344" calcext:value-type="float">
            <text:p>8.93443421387344</text:p>
          </table:table-cell>
          <table:table-cell table:formula="of:=[.O5]/[.O23]" office:value-type="float" office:value="10.0217716164781" calcext:value-type="float">
            <text:p>10.0217716164781</text:p>
          </table:table-cell>
          <table:table-cell table:formula="of:=[.P23]/19" office:value-type="float" office:value="0.368408834406951" calcext:value-type="float">
            <text:p>0.368408834406951</text:p>
          </table:table-cell>
          <table:table-cell table:formula="of:=[.Q23]/19" office:value-type="float" office:value="0.347213279585377" calcext:value-type="float">
            <text:p>0.347213279585377</text:p>
          </table:table-cell>
          <table:table-cell table:formula="of:=[.R23]/19" office:value-type="float" office:value="0.403355683680629" calcext:value-type="float">
            <text:p>0.403355683680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269012" calcext:value-type="float">
            <text:p>4269012</text:p>
          </table:table-cell>
          <table:table-cell office:value-type="float" office:value="4311465" calcext:value-type="float">
            <text:p>4311465</text:p>
          </table:table-cell>
          <table:table-cell table:style-name="ce23" office:value-type="float" office:value="3725850" calcext:value-type="float">
            <text:p>3725850</text:p>
          </table:table-cell>
          <table:table-cell table:style-name="ce5" office:value-type="float" office:value="4297953" calcext:value-type="float">
            <text:p>4297953</text:p>
          </table:table-cell>
          <table:table-cell office:value-type="float" office:value="4268160" calcext:value-type="float">
            <text:p>4268160</text:p>
          </table:table-cell>
          <table:table-cell table:style-name="ce14" office:value-type="float" office:value="3732155" calcext:value-type="float">
            <text:p>3732155</text:p>
          </table:table-cell>
          <table:table-cell table:style-name="ce5" office:value-type="float" office:value="4327683" calcext:value-type="float">
            <text:p>4327683</text:p>
          </table:table-cell>
          <table:table-cell office:value-type="float" office:value="4617758" calcext:value-type="float">
            <text:p>4617758</text:p>
          </table:table-cell>
          <table:table-cell table:style-name="ce14" office:value-type="float" office:value="3795002" calcext:value-type="float">
            <text:p>3795002</text:p>
          </table:table-cell>
          <table:table-cell table:formula="of:=([.D24]+[.G24]+[.J24])/3" office:value-type="float" office:value="4298216" calcext:value-type="float">
            <text:p>4298216</text:p>
          </table:table-cell>
          <table:table-cell table:formula="of:=([.E24]+[.H24]+[.K24])/3" office:value-type="float" office:value="4399127.66666667" calcext:value-type="float">
            <text:p>4399128</text:p>
          </table:table-cell>
          <table:table-cell table:formula="of:=([.F24]+[.I24]+[.L24])/3" office:value-type="float" office:value="3751002.33333333" calcext:value-type="float">
            <text:p>3751002</text:p>
          </table:table-cell>
          <table:table-cell table:formula="of:=[.C24]/[.M24]" office:value-type="float" office:value="7.32680137526825" calcext:value-type="float">
            <text:p>7.32680137526825</text:p>
          </table:table-cell>
          <table:table-cell table:formula="of:=[.C24]/[.N24]" office:value-type="float" office:value="7.158731750075" calcext:value-type="float">
            <text:p>7.158731750075</text:p>
          </table:table-cell>
          <table:table-cell table:formula="of:=[.C24]/[.O24]" office:value-type="float" office:value="8.39566923756468" calcext:value-type="float">
            <text:p>8.39566923756468</text:p>
          </table:table-cell>
          <table:table-cell table:formula="of:=[.M5]/[.M24]" office:value-type="float" office:value="9.55185570013233" calcext:value-type="float">
            <text:p>9.55185570013233</text:p>
          </table:table-cell>
          <table:table-cell table:formula="of:=[.N5]/[.N24]" office:value-type="float" office:value="9.69512061595848" calcext:value-type="float">
            <text:p>9.69512061595848</text:p>
          </table:table-cell>
          <table:table-cell table:formula="of:=[.O5]/[.O24]" office:value-type="float" office:value="10.9788800451293" calcext:value-type="float">
            <text:p>10.9788800451293</text:p>
          </table:table-cell>
          <table:table-cell table:formula="of:=[.P24]/20" office:value-type="float" office:value="0.366340068763412" calcext:value-type="float">
            <text:p>0.366340068763412</text:p>
          </table:table-cell>
          <table:table-cell table:formula="of:=[.Q24]/20" office:value-type="float" office:value="0.35793658750375" calcext:value-type="float">
            <text:p>0.35793658750375</text:p>
          </table:table-cell>
          <table:table-cell table:formula="of:=[.R24]/20" office:value-type="float" office:value="0.419783461878234" calcext:value-type="float">
            <text:p>0.419783461878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106449" calcext:value-type="float">
            <text:p>4106449</text:p>
          </table:table-cell>
          <table:table-cell office:value-type="float" office:value="4238663" calcext:value-type="float">
            <text:p>4238663</text:p>
          </table:table-cell>
          <table:table-cell table:style-name="ce23" office:value-type="float" office:value="3779644" calcext:value-type="float">
            <text:p>3779644</text:p>
          </table:table-cell>
          <table:table-cell table:style-name="ce5" office:value-type="float" office:value="4094587" calcext:value-type="float">
            <text:p>4094587</text:p>
          </table:table-cell>
          <table:table-cell office:value-type="float" office:value="4528846" calcext:value-type="float">
            <text:p>4528846</text:p>
          </table:table-cell>
          <table:table-cell table:style-name="ce14" office:value-type="float" office:value="3713351" calcext:value-type="float">
            <text:p>3713351</text:p>
          </table:table-cell>
          <table:table-cell table:style-name="ce5" office:value-type="float" office:value="4107154" calcext:value-type="float">
            <text:p>4107154</text:p>
          </table:table-cell>
          <table:table-cell office:value-type="float" office:value="4646482" calcext:value-type="float">
            <text:p>4646482</text:p>
          </table:table-cell>
          <table:table-cell table:style-name="ce14" office:value-type="float" office:value="3766324" calcext:value-type="float">
            <text:p>3766324</text:p>
          </table:table-cell>
          <table:table-cell table:formula="of:=([.D25]+[.G25]+[.J25])/3" office:value-type="float" office:value="4102730" calcext:value-type="float">
            <text:p>4102730</text:p>
          </table:table-cell>
          <table:table-cell table:formula="of:=([.E25]+[.H25]+[.K25])/3" office:value-type="float" office:value="4471330.33333333" calcext:value-type="float">
            <text:p>4471330</text:p>
          </table:table-cell>
          <table:table-cell table:formula="of:=([.F25]+[.I25]+[.L25])/3" office:value-type="float" office:value="3753106.33333333" calcext:value-type="float">
            <text:p>3753106</text:p>
          </table:table-cell>
          <table:table-cell table:formula="of:=[.C25]/[.M25]" office:value-type="float" office:value="7.67590723737609" calcext:value-type="float">
            <text:p>7.67590723737609</text:p>
          </table:table-cell>
          <table:table-cell table:formula="of:=[.C25]/[.N25]" office:value-type="float" office:value="7.04313315105102" calcext:value-type="float">
            <text:p>7.04313315105102</text:p>
          </table:table-cell>
          <table:table-cell table:formula="of:=[.C25]/[.O25]" office:value-type="float" office:value="8.39096260617538" calcext:value-type="float">
            <text:p>8.39096260617538</text:p>
          </table:table-cell>
          <table:table-cell table:formula="of:=[.M5]/[.M25]" office:value-type="float" office:value="10.0069804739771" calcext:value-type="float">
            <text:p>10.0069804739771</text:p>
          </table:table-cell>
          <table:table-cell table:formula="of:=[.N5]/[.N25]" office:value-type="float" office:value="9.53856462256461" calcext:value-type="float">
            <text:p>9.53856462256461</text:p>
          </table:table-cell>
          <table:table-cell table:formula="of:=[.O5]/[.O25]" office:value-type="float" office:value="10.9727252598492" calcext:value-type="float">
            <text:p>10.9727252598492</text:p>
          </table:table-cell>
          <table:table-cell table:formula="of:=[.P25]/21" office:value-type="float" office:value="0.365519392256004" calcext:value-type="float">
            <text:p>0.365519392256004</text:p>
          </table:table-cell>
          <table:table-cell table:formula="of:=[.Q25]/21" office:value-type="float" office:value="0.335387292907191" calcext:value-type="float">
            <text:p>0.335387292907191</text:p>
          </table:table-cell>
          <table:table-cell table:formula="of:=[.R25]/21" office:value-type="float" office:value="0.399569647913113" calcext:value-type="float">
            <text:p>0.399569647913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4072520" calcext:value-type="float">
            <text:p>4072520</text:p>
          </table:table-cell>
          <table:table-cell office:value-type="float" office:value="4045874" calcext:value-type="float">
            <text:p>4045874</text:p>
          </table:table-cell>
          <table:table-cell table:style-name="ce23" office:value-type="float" office:value="3444805" calcext:value-type="float">
            <text:p>3444805</text:p>
          </table:table-cell>
          <table:table-cell table:style-name="ce5" office:value-type="float" office:value="3998625" calcext:value-type="float">
            <text:p>3998625</text:p>
          </table:table-cell>
          <table:table-cell office:value-type="float" office:value="4043131" calcext:value-type="float">
            <text:p>4043131</text:p>
          </table:table-cell>
          <table:table-cell table:style-name="ce14" office:value-type="float" office:value="3457828" calcext:value-type="float">
            <text:p>3457828</text:p>
          </table:table-cell>
          <table:table-cell table:style-name="ce5" office:value-type="float" office:value="4019111" calcext:value-type="float">
            <text:p>4019111</text:p>
          </table:table-cell>
          <table:table-cell office:value-type="float" office:value="4201921" calcext:value-type="float">
            <text:p>4201921</text:p>
          </table:table-cell>
          <table:table-cell table:style-name="ce14" office:value-type="float" office:value="3424398" calcext:value-type="float">
            <text:p>3424398</text:p>
          </table:table-cell>
          <table:table-cell table:formula="of:=([.D26]+[.G26]+[.J26])/3" office:value-type="float" office:value="4030085.33333333" calcext:value-type="float">
            <text:p>4030085</text:p>
          </table:table-cell>
          <table:table-cell table:formula="of:=([.E26]+[.H26]+[.K26])/3" office:value-type="float" office:value="4096975.33333333" calcext:value-type="float">
            <text:p>4096975</text:p>
          </table:table-cell>
          <table:table-cell table:formula="of:=([.F26]+[.I26]+[.L26])/3" office:value-type="float" office:value="3442343.66666667" calcext:value-type="float">
            <text:p>3442344</text:p>
          </table:table-cell>
          <table:table-cell table:formula="of:=[.C26]/[.M26]" office:value-type="float" office:value="7.81426999560638" calcext:value-type="float">
            <text:p>7.81426999560638</text:p>
          </table:table-cell>
          <table:table-cell table:formula="of:=[.C26]/[.N26]" office:value-type="float" office:value="7.6866889199398" calcext:value-type="float">
            <text:p>7.6866889199398</text:p>
          </table:table-cell>
          <table:table-cell table:formula="of:=[.C26]/[.O26]" office:value-type="float" office:value="9.1484691679535" calcext:value-type="float">
            <text:p>9.1484691679535</text:p>
          </table:table-cell>
          <table:table-cell table:formula="of:=[.M5]/[.M26]" office:value-type="float" office:value="10.1873622030832" calcext:value-type="float">
            <text:p>10.1873622030832</text:p>
          </table:table-cell>
          <table:table-cell table:formula="of:=[.N5]/[.N26]" office:value-type="float" office:value="10.4101367138652" calcext:value-type="float">
            <text:p>10.4101367138652</text:p>
          </table:table-cell>
          <table:table-cell table:formula="of:=[.O5]/[.O26]" office:value-type="float" office:value="11.9633042643137" calcext:value-type="float">
            <text:p>11.9633042643137</text:p>
          </table:table-cell>
          <table:table-cell table:formula="of:=[.P26]/22" office:value-type="float" office:value="0.355194090709381" calcext:value-type="float">
            <text:p>0.355194090709381</text:p>
          </table:table-cell>
          <table:table-cell table:formula="of:=[.Q26]/22" office:value-type="float" office:value="0.349394950906355" calcext:value-type="float">
            <text:p>0.349394950906355</text:p>
          </table:table-cell>
          <table:table-cell table:formula="of:=[.R26]/22" office:value-type="float" office:value="0.41583950763425" calcext:value-type="float">
            <text:p>0.41583950763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851167" calcext:value-type="float">
            <text:p>3851167</text:p>
          </table:table-cell>
          <table:table-cell office:value-type="float" office:value="3822982" calcext:value-type="float">
            <text:p>3822982</text:p>
          </table:table-cell>
          <table:table-cell table:style-name="ce23" office:value-type="float" office:value="3467897" calcext:value-type="float">
            <text:p>3467897</text:p>
          </table:table-cell>
          <table:table-cell table:style-name="ce5" office:value-type="float" office:value="3810145" calcext:value-type="float">
            <text:p>3810145</text:p>
          </table:table-cell>
          <table:table-cell office:value-type="float" office:value="3878908" calcext:value-type="float">
            <text:p>3878908</text:p>
          </table:table-cell>
          <table:table-cell table:style-name="ce14" office:value-type="float" office:value="3394279" calcext:value-type="float">
            <text:p>3394279</text:p>
          </table:table-cell>
          <table:table-cell table:style-name="ce5" office:value-type="float" office:value="3848461" calcext:value-type="float">
            <text:p>3848461</text:p>
          </table:table-cell>
          <table:table-cell office:value-type="float" office:value="3985781" calcext:value-type="float">
            <text:p>3985781</text:p>
          </table:table-cell>
          <table:table-cell table:style-name="ce14" office:value-type="float" office:value="3408655" calcext:value-type="float">
            <text:p>3408655</text:p>
          </table:table-cell>
          <table:table-cell table:formula="of:=([.D27]+[.G27]+[.J27])/3" office:value-type="float" office:value="3836591" calcext:value-type="float">
            <text:p>3836591</text:p>
          </table:table-cell>
          <table:table-cell table:formula="of:=([.E27]+[.H27]+[.K27])/3" office:value-type="float" office:value="3895890.33333333" calcext:value-type="float">
            <text:p>3895890</text:p>
          </table:table-cell>
          <table:table-cell table:formula="of:=([.F27]+[.I27]+[.L27])/3" office:value-type="float" office:value="3423610.33333333" calcext:value-type="float">
            <text:p>3423610</text:p>
          </table:table-cell>
          <table:table-cell table:formula="of:=[.C27]/[.M27]" office:value-type="float" office:value="8.20837428331558" calcext:value-type="float">
            <text:p>8.20837428331558</text:p>
          </table:table-cell>
          <table:table-cell table:formula="of:=[.C27]/[.N27]" office:value-type="float" office:value="8.08343464664602" calcext:value-type="float">
            <text:p>8.08343464664602</text:p>
          </table:table-cell>
          <table:table-cell table:formula="of:=[.C27]/[.O27]" office:value-type="float" office:value="9.19852782116656" calcext:value-type="float">
            <text:p>9.19852782116656</text:p>
          </table:table-cell>
          <table:table-cell table:formula="of:=[.M5]/[.M27]" office:value-type="float" office:value="10.701150839378" calcext:value-type="float">
            <text:p>10.701150839378</text:p>
          </table:table-cell>
          <table:table-cell table:formula="of:=[.N5]/[.N27]" office:value-type="float" office:value="10.9474522340678" calcext:value-type="float">
            <text:p>10.9474522340678</text:p>
          </table:table-cell>
          <table:table-cell table:formula="of:=[.O5]/[.O27]" office:value-type="float" office:value="12.0287651505511" calcext:value-type="float">
            <text:p>12.0287651505511</text:p>
          </table:table-cell>
          <table:table-cell table:formula="of:=[.P27]/23" office:value-type="float" office:value="0.356885838405025" calcext:value-type="float">
            <text:p>0.356885838405025</text:p>
          </table:table-cell>
          <table:table-cell table:formula="of:=[.Q27]/23" office:value-type="float" office:value="0.351453680288957" calcext:value-type="float">
            <text:p>0.351453680288957</text:p>
          </table:table-cell>
          <table:table-cell table:formula="of:=[.R27]/23" office:value-type="float" office:value="0.399935992224633" calcext:value-type="float">
            <text:p>0.399935992224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723892" calcext:value-type="float">
            <text:p>3723892</text:p>
          </table:table-cell>
          <table:table-cell office:value-type="float" office:value="3801142" calcext:value-type="float">
            <text:p>3801142</text:p>
          </table:table-cell>
          <table:table-cell table:style-name="ce23" office:value-type="float" office:value="3164875" calcext:value-type="float">
            <text:p>3164875</text:p>
          </table:table-cell>
          <table:table-cell table:style-name="ce5" office:value-type="float" office:value="3839823" calcext:value-type="float">
            <text:p>3839823</text:p>
          </table:table-cell>
          <table:table-cell office:value-type="float" office:value="4038516" calcext:value-type="float">
            <text:p>4038516</text:p>
          </table:table-cell>
          <table:table-cell table:style-name="ce14" office:value-type="float" office:value="3357293" calcext:value-type="float">
            <text:p>3357293</text:p>
          </table:table-cell>
          <table:table-cell table:style-name="ce5" office:value-type="float" office:value="3916671" calcext:value-type="float">
            <text:p>3916671</text:p>
          </table:table-cell>
          <table:table-cell office:value-type="float" office:value="3759283" calcext:value-type="float">
            <text:p>3759283</text:p>
          </table:table-cell>
          <table:table-cell table:style-name="ce14" office:value-type="float" office:value="3275002" calcext:value-type="float">
            <text:p>3275002</text:p>
          </table:table-cell>
          <table:table-cell table:formula="of:=([.D28]+[.G28]+[.J28])/3" office:value-type="float" office:value="3826795.33333333" calcext:value-type="float">
            <text:p>3826795</text:p>
          </table:table-cell>
          <table:table-cell table:formula="of:=([.E28]+[.H28]+[.K28])/3" office:value-type="float" office:value="3866313.66666667" calcext:value-type="float">
            <text:p>3866314</text:p>
          </table:table-cell>
          <table:table-cell table:formula="of:=([.F28]+[.I28]+[.L28])/3" office:value-type="float" office:value="3265723.33333333" calcext:value-type="float">
            <text:p>3265723</text:p>
          </table:table-cell>
          <table:table-cell table:formula="of:=[.C28]/[.M28]" office:value-type="float" office:value="8.22938572797117" calcext:value-type="float">
            <text:p>8.22938572797117</text:p>
          </table:table-cell>
          <table:table-cell table:formula="of:=[.C28]/[.N28]" office:value-type="float" office:value="8.14527159850197" calcext:value-type="float">
            <text:p>8.14527159850197</text:p>
          </table:table-cell>
          <table:table-cell table:formula="of:=[.C28]/[.O28]" office:value-type="float" office:value="9.64324643749164" calcext:value-type="float">
            <text:p>9.64324643749164</text:p>
          </table:table-cell>
          <table:table-cell table:formula="of:=[.M5]/[.M28]" office:value-type="float" office:value="10.7285431866141" calcext:value-type="float">
            <text:p>10.7285431866141</text:p>
          </table:table-cell>
          <table:table-cell table:formula="of:=[.N5]/[.N28]" office:value-type="float" office:value="11.0311984516518" calcext:value-type="float">
            <text:p>11.0311984516518</text:p>
          </table:table-cell>
          <table:table-cell table:formula="of:=[.O5]/[.O28]" office:value-type="float" office:value="12.6103164485254" calcext:value-type="float">
            <text:p>12.6103164485254</text:p>
          </table:table-cell>
          <table:table-cell table:formula="of:=[.P28]/24" office:value-type="float" office:value="0.342891071998799" calcext:value-type="float">
            <text:p>0.342891071998799</text:p>
          </table:table-cell>
          <table:table-cell table:formula="of:=[.Q28]/24" office:value-type="float" office:value="0.339386316604249" calcext:value-type="float">
            <text:p>0.339386316604249</text:p>
          </table:table-cell>
          <table:table-cell table:formula="of:=[.R28]/24" office:value-type="float" office:value="0.401801934895485" calcext:value-type="float">
            <text:p>0.401801934895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592095" calcext:value-type="float">
            <text:p>3592095</text:p>
          </table:table-cell>
          <table:table-cell office:value-type="float" office:value="3566715" calcext:value-type="float">
            <text:p>3566715</text:p>
          </table:table-cell>
          <table:table-cell table:style-name="ce23" office:value-type="float" office:value="3162574" calcext:value-type="float">
            <text:p>3162574</text:p>
          </table:table-cell>
          <table:table-cell table:style-name="ce5" office:value-type="float" office:value="3549661" calcext:value-type="float">
            <text:p>3549661</text:p>
          </table:table-cell>
          <table:table-cell office:value-type="float" office:value="3516907" calcext:value-type="float">
            <text:p>3516907</text:p>
          </table:table-cell>
          <table:table-cell table:style-name="ce14" office:value-type="float" office:value="3413921" calcext:value-type="float">
            <text:p>3413921</text:p>
          </table:table-cell>
          <table:table-cell table:style-name="ce5" office:value-type="float" office:value="3721641" calcext:value-type="float">
            <text:p>3721641</text:p>
          </table:table-cell>
          <table:table-cell office:value-type="float" office:value="3482655" calcext:value-type="float">
            <text:p>3482655</text:p>
          </table:table-cell>
          <table:table-cell table:style-name="ce14" office:value-type="float" office:value="3171047" calcext:value-type="float">
            <text:p>3171047</text:p>
          </table:table-cell>
          <table:table-cell table:formula="of:=([.D29]+[.G29]+[.J29])/3" office:value-type="float" office:value="3621132.33333333" calcext:value-type="float">
            <text:p>3621132</text:p>
          </table:table-cell>
          <table:table-cell table:formula="of:=([.E29]+[.H29]+[.K29])/3" office:value-type="float" office:value="3522092.33333333" calcext:value-type="float">
            <text:p>3522092</text:p>
          </table:table-cell>
          <table:table-cell table:formula="of:=([.F29]+[.I29]+[.L29])/3" office:value-type="float" office:value="3249180.66666667" calcext:value-type="float">
            <text:p>3249181</text:p>
          </table:table-cell>
          <table:table-cell table:formula="of:=[.C29]/[.M29]" office:value-type="float" office:value="8.69677548376442" calcext:value-type="float">
            <text:p>8.69677548376442</text:p>
          </table:table-cell>
          <table:table-cell table:formula="of:=[.C29]/[.N29]" office:value-type="float" office:value="8.94132575740727" calcext:value-type="float">
            <text:p>8.94132575740727</text:p>
          </table:table-cell>
          <table:table-cell table:formula="of:=[.C29]/[.O29]" office:value-type="float" office:value="9.69234343386261" calcext:value-type="float">
            <text:p>9.69234343386261</text:p>
          </table:table-cell>
          <table:table-cell table:formula="of:=[.M5]/[.M29]" office:value-type="float" office:value="11.3378731348951" calcext:value-type="float">
            <text:p>11.3378731348951</text:p>
          </table:table-cell>
          <table:table-cell table:formula="of:=[.N5]/[.N29]" office:value-type="float" office:value="12.1093001820793" calcext:value-type="float">
            <text:p>12.1093001820793</text:p>
          </table:table-cell>
          <table:table-cell table:formula="of:=[.O5]/[.O29]" office:value-type="float" office:value="12.6745197917588" calcext:value-type="float">
            <text:p>12.6745197917588</text:p>
          </table:table-cell>
          <table:table-cell table:formula="of:=[.P29]/25" office:value-type="float" office:value="0.347871019350577" calcext:value-type="float">
            <text:p>0.347871019350577</text:p>
          </table:table-cell>
          <table:table-cell table:formula="of:=[.Q29]/25" office:value-type="float" office:value="0.357653030296291" calcext:value-type="float">
            <text:p>0.357653030296291</text:p>
          </table:table-cell>
          <table:table-cell table:formula="of:=[.R29]/25" office:value-type="float" office:value="0.387693737354504" calcext:value-type="float">
            <text:p>0.387693737354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473609" calcext:value-type="float">
            <text:p>3473609</text:p>
          </table:table-cell>
          <table:table-cell office:value-type="float" office:value="3383638" calcext:value-type="float">
            <text:p>3383638</text:p>
          </table:table-cell>
          <table:table-cell table:style-name="ce23" office:value-type="float" office:value="2934894" calcext:value-type="float">
            <text:p>2934894</text:p>
          </table:table-cell>
          <table:table-cell table:style-name="ce5" office:value-type="float" office:value="3637693" calcext:value-type="float">
            <text:p>3637693</text:p>
          </table:table-cell>
          <table:table-cell office:value-type="float" office:value="3589826" calcext:value-type="float">
            <text:p>3589826</text:p>
          </table:table-cell>
          <table:table-cell table:style-name="ce14" office:value-type="float" office:value="2916439" calcext:value-type="float">
            <text:p>2916439</text:p>
          </table:table-cell>
          <table:table-cell table:style-name="ce5" office:value-type="float" office:value="3446043" calcext:value-type="float">
            <text:p>3446043</text:p>
          </table:table-cell>
          <table:table-cell office:value-type="float" office:value="3428200" calcext:value-type="float">
            <text:p>3428200</text:p>
          </table:table-cell>
          <table:table-cell table:style-name="ce14" office:value-type="float" office:value="3031313" calcext:value-type="float">
            <text:p>3031313</text:p>
          </table:table-cell>
          <table:table-cell table:formula="of:=([.D30]+[.G30]+[.J30])/3" office:value-type="float" office:value="3519115" calcext:value-type="float">
            <text:p>3519115</text:p>
          </table:table-cell>
          <table:table-cell table:formula="of:=([.E30]+[.H30]+[.K30])/3" office:value-type="float" office:value="3467221.33333333" calcext:value-type="float">
            <text:p>3467221</text:p>
          </table:table-cell>
          <table:table-cell table:formula="of:=([.F30]+[.I30]+[.L30])/3" office:value-type="float" office:value="2960882" calcext:value-type="float">
            <text:p>2960882</text:p>
          </table:table-cell>
          <table:table-cell table:formula="of:=[.C30]/[.M30]" office:value-type="float" office:value="8.94889053071582" calcext:value-type="float">
            <text:p>8.94889053071582</text:p>
          </table:table-cell>
          <table:table-cell table:formula="of:=[.C30]/[.N30]" office:value-type="float" office:value="9.08282796867886" calcext:value-type="float">
            <text:p>9.08282796867886</text:p>
          </table:table-cell>
          <table:table-cell table:formula="of:=[.C30]/[.O30]" office:value-type="float" office:value="10.6360790129428" calcext:value-type="float">
            <text:p>10.6360790129428</text:p>
          </table:table-cell>
          <table:table-cell table:formula="of:=[.M5]/[.M30]" office:value-type="float" office:value="11.6665522439591" calcext:value-type="float">
            <text:p>11.6665522439591</text:p>
          </table:table-cell>
          <table:table-cell table:formula="of:=[.N5]/[.N30]" office:value-type="float" office:value="12.3009376192117" calcext:value-type="float">
            <text:p>12.3009376192117</text:p>
          </table:table-cell>
          <table:table-cell table:formula="of:=[.O5]/[.O30]" office:value-type="float" office:value="13.9086274517751" calcext:value-type="float">
            <text:p>13.9086274517751</text:p>
          </table:table-cell>
          <table:table-cell table:formula="of:=[.P30]/26" office:value-type="float" office:value="0.344188097335224" calcext:value-type="float">
            <text:p>0.344188097335224</text:p>
          </table:table-cell>
          <table:table-cell table:formula="of:=[.Q30]/26" office:value-type="float" office:value="0.349339537256879" calcext:value-type="float">
            <text:p>0.349339537256879</text:p>
          </table:table-cell>
          <table:table-cell table:formula="of:=[.R30]/26" office:value-type="float" office:value="0.40907996203626" calcext:value-type="float">
            <text:p>0.40907996203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389915" calcext:value-type="float">
            <text:p>3389915</text:p>
          </table:table-cell>
          <table:table-cell office:value-type="float" office:value="3467887" calcext:value-type="float">
            <text:p>3467887</text:p>
          </table:table-cell>
          <table:table-cell table:style-name="ce23" office:value-type="float" office:value="2959946" calcext:value-type="float">
            <text:p>2959946</text:p>
          </table:table-cell>
          <table:table-cell table:style-name="ce5" office:value-type="float" office:value="3791699" calcext:value-type="float">
            <text:p>3791699</text:p>
          </table:table-cell>
          <table:table-cell office:value-type="float" office:value="3400472" calcext:value-type="float">
            <text:p>3400472</text:p>
          </table:table-cell>
          <table:table-cell table:style-name="ce14" office:value-type="float" office:value="2956136" calcext:value-type="float">
            <text:p>2956136</text:p>
          </table:table-cell>
          <table:table-cell table:style-name="ce5" office:value-type="float" office:value="3391011" calcext:value-type="float">
            <text:p>3391011</text:p>
          </table:table-cell>
          <table:table-cell office:value-type="float" office:value="3528295" calcext:value-type="float">
            <text:p>3528295</text:p>
          </table:table-cell>
          <table:table-cell table:style-name="ce14" office:value-type="float" office:value="2990001" calcext:value-type="float">
            <text:p>2990001</text:p>
          </table:table-cell>
          <table:table-cell table:formula="of:=([.D31]+[.G31]+[.J31])/3" office:value-type="float" office:value="3524208.33333333" calcext:value-type="float">
            <text:p>3524208</text:p>
          </table:table-cell>
          <table:table-cell table:formula="of:=([.E31]+[.H31]+[.K31])/3" office:value-type="float" office:value="3465551.33333333" calcext:value-type="float">
            <text:p>3465551</text:p>
          </table:table-cell>
          <table:table-cell table:formula="of:=([.F31]+[.I31]+[.L31])/3" office:value-type="float" office:value="2968694.33333333" calcext:value-type="float">
            <text:p>2968694</text:p>
          </table:table-cell>
          <table:table-cell table:formula="of:=[.C31]/[.M31]" office:value-type="float" office:value="8.93595721970655" calcext:value-type="float">
            <text:p>8.93595721970655</text:p>
          </table:table-cell>
          <table:table-cell table:formula="of:=[.C31]/[.N31]" office:value-type="float" office:value="9.08720485456186" calcext:value-type="float">
            <text:p>9.08720485456186</text:p>
          </table:table-cell>
          <table:table-cell table:formula="of:=[.C31]/[.O31]" office:value-type="float" office:value="10.6080894036132" calcext:value-type="float">
            <text:p>10.6080894036132</text:p>
          </table:table-cell>
          <table:table-cell table:formula="of:=[.M5]/[.M31]" office:value-type="float" office:value="11.6496912545371" calcext:value-type="float">
            <text:p>11.6496912545371</text:p>
          </table:table-cell>
          <table:table-cell table:formula="of:=[.N5]/[.N31]" office:value-type="float" office:value="12.3068652664598" calcext:value-type="float">
            <text:p>12.3068652664598</text:p>
          </table:table-cell>
          <table:table-cell table:formula="of:=[.O5]/[.O31]" office:value-type="float" office:value="13.8720258951101" calcext:value-type="float">
            <text:p>13.8720258951101</text:p>
          </table:table-cell>
          <table:table-cell table:formula="of:=[.P31]/27" office:value-type="float" office:value="0.33096137850765" calcext:value-type="float">
            <text:p>0.33096137850765</text:p>
          </table:table-cell>
          <table:table-cell table:formula="of:=[.Q31]/27" office:value-type="float" office:value="0.33656314276155" calcext:value-type="float">
            <text:p>0.33656314276155</text:p>
          </table:table-cell>
          <table:table-cell table:formula="of:=[.R31]/27" office:value-type="float" office:value="0.392892200133824" calcext:value-type="float">
            <text:p>0.39289220013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445956" calcext:value-type="float">
            <text:p>3445956</text:p>
          </table:table-cell>
          <table:table-cell office:value-type="float" office:value="3406917" calcext:value-type="float">
            <text:p>3406917</text:p>
          </table:table-cell>
          <table:table-cell table:style-name="ce23" office:value-type="float" office:value="2767714" calcext:value-type="float">
            <text:p>2767714</text:p>
          </table:table-cell>
          <table:table-cell table:style-name="ce5" office:value-type="float" office:value="3374962" calcext:value-type="float">
            <text:p>3374962</text:p>
          </table:table-cell>
          <table:table-cell office:value-type="float" office:value="3259924" calcext:value-type="float">
            <text:p>3259924</text:p>
          </table:table-cell>
          <table:table-cell table:style-name="ce14" office:value-type="float" office:value="2772691" calcext:value-type="float">
            <text:p>2772691</text:p>
          </table:table-cell>
          <table:table-cell table:style-name="ce5" office:value-type="float" office:value="3351197" calcext:value-type="float">
            <text:p>3351197</text:p>
          </table:table-cell>
          <table:table-cell office:value-type="float" office:value="3313866" calcext:value-type="float">
            <text:p>3313866</text:p>
          </table:table-cell>
          <table:table-cell table:style-name="ce14" office:value-type="float" office:value="2768187" calcext:value-type="float">
            <text:p>2768187</text:p>
          </table:table-cell>
          <table:table-cell table:formula="of:=([.D32]+[.G32]+[.J32])/3" office:value-type="float" office:value="3390705" calcext:value-type="float">
            <text:p>3390705</text:p>
          </table:table-cell>
          <table:table-cell table:formula="of:=([.E32]+[.H32]+[.K32])/3" office:value-type="float" office:value="3326902.33333333" calcext:value-type="float">
            <text:p>3326902</text:p>
          </table:table-cell>
          <table:table-cell table:formula="of:=([.F32]+[.I32]+[.L32])/3" office:value-type="float" office:value="2769530.66666667" calcext:value-type="float">
            <text:p>2769531</text:p>
          </table:table-cell>
          <table:table-cell table:formula="of:=[.C32]/[.M32]" office:value-type="float" office:value="9.28779557643617" calcext:value-type="float">
            <text:p>9.28779557643617</text:p>
          </table:table-cell>
          <table:table-cell table:formula="of:=[.C32]/[.N32]" office:value-type="float" office:value="9.46591505992511" calcext:value-type="float">
            <text:p>9.46591505992511</text:p>
          </table:table-cell>
          <table:table-cell table:formula="of:=[.C32]/[.O32]" office:value-type="float" office:value="11.3709428384496" calcext:value-type="float">
            <text:p>11.3709428384496</text:p>
          </table:table-cell>
          <table:table-cell table:formula="of:=[.M5]/[.M32]" office:value-type="float" office:value="12.1083783460962" calcext:value-type="float">
            <text:p>12.1083783460962</text:p>
          </table:table-cell>
          <table:table-cell table:formula="of:=[.N5]/[.N32]" office:value-type="float" office:value="12.8197551536179" calcext:value-type="float">
            <text:p>12.8197551536179</text:p>
          </table:table-cell>
          <table:table-cell table:formula="of:=[.O5]/[.O32]" office:value-type="float" office:value="14.8695969184671" calcext:value-type="float">
            <text:p>14.8695969184671</text:p>
          </table:table-cell>
          <table:table-cell table:formula="of:=[.P32]/28" office:value-type="float" office:value="0.33170698487272" calcext:value-type="float">
            <text:p>0.33170698487272</text:p>
          </table:table-cell>
          <table:table-cell table:formula="of:=[.Q32]/28" office:value-type="float" office:value="0.338068394997325" calcext:value-type="float">
            <text:p>0.338068394997325</text:p>
          </table:table-cell>
          <table:table-cell table:formula="of:=[.R32]/28" office:value-type="float" office:value="0.406105101373202" calcext:value-type="float">
            <text:p>0.406105101373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252302" calcext:value-type="float">
            <text:p>3252302</text:p>
          </table:table-cell>
          <table:table-cell office:value-type="float" office:value="3271165" calcext:value-type="float">
            <text:p>3271165</text:p>
          </table:table-cell>
          <table:table-cell table:style-name="ce23" office:value-type="float" office:value="2747815" calcext:value-type="float">
            <text:p>2747815</text:p>
          </table:table-cell>
          <table:table-cell table:style-name="ce5" office:value-type="float" office:value="3348833" calcext:value-type="float">
            <text:p>3348833</text:p>
          </table:table-cell>
          <table:table-cell office:value-type="float" office:value="3192738" calcext:value-type="float">
            <text:p>3192738</text:p>
          </table:table-cell>
          <table:table-cell table:style-name="ce14" office:value-type="float" office:value="2756156" calcext:value-type="float">
            <text:p>2756156</text:p>
          </table:table-cell>
          <table:table-cell table:style-name="ce5" office:value-type="float" office:value="3255682" calcext:value-type="float">
            <text:p>3255682</text:p>
          </table:table-cell>
          <table:table-cell office:value-type="float" office:value="3411092" calcext:value-type="float">
            <text:p>3411092</text:p>
          </table:table-cell>
          <table:table-cell table:style-name="ce14" office:value-type="float" office:value="2758960" calcext:value-type="float">
            <text:p>2758960</text:p>
          </table:table-cell>
          <table:table-cell table:formula="of:=([.D33]+[.G33]+[.J33])/3" office:value-type="float" office:value="3285605.66666667" calcext:value-type="float">
            <text:p>3285606</text:p>
          </table:table-cell>
          <table:table-cell table:formula="of:=([.E33]+[.H33]+[.K33])/3" office:value-type="float" office:value="3291665" calcext:value-type="float">
            <text:p>3291665</text:p>
          </table:table-cell>
          <table:table-cell table:formula="of:=([.F33]+[.I33]+[.L33])/3" office:value-type="float" office:value="2754310.33333333" calcext:value-type="float">
            <text:p>2754310</text:p>
          </table:table-cell>
          <table:table-cell table:formula="of:=[.C33]/[.M33]" office:value-type="float" office:value="9.5848918266414" calcext:value-type="float">
            <text:p>9.5848918266414</text:p>
          </table:table-cell>
          <table:table-cell table:formula="of:=[.C33]/[.N33]" office:value-type="float" office:value="9.56724785177106" calcext:value-type="float">
            <text:p>9.56724785177106</text:p>
          </table:table-cell>
          <table:table-cell table:formula="of:=[.C33]/[.O33]" office:value-type="float" office:value="11.4337787281535" calcext:value-type="float">
            <text:p>11.4337787281535</text:p>
          </table:table-cell>
          <table:table-cell table:formula="of:=[.M5]/[.M33]" office:value-type="float" office:value="12.4956988650596" calcext:value-type="float">
            <text:p>12.4956988650596</text:p>
          </table:table-cell>
          <table:table-cell table:formula="of:=[.N5]/[.N33]" office:value-type="float" office:value="12.9569908642992" calcext:value-type="float">
            <text:p>12.9569908642992</text:p>
          </table:table-cell>
          <table:table-cell table:formula="of:=[.O5]/[.O33]" office:value-type="float" office:value="14.9517663889484" calcext:value-type="float">
            <text:p>14.9517663889484</text:p>
          </table:table-cell>
          <table:table-cell table:formula="of:=[.P33]/29" office:value-type="float" office:value="0.330513511263497" calcext:value-type="float">
            <text:p>0.330513511263497</text:p>
          </table:table-cell>
          <table:table-cell table:formula="of:=[.Q33]/29" office:value-type="float" office:value="0.329905098336933" calcext:value-type="float">
            <text:p>0.329905098336933</text:p>
          </table:table-cell>
          <table:table-cell table:formula="of:=[.R33]/29" office:value-type="float" office:value="0.394268232005292" calcext:value-type="float">
            <text:p>0.394268232005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409146" calcext:value-type="float">
            <text:p>3409146</text:p>
          </table:table-cell>
          <table:table-cell office:value-type="float" office:value="3559875" calcext:value-type="float">
            <text:p>3559875</text:p>
          </table:table-cell>
          <table:table-cell table:style-name="ce23" office:value-type="float" office:value="2588035" calcext:value-type="float">
            <text:p>2588035</text:p>
          </table:table-cell>
          <table:table-cell table:style-name="ce5" office:value-type="float" office:value="3165953" calcext:value-type="float">
            <text:p>3165953</text:p>
          </table:table-cell>
          <table:table-cell office:value-type="float" office:value="3100043" calcext:value-type="float">
            <text:p>3100043</text:p>
          </table:table-cell>
          <table:table-cell table:style-name="ce14" office:value-type="float" office:value="2698518" calcext:value-type="float">
            <text:p>2698518</text:p>
          </table:table-cell>
          <table:table-cell table:style-name="ce5" office:value-type="float" office:value="3263576" calcext:value-type="float">
            <text:p>3263576</text:p>
          </table:table-cell>
          <table:table-cell office:value-type="float" office:value="3483858" calcext:value-type="float">
            <text:p>3483858</text:p>
          </table:table-cell>
          <table:table-cell table:style-name="ce14" office:value-type="float" office:value="2616150" calcext:value-type="float">
            <text:p>2616150</text:p>
          </table:table-cell>
          <table:table-cell table:formula="of:=([.D34]+[.G34]+[.J34])/3" office:value-type="float" office:value="3279558.33333333" calcext:value-type="float">
            <text:p>3279558</text:p>
          </table:table-cell>
          <table:table-cell table:formula="of:=([.E34]+[.H34]+[.K34])/3" office:value-type="float" office:value="3381258.66666667" calcext:value-type="float">
            <text:p>3381259</text:p>
          </table:table-cell>
          <table:table-cell table:formula="of:=([.F34]+[.I34]+[.L34])/3" office:value-type="float" office:value="2634234.33333333" calcext:value-type="float">
            <text:p>2634234</text:p>
          </table:table-cell>
          <table:table-cell table:formula="of:=[.C34]/[.M34]" office:value-type="float" office:value="9.60256586379772" calcext:value-type="float">
            <text:p>9.60256586379772</text:p>
          </table:table-cell>
          <table:table-cell table:formula="of:=[.C34]/[.N34]" office:value-type="float" office:value="9.31374319582767" calcext:value-type="float">
            <text:p>9.31374319582767</text:p>
          </table:table-cell>
          <table:table-cell table:formula="of:=[.C34]/[.O34]" office:value-type="float" office:value="11.9549633460855" calcext:value-type="float">
            <text:p>11.9549633460855</text:p>
          </table:table-cell>
          <table:table-cell table:formula="of:=[.M5]/[.M34]" office:value-type="float" office:value="12.5187402775272" calcext:value-type="float">
            <text:p>12.5187402775272</text:p>
          </table:table-cell>
          <table:table-cell table:formula="of:=[.N5]/[.N34]" office:value-type="float" office:value="12.6136677308332" calcext:value-type="float">
            <text:p>12.6136677308332</text:p>
          </table:table-cell>
          <table:table-cell table:formula="of:=[.O5]/[.O34]" office:value-type="float" office:value="15.6333110329466" calcext:value-type="float">
            <text:p>15.6333110329466</text:p>
          </table:table-cell>
          <table:table-cell table:formula="of:=[.P34]/30" office:value-type="float" office:value="0.320085528793257" calcext:value-type="float">
            <text:p>0.320085528793257</text:p>
          </table:table-cell>
          <table:table-cell table:formula="of:=[.Q34]/30" office:value-type="float" office:value="0.310458106527589" calcext:value-type="float">
            <text:p>0.310458106527589</text:p>
          </table:table-cell>
          <table:table-cell table:formula="of:=[.R34]/30" office:value-type="float" office:value="0.39849877820285" calcext:value-type="float">
            <text:p>0.39849877820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float" office:value="31492174.9" calcext:value-type="float">
            <text:p>31492174.9</text:p>
          </table:table-cell>
          <table:table-cell table:style-name="ce11" office:value-type="float" office:value="3175928" calcext:value-type="float">
            <text:p>3175928</text:p>
          </table:table-cell>
          <table:table-cell office:value-type="float" office:value="3091197" calcext:value-type="float">
            <text:p>3091197</text:p>
          </table:table-cell>
          <table:table-cell table:style-name="ce23" office:value-type="float" office:value="2600115" calcext:value-type="float">
            <text:p>2600115</text:p>
          </table:table-cell>
          <table:table-cell table:style-name="ce5" office:value-type="float" office:value="3261427" calcext:value-type="float">
            <text:p>3261427</text:p>
          </table:table-cell>
          <table:table-cell office:value-type="float" office:value="3009604" calcext:value-type="float">
            <text:p>3009604</text:p>
          </table:table-cell>
          <table:table-cell table:style-name="ce14" office:value-type="float" office:value="2593542" calcext:value-type="float">
            <text:p>2593542</text:p>
          </table:table-cell>
          <table:table-cell table:style-name="ce5" office:value-type="float" office:value="3096925" calcext:value-type="float">
            <text:p>3096925</text:p>
          </table:table-cell>
          <table:table-cell office:value-type="float" office:value="2992977" calcext:value-type="float">
            <text:p>2992977</text:p>
          </table:table-cell>
          <table:table-cell table:style-name="ce14" office:value-type="float" office:value="2582808" calcext:value-type="float">
            <text:p>2582808</text:p>
          </table:table-cell>
          <table:table-cell table:formula="of:=([.D35]+[.G35]+[.J35])/3" office:value-type="float" office:value="3178093.33333333" calcext:value-type="float">
            <text:p>3178093</text:p>
          </table:table-cell>
          <table:table-cell table:formula="of:=([.E35]+[.H35]+[.K35])/3" office:value-type="float" office:value="3031259.33333333" calcext:value-type="float">
            <text:p>3031259</text:p>
          </table:table-cell>
          <table:table-cell table:formula="of:=([.F35]+[.I35]+[.L35])/3" office:value-type="float" office:value="2592155" calcext:value-type="float">
            <text:p>2592155</text:p>
          </table:table-cell>
          <table:table-cell table:formula="of:=[.C35]/[.M35]" office:value-type="float" office:value="9.9091409839023" calcext:value-type="float">
            <text:p>9.9091409839023</text:p>
          </table:table-cell>
          <table:table-cell table:formula="of:=[.C35]/[.N35]" office:value-type="float" office:value="10.3891391124789" calcext:value-type="float">
            <text:p>10.3891391124789</text:p>
          </table:table-cell>
          <table:table-cell table:formula="of:=[.C35]/[.O35]" office:value-type="float" office:value="12.1490323302426" calcext:value-type="float">
            <text:p>12.1490323302426</text:p>
          </table:table-cell>
          <table:table-cell table:formula="of:=[.M5]/[.M35]" office:value-type="float" office:value="12.9184182759474" calcext:value-type="float">
            <text:p>12.9184182759474</text:p>
          </table:table-cell>
          <table:table-cell table:formula="of:=[.N5]/[.N35]" office:value-type="float" office:value="14.070083962903" calcext:value-type="float">
            <text:p>14.070083962903</text:p>
          </table:table-cell>
          <table:table-cell table:formula="of:=[.O5]/[.O35]" office:value-type="float" office:value="15.8870918855804" calcext:value-type="float">
            <text:p>15.8870918855804</text:p>
          </table:table-cell>
          <table:table-cell table:formula="of:=[.P35]/31" office:value-type="float" office:value="0.319649709158139" calcext:value-type="float">
            <text:p>0.319649709158139</text:p>
          </table:table-cell>
          <table:table-cell table:formula="of:=[.Q35]/31" office:value-type="float" office:value="0.335133519757384" calcext:value-type="float">
            <text:p>0.335133519757384</text:p>
          </table:table-cell>
          <table:table-cell table:formula="of:=[.R35]/31" office:value-type="float" office:value="0.391904268717503" calcext:value-type="float">
            <text:p>0.39190426871750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492174.9" calcext:value-type="float">
            <text:p>31492174.9</text:p>
          </table:table-cell>
          <table:table-cell table:style-name="ce12" office:value-type="float" office:value="3077642" calcext:value-type="float">
            <text:p>3077642</text:p>
          </table:table-cell>
          <table:table-cell table:style-name="ce17" office:value-type="float" office:value="3129810" calcext:value-type="float">
            <text:p>3129810</text:p>
          </table:table-cell>
          <table:table-cell table:style-name="ce24" office:value-type="float" office:value="2680552" calcext:value-type="float">
            <text:p>2680552</text:p>
          </table:table-cell>
          <table:table-cell table:style-name="ce6" office:value-type="float" office:value="2992617" calcext:value-type="float">
            <text:p>2992617</text:p>
          </table:table-cell>
          <table:table-cell table:style-name="ce9" office:value-type="float" office:value="3077042" calcext:value-type="float">
            <text:p>3077042</text:p>
          </table:table-cell>
          <table:table-cell table:style-name="ce15" office:value-type="float" office:value="2691617" calcext:value-type="float">
            <text:p>2691617</text:p>
          </table:table-cell>
          <table:table-cell table:style-name="ce6" office:value-type="float" office:value="3026106" calcext:value-type="float">
            <text:p>3026106</text:p>
          </table:table-cell>
          <table:table-cell table:style-name="ce9" office:value-type="float" office:value="3180601" calcext:value-type="float">
            <text:p>3180601</text:p>
          </table:table-cell>
          <table:table-cell table:style-name="ce15" office:value-type="float" office:value="2746766" calcext:value-type="float">
            <text:p>2746766</text:p>
          </table:table-cell>
          <table:table-cell table:style-name="ce27" table:formula="of:=([.D36]+[.G36]+[.J36])/3" office:value-type="float" office:value="3032121.66666667" calcext:value-type="float">
            <text:p>3032122</text:p>
          </table:table-cell>
          <table:table-cell table:style-name="ce30" table:formula="of:=([.E36]+[.H36]+[.K36])/3" office:value-type="float" office:value="3129151" calcext:value-type="float">
            <text:p>3129151</text:p>
          </table:table-cell>
          <table:table-cell table:style-name="ce33" table:formula="of:=([.F36]+[.I36]+[.L36])/3" office:value-type="float" office:value="2706311.66666667" calcext:value-type="float">
            <text:p>2706312</text:p>
          </table:table-cell>
          <table:table-cell table:style-name="ce36" table:formula="of:=[.C36]/[.M36]" office:value-type="float" office:value="10.3861844484033" calcext:value-type="float">
            <text:p>10.3861844484033</text:p>
          </table:table-cell>
          <table:table-cell table:style-name="ce39" table:formula="of:=[.C36]/[.N36]" office:value-type="float" office:value="10.0641275860449" calcext:value-type="float">
            <text:p>10.0641275860449</text:p>
          </table:table-cell>
          <table:table-cell table:style-name="ce42" table:formula="of:=[.C36]/[.O36]" office:value-type="float" office:value="11.6365662121941" calcext:value-type="float">
            <text:p>11.6365662121941</text:p>
          </table:table-cell>
          <table:table-cell table:style-name="ce36" table:formula="of:=[.M5]/[.M36]" office:value-type="float" office:value="13.5403336387667" calcext:value-type="float">
            <text:p>13.5403336387667</text:p>
          </table:table-cell>
          <table:table-cell table:style-name="ce39" table:formula="of:=[.N5]/[.N36]" office:value-type="float" office:value="13.6299185732275" calcext:value-type="float">
            <text:p>13.6299185732275</text:p>
          </table:table-cell>
          <table:table-cell table:style-name="ce42" table:formula="of:=[.O5]/[.O36]" office:value-type="float" office:value="15.2169482820099" calcext:value-type="float">
            <text:p>15.2169482820099</text:p>
          </table:table-cell>
          <table:table-cell table:style-name="ce45" table:formula="of:=[.P36]/32" office:value-type="float" office:value="0.324568264012603" calcext:value-type="float">
            <text:p>0.324568264012603</text:p>
          </table:table-cell>
          <table:table-cell table:style-name="ce47" table:formula="of:=[.Q36]/32" office:value-type="float" office:value="0.314503987063903" calcext:value-type="float">
            <text:p>0.314503987063903</text:p>
          </table:table-cell>
          <table:table-cell table:style-name="ce50" table:formula="of:=[.R36]/32" office:value-type="float" office:value="0.363642694131065" calcext:value-type="float">
            <text:p>0.363642694131065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0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larger sequential time</text:p>
          </table:table-cell>
          <table:table-cell table:number-columns-repeated="9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31509099" calcext:value-type="float">
            <text:p>31509099</text:p>
          </table:table-cell>
          <table:table-cell table:style-name="ce14" table:formula="of:=([.C42]+[.C43]+[.C44]+[.C45]+[.C46]+[.C47]+[.C48]+[.C49]+[.C50]+[.C51])/10" office:value-type="float" office:value="31492174.9" calcext:value-type="float">
            <text:p>31492174.9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7"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31512899" calcext:value-type="float">
            <text:p>31512899</text:p>
          </table:table-cell>
          <table:table-cell table:style-name="ce14"/>
          <table:table-cell table:style-name="ce20" office:value-type="float" office:value="4096" calcext:value-type="float">
            <text:p>409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31416220" calcext:value-type="float">
            <text:p>31416220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/>
          <table:table-cell table:style-name="ce38"/>
          <table:table-cell table:style-name="ce11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31475030" calcext:value-type="float">
            <text:p>31475030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/>
          <table:table-cell table:style-name="ce38"/>
          <table:table-cell table:style-name="ce11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31406916" calcext:value-type="float">
            <text:p>31406916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/>
          <table:table-cell table:style-name="ce38"/>
          <table:table-cell table:style-name="ce11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31520868" calcext:value-type="float">
            <text:p>31520868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/>
          <table:table-cell table:style-name="ce38"/>
          <table:table-cell table:style-name="ce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31480699" calcext:value-type="float">
            <text:p>31480699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3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31594059" calcext:value-type="float">
            <text:p>31594059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31400727" calcext:value-type="float">
            <text:p>3140072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605232" calcext:value-type="float">
            <text:p>31605232</text:p>
          </table:table-cell>
          <table:table-cell table:style-name="ce15"/>
          <table:table-cell table:style-name="ce21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9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 table:number-columns-repeated="9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3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float" office:value="249823.5" calcext:value-type="float">
            <text:p>249823.5</text:p>
          </table:table-cell>
          <table:table-cell office:value-type="float" office:value="318316" calcext:value-type="float">
            <text:p>318316</text:p>
          </table:table-cell>
          <table:table-cell office:value-type="float" office:value="361618" calcext:value-type="float">
            <text:p>361618</text:p>
          </table:table-cell>
          <table:table-cell office:value-type="float" office:value="325636" calcext:value-type="float">
            <text:p>325636</text:p>
          </table:table-cell>
          <table:table-cell office:value-type="float" office:value="321015" calcext:value-type="float">
            <text:p>321015</text:p>
          </table:table-cell>
          <table:table-cell office:value-type="float" office:value="337430" calcext:value-type="float">
            <text:p>337430</text:p>
          </table:table-cell>
          <table:table-cell office:value-type="float" office:value="336137" calcext:value-type="float">
            <text:p>336137</text:p>
          </table:table-cell>
          <table:table-cell office:value-type="float" office:value="320233" calcext:value-type="float">
            <text:p>320233</text:p>
          </table:table-cell>
          <table:table-cell office:value-type="float" office:value="331528" calcext:value-type="float">
            <text:p>331528</text:p>
          </table:table-cell>
          <table:table-cell table:style-name="ce7" office:value-type="float" office:value="328851" calcext:value-type="float">
            <text:p>328851</text:p>
          </table:table-cell>
          <table:table-cell table:style-name="ce25" table:formula="of:=([.D60]+[.G60]+[.J60])/3" office:value-type="float" office:value="319854.666666667" calcext:value-type="float">
            <text:p>319855</text:p>
          </table:table-cell>
          <table:table-cell table:style-name="ce28" table:formula="of:=([.E60]+[.H60]+[.K60])/3" office:value-type="float" office:value="343525.333333333" calcext:value-type="float">
            <text:p>343525</text:p>
          </table:table-cell>
          <table:table-cell table:style-name="ce31" table:formula="of:=([.F60]+[.I60]+[.L60])/3" office:value-type="float" office:value="330208" calcext:value-type="float">
            <text:p>330208</text:p>
          </table:table-cell>
          <table:table-cell table:style-name="ce34" table:formula="of:=[.C60]/[.M60]" office:value-type="float" office:value="0.781053165812807" calcext:value-type="float">
            <text:p>0.781053165812807</text:p>
          </table:table-cell>
          <table:table-cell table:style-name="ce37" table:formula="of:=[.C60]/[.N60]" office:value-type="float" office:value="0.727234575615966" calcext:value-type="float">
            <text:p>0.727234575615966</text:p>
          </table:table-cell>
          <table:table-cell table:style-name="ce40" table:formula="of:=[.C60]/[.O60]" office:value-type="float" office:value="0.756564044481054" calcext:value-type="float">
            <text:p>0.756564044481054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781053165812807" calcext:value-type="float">
            <text:p>0.781053165812807</text:p>
          </table:table-cell>
          <table:table-cell table:style-name="ce46" table:formula="of:=[.Q60]/1" office:value-type="float" office:value="0.727234575615966" calcext:value-type="float">
            <text:p>0.727234575615966</text:p>
          </table:table-cell>
          <table:table-cell table:style-name="ce48" table:formula="of:=[.R60]/1" office:value-type="float" office:value="0.756564044481054" calcext:value-type="float">
            <text:p>0.756564044481054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16284" calcext:value-type="float">
            <text:p>316284</text:p>
          </table:table-cell>
          <table:table-cell office:value-type="float" office:value="234769" calcext:value-type="float">
            <text:p>234769</text:p>
          </table:table-cell>
          <table:table-cell office:value-type="float" office:value="210417" calcext:value-type="float">
            <text:p>210417</text:p>
          </table:table-cell>
          <table:table-cell office:value-type="float" office:value="162589" calcext:value-type="float">
            <text:p>162589</text:p>
          </table:table-cell>
          <table:table-cell office:value-type="float" office:value="332314" calcext:value-type="float">
            <text:p>332314</text:p>
          </table:table-cell>
          <table:table-cell office:value-type="float" office:value="216015" calcext:value-type="float">
            <text:p>216015</text:p>
          </table:table-cell>
          <table:table-cell office:value-type="float" office:value="164663" calcext:value-type="float">
            <text:p>164663</text:p>
          </table:table-cell>
          <table:table-cell office:value-type="float" office:value="326361" calcext:value-type="float">
            <text:p>326361</text:p>
          </table:table-cell>
          <table:table-cell table:style-name="ce7" office:value-type="float" office:value="211773" calcext:value-type="float">
            <text:p>211773</text:p>
          </table:table-cell>
          <table:table-cell table:formula="of:=([.D61]+[.G61]+[.J61])/3" office:value-type="float" office:value="214512" calcext:value-type="float">
            <text:p>214512</text:p>
          </table:table-cell>
          <table:table-cell table:formula="of:=([.E61]+[.H61]+[.K61])/3" office:value-type="float" office:value="297814.666666667" calcext:value-type="float">
            <text:p>297815</text:p>
          </table:table-cell>
          <table:table-cell table:formula="of:=([.F61]+[.I61]+[.L61])/3" office:value-type="float" office:value="212735" calcext:value-type="float">
            <text:p>212735</text:p>
          </table:table-cell>
          <table:table-cell table:formula="of:=[.C61]/[.M61]" office:value-type="float" office:value="1.16461316849407" calcext:value-type="float">
            <text:p>1.16461316849407</text:p>
          </table:table-cell>
          <table:table-cell table:formula="of:=[.C61]/[.N61]" office:value-type="float" office:value="0.838855596993208" calcext:value-type="float">
            <text:p>0.838855596993208</text:p>
          </table:table-cell>
          <table:table-cell table:formula="of:=[.C61]/[.O61]" office:value-type="float" office:value="1.17434131666157" calcext:value-type="float">
            <text:p>1.17434131666157</text:p>
          </table:table-cell>
          <table:table-cell table:formula="of:=[.M60]/[.M61]" office:value-type="float" office:value="1.49108053007136" calcext:value-type="float">
            <text:p>1.49108053007136</text:p>
          </table:table-cell>
          <table:table-cell table:formula="of:=[.N60]/[.N61]" office:value-type="float" office:value="1.1534869560935" calcext:value-type="float">
            <text:p>1.1534869560935</text:p>
          </table:table-cell>
          <table:table-cell table:formula="of:=[.O60]/[.O61]" office:value-type="float" office:value="1.55220344560134" calcext:value-type="float">
            <text:p>1.55220344560134</text:p>
          </table:table-cell>
          <table:table-cell table:formula="of:=[.P61]/2" office:value-type="float" office:value="0.582306584247035" calcext:value-type="float">
            <text:p>0.582306584247035</text:p>
          </table:table-cell>
          <table:table-cell table:formula="of:=[.Q61]/2" office:value-type="float" office:value="0.419427798496604" calcext:value-type="float">
            <text:p>0.419427798496604</text:p>
          </table:table-cell>
          <table:table-cell table:formula="of:=[.R61]/2" office:value-type="float" office:value="0.587170658330787" calcext:value-type="float">
            <text:p>0.587170658330787</text:p>
          </table:table-cell>
          <table:table-cell table:style-name="ce5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style-name="ce56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110015" calcext:value-type="float">
            <text:p>110015</text:p>
          </table:table-cell>
          <table:table-cell office:value-type="float" office:value="218925" calcext:value-type="float">
            <text:p>218925</text:p>
          </table:table-cell>
          <table:table-cell office:value-type="float" office:value="206372" calcext:value-type="float">
            <text:p>206372</text:p>
          </table:table-cell>
          <table:table-cell office:value-type="float" office:value="209334" calcext:value-type="float">
            <text:p>209334</text:p>
          </table:table-cell>
          <table:table-cell office:value-type="float" office:value="188068" calcext:value-type="float">
            <text:p>188068</text:p>
          </table:table-cell>
          <table:table-cell office:value-type="float" office:value="203541" calcext:value-type="float">
            <text:p>203541</text:p>
          </table:table-cell>
          <table:table-cell office:value-type="float" office:value="211738" calcext:value-type="float">
            <text:p>211738</text:p>
          </table:table-cell>
          <table:table-cell office:value-type="float" office:value="184583" calcext:value-type="float">
            <text:p>184583</text:p>
          </table:table-cell>
          <table:table-cell table:style-name="ce7" office:value-type="float" office:value="206195" calcext:value-type="float">
            <text:p>206195</text:p>
          </table:table-cell>
          <table:table-cell table:formula="of:=([.D62]+[.G62]+[.J62])/3" office:value-type="float" office:value="177029" calcext:value-type="float">
            <text:p>177029</text:p>
          </table:table-cell>
          <table:table-cell table:formula="of:=([.E62]+[.H62]+[.K62])/3" office:value-type="float" office:value="197192" calcext:value-type="float">
            <text:p>197192</text:p>
          </table:table-cell>
          <table:table-cell table:formula="of:=([.F62]+[.I62]+[.L62])/3" office:value-type="float" office:value="205369.333333333" calcext:value-type="float">
            <text:p>205369</text:p>
          </table:table-cell>
          <table:table-cell table:formula="of:=[.C62]/[.M62]" office:value-type="float" office:value="1.41120098966836" calcext:value-type="float">
            <text:p>1.41120098966836</text:p>
          </table:table-cell>
          <table:table-cell table:formula="of:=[.C62]/[.N62]" office:value-type="float" office:value="1.2669048440099" calcext:value-type="float">
            <text:p>1.2669048440099</text:p>
          </table:table-cell>
          <table:table-cell table:formula="of:=[.C62]/[.O62]" office:value-type="float" office:value="1.21645961422348" calcext:value-type="float">
            <text:p>1.21645961422348</text:p>
          </table:table-cell>
          <table:table-cell table:formula="of:=[.M60]/[.M62]" office:value-type="float" office:value="1.80679248409394" calcext:value-type="float">
            <text:p>1.80679248409394</text:p>
          </table:table-cell>
          <table:table-cell table:formula="of:=[.N60]/[.N62]" office:value-type="float" office:value="1.74208554775718" calcext:value-type="float">
            <text:p>1.74208554775718</text:p>
          </table:table-cell>
          <table:table-cell table:formula="of:=[.O60]/[.O62]" office:value-type="float" office:value="1.60787394417862" calcext:value-type="float">
            <text:p>1.60787394417862</text:p>
          </table:table-cell>
          <table:table-cell table:formula="of:=[.P62]/3" office:value-type="float" office:value="0.470400329889453" calcext:value-type="float">
            <text:p>0.470400329889453</text:p>
          </table:table-cell>
          <table:table-cell table:formula="of:=[.Q62]/3" office:value-type="float" office:value="0.422301614669966" calcext:value-type="float">
            <text:p>0.422301614669966</text:p>
          </table:table-cell>
          <table:table-cell table:formula="of:=[.R62]/3" office:value-type="float" office:value="0.405486538074493" calcext:value-type="float">
            <text:p>0.405486538074493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161004" calcext:value-type="float">
            <text:p>161004</text:p>
          </table:table-cell>
          <table:table-cell office:value-type="float" office:value="180075" calcext:value-type="float">
            <text:p>180075</text:p>
          </table:table-cell>
          <table:table-cell office:value-type="float" office:value="130142" calcext:value-type="float">
            <text:p>130142</text:p>
          </table:table-cell>
          <table:table-cell office:value-type="float" office:value="157780" calcext:value-type="float">
            <text:p>157780</text:p>
          </table:table-cell>
          <table:table-cell office:value-type="float" office:value="149505" calcext:value-type="float">
            <text:p>149505</text:p>
          </table:table-cell>
          <table:table-cell office:value-type="float" office:value="130532" calcext:value-type="float">
            <text:p>130532</text:p>
          </table:table-cell>
          <table:table-cell office:value-type="float" office:value="174866" calcext:value-type="float">
            <text:p>174866</text:p>
          </table:table-cell>
          <table:table-cell office:value-type="float" office:value="167699" calcext:value-type="float">
            <text:p>167699</text:p>
          </table:table-cell>
          <table:table-cell table:style-name="ce7" office:value-type="float" office:value="131737" calcext:value-type="float">
            <text:p>131737</text:p>
          </table:table-cell>
          <table:table-cell table:formula="of:=([.D63]+[.G63]+[.J63])/3" office:value-type="float" office:value="164550" calcext:value-type="float">
            <text:p>164550</text:p>
          </table:table-cell>
          <table:table-cell table:formula="of:=([.E63]+[.H63]+[.K63])/3" office:value-type="float" office:value="165759.666666667" calcext:value-type="float">
            <text:p>165760</text:p>
          </table:table-cell>
          <table:table-cell table:formula="of:=([.F63]+[.I63]+[.L63])/3" office:value-type="float" office:value="130803.666666667" calcext:value-type="float">
            <text:p>130804</text:p>
          </table:table-cell>
          <table:table-cell table:formula="of:=[.C63]/[.M63]" office:value-type="float" office:value="1.5182224247949" calcext:value-type="float">
            <text:p>1.5182224247949</text:p>
          </table:table-cell>
          <table:table-cell table:formula="of:=[.C63]/[.N63]" office:value-type="float" office:value="1.50714287150674" calcext:value-type="float">
            <text:p>1.50714287150674</text:p>
          </table:table-cell>
          <table:table-cell table:formula="of:=[.C63]/[.O63]" office:value-type="float" office:value="1.90991205649179" calcext:value-type="float">
            <text:p>1.90991205649179</text:p>
          </table:table-cell>
          <table:table-cell table:formula="of:=[.M60]/[.M63]" office:value-type="float" office:value="1.94381444343158" calcext:value-type="float">
            <text:p>1.94381444343158</text:p>
          </table:table-cell>
          <table:table-cell table:formula="of:=[.N60]/[.N63]" office:value-type="float" office:value="2.0724301649577" calcext:value-type="float">
            <text:p>2.0724301649577</text:p>
          </table:table-cell>
          <table:table-cell table:formula="of:=[.O60]/[.O63]" office:value-type="float" office:value="2.52445522679028" calcext:value-type="float">
            <text:p>2.52445522679028</text:p>
          </table:table-cell>
          <table:table-cell table:formula="of:=[.P63]/4" office:value-type="float" office:value="0.379555606198724" calcext:value-type="float">
            <text:p>0.379555606198724</text:p>
          </table:table-cell>
          <table:table-cell table:formula="of:=[.Q63]/4" office:value-type="float" office:value="0.376785717876685" calcext:value-type="float">
            <text:p>0.376785717876685</text:p>
          </table:table-cell>
          <table:table-cell table:formula="of:=[.R63]/4" office:value-type="float" office:value="0.477478014122948" calcext:value-type="float">
            <text:p>0.477478014122948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132313" calcext:value-type="float">
            <text:p>132313</text:p>
          </table:table-cell>
          <table:table-cell office:value-type="float" office:value="131981" calcext:value-type="float">
            <text:p>131981</text:p>
          </table:table-cell>
          <table:table-cell office:value-type="float" office:value="127429" calcext:value-type="float">
            <text:p>127429</text:p>
          </table:table-cell>
          <table:table-cell office:value-type="float" office:value="133092" calcext:value-type="float">
            <text:p>133092</text:p>
          </table:table-cell>
          <table:table-cell office:value-type="float" office:value="138971" calcext:value-type="float">
            <text:p>138971</text:p>
          </table:table-cell>
          <table:table-cell office:value-type="float" office:value="126009" calcext:value-type="float">
            <text:p>126009</text:p>
          </table:table-cell>
          <table:table-cell office:value-type="float" office:value="128647" calcext:value-type="float">
            <text:p>128647</text:p>
          </table:table-cell>
          <table:table-cell office:value-type="float" office:value="131481" calcext:value-type="float">
            <text:p>131481</text:p>
          </table:table-cell>
          <table:table-cell table:style-name="ce7" office:value-type="float" office:value="128806" calcext:value-type="float">
            <text:p>128806</text:p>
          </table:table-cell>
          <table:table-cell table:formula="of:=([.D64]+[.G64]+[.J64])/3" office:value-type="float" office:value="131350.666666667" calcext:value-type="float">
            <text:p>131351</text:p>
          </table:table-cell>
          <table:table-cell table:formula="of:=([.E64]+[.H64]+[.K64])/3" office:value-type="float" office:value="134144.333333333" calcext:value-type="float">
            <text:p>134144</text:p>
          </table:table-cell>
          <table:table-cell table:formula="of:=([.F64]+[.I64]+[.L64])/3" office:value-type="float" office:value="127414.666666667" calcext:value-type="float">
            <text:p>127415</text:p>
          </table:table-cell>
          <table:table-cell table:formula="of:=[.C64]/[.M64]" office:value-type="float" office:value="1.90195837097642" calcext:value-type="float">
            <text:p>1.90195837097642</text:p>
          </table:table-cell>
          <table:table-cell table:formula="of:=[.C64]/[.N64]" office:value-type="float" office:value="1.86234851515656" calcext:value-type="float">
            <text:p>1.86234851515656</text:p>
          </table:table-cell>
          <table:table-cell table:formula="of:=[.C64]/[.O64]" office:value-type="float" office:value="1.96071226755685" calcext:value-type="float">
            <text:p>1.96071226755685</text:p>
          </table:table-cell>
          <table:table-cell table:formula="of:=[.M60]/[.M64]" office:value-type="float" office:value="2.43512023793814" calcext:value-type="float">
            <text:p>2.43512023793814</text:p>
          </table:table-cell>
          <table:table-cell table:formula="of:=[.N60]/[.N64]" office:value-type="float" office:value="2.5608635474725" calcext:value-type="float">
            <text:p>2.5608635474725</text:p>
          </table:table-cell>
          <table:table-cell table:formula="of:=[.O60]/[.O64]" office:value-type="float" office:value="2.59160117621205" calcext:value-type="float">
            <text:p>2.59160117621205</text:p>
          </table:table-cell>
          <table:table-cell table:formula="of:=[.P64]/5" office:value-type="float" office:value="0.380391674195284" calcext:value-type="float">
            <text:p>0.380391674195284</text:p>
          </table:table-cell>
          <table:table-cell table:formula="of:=[.Q64]/5" office:value-type="float" office:value="0.372469703031312" calcext:value-type="float">
            <text:p>0.372469703031312</text:p>
          </table:table-cell>
          <table:table-cell table:formula="of:=[.R64]/5" office:value-type="float" office:value="0.39214245351137" calcext:value-type="float">
            <text:p>0.39214245351137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107773" calcext:value-type="float">
            <text:p>107773</text:p>
          </table:table-cell>
          <table:table-cell office:value-type="float" office:value="120276" calcext:value-type="float">
            <text:p>120276</text:p>
          </table:table-cell>
          <table:table-cell office:value-type="float" office:value="98233" calcext:value-type="float">
            <text:p>98233</text:p>
          </table:table-cell>
          <table:table-cell office:value-type="float" office:value="106333" calcext:value-type="float">
            <text:p>106333</text:p>
          </table:table-cell>
          <table:table-cell office:value-type="float" office:value="110757" calcext:value-type="float">
            <text:p>110757</text:p>
          </table:table-cell>
          <table:table-cell office:value-type="float" office:value="96265" calcext:value-type="float">
            <text:p>96265</text:p>
          </table:table-cell>
          <table:table-cell office:value-type="float" office:value="108390" calcext:value-type="float">
            <text:p>108390</text:p>
          </table:table-cell>
          <table:table-cell office:value-type="float" office:value="137078" calcext:value-type="float">
            <text:p>137078</text:p>
          </table:table-cell>
          <table:table-cell table:style-name="ce7" office:value-type="float" office:value="98093" calcext:value-type="float">
            <text:p>98093</text:p>
          </table:table-cell>
          <table:table-cell table:formula="of:=([.D65]+[.G65]+[.J65])/3" office:value-type="float" office:value="107498.666666667" calcext:value-type="float">
            <text:p>107499</text:p>
          </table:table-cell>
          <table:table-cell table:formula="of:=([.E65]+[.H65]+[.K65])/3" office:value-type="float" office:value="122703.666666667" calcext:value-type="float">
            <text:p>122704</text:p>
          </table:table-cell>
          <table:table-cell table:formula="of:=([.F65]+[.I65]+[.L65])/3" office:value-type="float" office:value="97530.3333333333" calcext:value-type="float">
            <text:p>97530</text:p>
          </table:table-cell>
          <table:table-cell table:formula="of:=[.C65]/[.M65]" office:value-type="float" office:value="2.32396835929748" calcext:value-type="float">
            <text:p>2.32396835929748</text:p>
          </table:table-cell>
          <table:table-cell table:formula="of:=[.C65]/[.N65]" office:value-type="float" office:value="2.03599050286462" calcext:value-type="float">
            <text:p>2.03599050286462</text:p>
          </table:table-cell>
          <table:table-cell table:formula="of:=[.C65]/[.O65]" office:value-type="float" office:value="2.56149539801293" calcext:value-type="float">
            <text:p>2.56149539801293</text:p>
          </table:table-cell>
          <table:table-cell table:formula="of:=[.M60]/[.M65]" office:value-type="float" office:value="2.97542915260964" calcext:value-type="float">
            <text:p>2.97542915260964</text:p>
          </table:table-cell>
          <table:table-cell table:formula="of:=[.N60]/[.N65]" office:value-type="float" office:value="2.7996338061074" calcext:value-type="float">
            <text:p>2.7996338061074</text:p>
          </table:table-cell>
          <table:table-cell table:formula="of:=[.O60]/[.O65]" office:value-type="float" office:value="3.3856953904939" calcext:value-type="float">
            <text:p>3.3856953904939</text:p>
          </table:table-cell>
          <table:table-cell table:formula="of:=[.P65]/6" office:value-type="float" office:value="0.387328059882913" calcext:value-type="float">
            <text:p>0.387328059882913</text:p>
          </table:table-cell>
          <table:table-cell table:formula="of:=[.Q65]/6" office:value-type="float" office:value="0.339331750477437" calcext:value-type="float">
            <text:p>0.339331750477437</text:p>
          </table:table-cell>
          <table:table-cell table:formula="of:=[.R65]/6" office:value-type="float" office:value="0.426915899668821" calcext:value-type="float">
            <text:p>0.426915899668821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99095" calcext:value-type="float">
            <text:p>99095</text:p>
          </table:table-cell>
          <table:table-cell office:value-type="float" office:value="89493" calcext:value-type="float">
            <text:p>89493</text:p>
          </table:table-cell>
          <table:table-cell office:value-type="float" office:value="94147" calcext:value-type="float">
            <text:p>94147</text:p>
          </table:table-cell>
          <table:table-cell office:value-type="float" office:value="92041" calcext:value-type="float">
            <text:p>92041</text:p>
          </table:table-cell>
          <table:table-cell office:value-type="float" office:value="92168" calcext:value-type="float">
            <text:p>92168</text:p>
          </table:table-cell>
          <table:table-cell office:value-type="float" office:value="93768" calcext:value-type="float">
            <text:p>93768</text:p>
          </table:table-cell>
          <table:table-cell office:value-type="float" office:value="96900" calcext:value-type="float">
            <text:p>96900</text:p>
          </table:table-cell>
          <table:table-cell office:value-type="float" office:value="87004" calcext:value-type="float">
            <text:p>87004</text:p>
          </table:table-cell>
          <table:table-cell table:style-name="ce7" office:value-type="float" office:value="103484" calcext:value-type="float">
            <text:p>103484</text:p>
          </table:table-cell>
          <table:table-cell table:formula="of:=([.D66]+[.G66]+[.J66])/3" office:value-type="float" office:value="96012" calcext:value-type="float">
            <text:p>96012</text:p>
          </table:table-cell>
          <table:table-cell table:formula="of:=([.E66]+[.H66]+[.K66])/3" office:value-type="float" office:value="89555" calcext:value-type="float">
            <text:p>89555</text:p>
          </table:table-cell>
          <table:table-cell table:formula="of:=([.F66]+[.I66]+[.L66])/3" office:value-type="float" office:value="97133" calcext:value-type="float">
            <text:p>97133</text:p>
          </table:table-cell>
          <table:table-cell table:formula="of:=[.C66]/[.M66]" office:value-type="float" office:value="2.60200287464067" calcext:value-type="float">
            <text:p>2.60200287464067</text:p>
          </table:table-cell>
          <table:table-cell table:formula="of:=[.C66]/[.N66]" office:value-type="float" office:value="2.78960973703311" calcext:value-type="float">
            <text:p>2.78960973703311</text:p>
          </table:table-cell>
          <table:table-cell table:formula="of:=[.C66]/[.O66]" office:value-type="float" office:value="2.57197347966191" calcext:value-type="float">
            <text:p>2.57197347966191</text:p>
          </table:table-cell>
          <table:table-cell table:formula="of:=[.M60]/[.M66]" office:value-type="float" office:value="3.33140301906706" calcext:value-type="float">
            <text:p>3.33140301906706</text:p>
          </table:table-cell>
          <table:table-cell table:formula="of:=[.N60]/[.N66]" office:value-type="float" office:value="3.83591461485493" calcext:value-type="float">
            <text:p>3.83591461485493</text:p>
          </table:table-cell>
          <table:table-cell table:formula="of:=[.O60]/[.O66]" office:value-type="float" office:value="3.3995449538262" calcext:value-type="float">
            <text:p>3.3995449538262</text:p>
          </table:table-cell>
          <table:table-cell table:formula="of:=[.P66]/7" office:value-type="float" office:value="0.371714696377238" calcext:value-type="float">
            <text:p>0.371714696377238</text:p>
          </table:table-cell>
          <table:table-cell table:formula="of:=[.Q66]/7" office:value-type="float" office:value="0.398515676719015" calcext:value-type="float">
            <text:p>0.398515676719015</text:p>
          </table:table-cell>
          <table:table-cell table:formula="of:=[.R66]/7" office:value-type="float" office:value="0.367424782808844" calcext:value-type="float">
            <text:p>0.36742478280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81558" calcext:value-type="float">
            <text:p>81558</text:p>
          </table:table-cell>
          <table:table-cell office:value-type="float" office:value="92925" calcext:value-type="float">
            <text:p>92925</text:p>
          </table:table-cell>
          <table:table-cell office:value-type="float" office:value="79888" calcext:value-type="float">
            <text:p>79888</text:p>
          </table:table-cell>
          <table:table-cell office:value-type="float" office:value="83695" calcext:value-type="float">
            <text:p>83695</text:p>
          </table:table-cell>
          <table:table-cell office:value-type="float" office:value="80987" calcext:value-type="float">
            <text:p>80987</text:p>
          </table:table-cell>
          <table:table-cell office:value-type="float" office:value="77812" calcext:value-type="float">
            <text:p>77812</text:p>
          </table:table-cell>
          <table:table-cell office:value-type="float" office:value="81877" calcext:value-type="float">
            <text:p>81877</text:p>
          </table:table-cell>
          <table:table-cell office:value-type="float" office:value="91638" calcext:value-type="float">
            <text:p>91638</text:p>
          </table:table-cell>
          <table:table-cell table:style-name="ce7" office:value-type="float" office:value="79200" calcext:value-type="float">
            <text:p>79200</text:p>
          </table:table-cell>
          <table:table-cell table:formula="of:=([.D67]+[.G67]+[.J67])/3" office:value-type="float" office:value="82376.6666666667" calcext:value-type="float">
            <text:p>82377</text:p>
          </table:table-cell>
          <table:table-cell table:formula="of:=([.E67]+[.H67]+[.K67])/3" office:value-type="float" office:value="88516.6666666667" calcext:value-type="float">
            <text:p>88517</text:p>
          </table:table-cell>
          <table:table-cell table:formula="of:=([.F67]+[.I67]+[.L67])/3" office:value-type="float" office:value="78966.6666666667" calcext:value-type="float">
            <text:p>78967</text:p>
          </table:table-cell>
          <table:table-cell table:formula="of:=[.C67]/[.M67]" office:value-type="float" office:value="3.03269736575891" calcext:value-type="float">
            <text:p>3.03269736575891</text:p>
          </table:table-cell>
          <table:table-cell table:formula="of:=[.C67]/[.N67]" office:value-type="float" office:value="2.8223328939936" calcext:value-type="float">
            <text:p>2.8223328939936</text:p>
          </table:table-cell>
          <table:table-cell table:formula="of:=[.C67]/[.O67]" office:value-type="float" office:value="3.16365766146053" calcext:value-type="float">
            <text:p>3.16365766146053</text:p>
          </table:table-cell>
          <table:table-cell table:formula="of:=[.M60]/[.M67]" office:value-type="float" office:value="3.88283089871727" calcext:value-type="float">
            <text:p>3.88283089871727</text:p>
          </table:table-cell>
          <table:table-cell table:formula="of:=[.N60]/[.N67]" office:value-type="float" office:value="3.88091131613632" calcext:value-type="float">
            <text:p>3.88091131613632</text:p>
          </table:table-cell>
          <table:table-cell table:formula="of:=[.O60]/[.O67]" office:value-type="float" office:value="4.18161249472351" calcext:value-type="float">
            <text:p>4.18161249472351</text:p>
          </table:table-cell>
          <table:table-cell table:formula="of:=[.P67]/8" office:value-type="float" office:value="0.379087170719864" calcext:value-type="float">
            <text:p>0.379087170719864</text:p>
          </table:table-cell>
          <table:table-cell table:formula="of:=[.Q67]/8" office:value-type="float" office:value="0.3527916117492" calcext:value-type="float">
            <text:p>0.3527916117492</text:p>
          </table:table-cell>
          <table:table-cell table:formula="of:=[.R67]/8" office:value-type="float" office:value="0.395457207682566" calcext:value-type="float">
            <text:p>0.395457207682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77285" calcext:value-type="float">
            <text:p>77285</text:p>
          </table:table-cell>
          <table:table-cell office:value-type="float" office:value="78184" calcext:value-type="float">
            <text:p>78184</text:p>
          </table:table-cell>
          <table:table-cell office:value-type="float" office:value="73569" calcext:value-type="float">
            <text:p>73569</text:p>
          </table:table-cell>
          <table:table-cell office:value-type="float" office:value="73822" calcext:value-type="float">
            <text:p>73822</text:p>
          </table:table-cell>
          <table:table-cell office:value-type="float" office:value="83404" calcext:value-type="float">
            <text:p>83404</text:p>
          </table:table-cell>
          <table:table-cell office:value-type="float" office:value="73357" calcext:value-type="float">
            <text:p>73357</text:p>
          </table:table-cell>
          <table:table-cell office:value-type="float" office:value="76129" calcext:value-type="float">
            <text:p>76129</text:p>
          </table:table-cell>
          <table:table-cell office:value-type="float" office:value="70083" calcext:value-type="float">
            <text:p>70083</text:p>
          </table:table-cell>
          <table:table-cell table:style-name="ce7" office:value-type="float" office:value="78105" calcext:value-type="float">
            <text:p>78105</text:p>
          </table:table-cell>
          <table:table-cell table:formula="of:=([.D68]+[.G68]+[.J68])/3" office:value-type="float" office:value="75745.3333333333" calcext:value-type="float">
            <text:p>75745</text:p>
          </table:table-cell>
          <table:table-cell table:formula="of:=([.E68]+[.H68]+[.K68])/3" office:value-type="float" office:value="77223.6666666667" calcext:value-type="float">
            <text:p>77224</text:p>
          </table:table-cell>
          <table:table-cell table:formula="of:=([.F68]+[.I68]+[.L68])/3" office:value-type="float" office:value="75010.3333333333" calcext:value-type="float">
            <text:p>75010</text:p>
          </table:table-cell>
          <table:table-cell table:formula="of:=[.C68]/[.M68]" office:value-type="float" office:value="3.29820318963545" calcext:value-type="float">
            <text:p>3.29820318963545</text:p>
          </table:table-cell>
          <table:table-cell table:formula="of:=[.C68]/[.N68]" office:value-type="float" office:value="3.23506394844413" calcext:value-type="float">
            <text:p>3.23506394844413</text:p>
          </table:table-cell>
          <table:table-cell table:formula="of:=[.C68]/[.O68]" office:value-type="float" office:value="3.33052112820011" calcext:value-type="float">
            <text:p>3.33052112820011</text:p>
          </table:table-cell>
          <table:table-cell table:formula="of:=[.M60]/[.M68]" office:value-type="float" office:value="4.22276399866218" calcext:value-type="float">
            <text:p>4.22276399866218</text:p>
          </table:table-cell>
          <table:table-cell table:formula="of:=[.N60]/[.N68]" office:value-type="float" office:value="4.44844628805504" calcext:value-type="float">
            <text:p>4.44844628805504</text:p>
          </table:table-cell>
          <table:table-cell table:formula="of:=[.O60]/[.O68]" office:value-type="float" office:value="4.40216681257249" calcext:value-type="float">
            <text:p>4.40216681257249</text:p>
          </table:table-cell>
          <table:table-cell table:formula="of:=[.P68]/9" office:value-type="float" office:value="0.366467021070605" calcext:value-type="float">
            <text:p>0.366467021070605</text:p>
          </table:table-cell>
          <table:table-cell table:formula="of:=[.Q68]/9" office:value-type="float" office:value="0.359451549827125" calcext:value-type="float">
            <text:p>0.359451549827125</text:p>
          </table:table-cell>
          <table:table-cell table:formula="of:=[.R68]/9" office:value-type="float" office:value="0.370057903133346" calcext:value-type="float">
            <text:p>0.37005790313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69649" calcext:value-type="float">
            <text:p>69649</text:p>
          </table:table-cell>
          <table:table-cell office:value-type="float" office:value="52945" calcext:value-type="float">
            <text:p>52945</text:p>
          </table:table-cell>
          <table:table-cell office:value-type="float" office:value="63878" calcext:value-type="float">
            <text:p>63878</text:p>
          </table:table-cell>
          <table:table-cell office:value-type="float" office:value="68631" calcext:value-type="float">
            <text:p>68631</text:p>
          </table:table-cell>
          <table:table-cell office:value-type="float" office:value="66000" calcext:value-type="float">
            <text:p>66000</text:p>
          </table:table-cell>
          <table:table-cell office:value-type="float" office:value="62969" calcext:value-type="float">
            <text:p>62969</text:p>
          </table:table-cell>
          <table:table-cell office:value-type="float" office:value="74481" calcext:value-type="float">
            <text:p>74481</text:p>
          </table:table-cell>
          <table:table-cell office:value-type="float" office:value="62069" calcext:value-type="float">
            <text:p>62069</text:p>
          </table:table-cell>
          <table:table-cell table:style-name="ce7" office:value-type="float" office:value="68130" calcext:value-type="float">
            <text:p>68130</text:p>
          </table:table-cell>
          <table:table-cell table:formula="of:=([.D69]+[.G69]+[.J69])/3" office:value-type="float" office:value="70920.3333333333" calcext:value-type="float">
            <text:p>70920</text:p>
          </table:table-cell>
          <table:table-cell table:formula="of:=([.E69]+[.H69]+[.K69])/3" office:value-type="float" office:value="60338" calcext:value-type="float">
            <text:p>60338</text:p>
          </table:table-cell>
          <table:table-cell table:formula="of:=([.F69]+[.I69]+[.L69])/3" office:value-type="float" office:value="64992.3333333333" calcext:value-type="float">
            <text:p>64992</text:p>
          </table:table-cell>
          <table:table-cell table:formula="of:=[.C69]/[.M69]" office:value-type="float" office:value="3.52259342642684" calcext:value-type="float">
            <text:p>3.52259342642684</text:p>
          </table:table-cell>
          <table:table-cell table:formula="of:=[.C69]/[.N69]" office:value-type="float" office:value="4.14040074248401" calcext:value-type="float">
            <text:p>4.14040074248401</text:p>
          </table:table-cell>
          <table:table-cell table:formula="of:=[.C69]/[.O69]" office:value-type="float" office:value="3.84389184365335" calcext:value-type="float">
            <text:p>3.84389184365335</text:p>
          </table:table-cell>
          <table:table-cell table:formula="of:=[.M60]/[.M69]" office:value-type="float" office:value="4.51005588430211" calcext:value-type="float">
            <text:p>4.51005588430211</text:p>
          </table:table-cell>
          <table:table-cell table:formula="of:=[.N60]/[.N69]" office:value-type="float" office:value="5.69334968565967" calcext:value-type="float">
            <text:p>5.69334968565967</text:p>
          </table:table-cell>
          <table:table-cell table:formula="of:=[.O60]/[.O69]" office:value-type="float" office:value="5.08072234160952" calcext:value-type="float">
            <text:p>5.08072234160952</text:p>
          </table:table-cell>
          <table:table-cell table:formula="of:=[.P69]/10" office:value-type="float" office:value="0.352259342642684" calcext:value-type="float">
            <text:p>0.352259342642684</text:p>
          </table:table-cell>
          <table:table-cell table:formula="of:=[.Q69]/10" office:value-type="float" office:value="0.414040074248401" calcext:value-type="float">
            <text:p>0.414040074248401</text:p>
          </table:table-cell>
          <table:table-cell table:formula="of:=[.R69]/10" office:value-type="float" office:value="0.384389184365335" calcext:value-type="float">
            <text:p>0.384389184365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59492" calcext:value-type="float">
            <text:p>59492</text:p>
          </table:table-cell>
          <table:table-cell office:value-type="float" office:value="62075" calcext:value-type="float">
            <text:p>62075</text:p>
          </table:table-cell>
          <table:table-cell office:value-type="float" office:value="61604" calcext:value-type="float">
            <text:p>61604</text:p>
          </table:table-cell>
          <table:table-cell office:value-type="float" office:value="61185" calcext:value-type="float">
            <text:p>61185</text:p>
          </table:table-cell>
          <table:table-cell office:value-type="float" office:value="60990" calcext:value-type="float">
            <text:p>60990</text:p>
          </table:table-cell>
          <table:table-cell office:value-type="float" office:value="61949" calcext:value-type="float">
            <text:p>61949</text:p>
          </table:table-cell>
          <table:table-cell office:value-type="float" office:value="67000" calcext:value-type="float">
            <text:p>67000</text:p>
          </table:table-cell>
          <table:table-cell office:value-type="float" office:value="60881" calcext:value-type="float">
            <text:p>60881</text:p>
          </table:table-cell>
          <table:table-cell table:style-name="ce7" office:value-type="float" office:value="65946" calcext:value-type="float">
            <text:p>65946</text:p>
          </table:table-cell>
          <table:table-cell table:formula="of:=([.D70]+[.G70]+[.J70])/3" office:value-type="float" office:value="62559" calcext:value-type="float">
            <text:p>62559</text:p>
          </table:table-cell>
          <table:table-cell table:formula="of:=([.E70]+[.H70]+[.K70])/3" office:value-type="float" office:value="61315.3333333333" calcext:value-type="float">
            <text:p>61315</text:p>
          </table:table-cell>
          <table:table-cell table:formula="of:=([.F70]+[.I70]+[.L70])/3" office:value-type="float" office:value="63166.3333333333" calcext:value-type="float">
            <text:p>63166</text:p>
          </table:table-cell>
          <table:table-cell table:formula="of:=[.C70]/[.M70]" office:value-type="float" office:value="3.99340622452405" calcext:value-type="float">
            <text:p>3.99340622452405</text:p>
          </table:table-cell>
          <table:table-cell table:formula="of:=[.C70]/[.N70]" office:value-type="float" office:value="4.07440498842052" calcext:value-type="float">
            <text:p>4.07440498842052</text:p>
          </table:table-cell>
          <table:table-cell table:formula="of:=[.C70]/[.O70]" office:value-type="float" office:value="3.95501031667713" calcext:value-type="float">
            <text:p>3.95501031667713</text:p>
          </table:table-cell>
          <table:table-cell table:formula="of:=[.M60]/[.M70]" office:value-type="float" office:value="5.11284813802437" calcext:value-type="float">
            <text:p>5.11284813802437</text:p>
          </table:table-cell>
          <table:table-cell table:formula="of:=[.N60]/[.N70]" office:value-type="float" office:value="5.60260076326748" calcext:value-type="float">
            <text:p>5.60260076326748</text:p>
          </table:table-cell>
          <table:table-cell table:formula="of:=[.O60]/[.O70]" office:value-type="float" office:value="5.2275948685745" calcext:value-type="float">
            <text:p>5.2275948685745</text:p>
          </table:table-cell>
          <table:table-cell table:formula="of:=[.P70]/11" office:value-type="float" office:value="0.363036929502186" calcext:value-type="float">
            <text:p>0.363036929502186</text:p>
          </table:table-cell>
          <table:table-cell table:formula="of:=[.Q70]/11" office:value-type="float" office:value="0.370400453492774" calcext:value-type="float">
            <text:p>0.370400453492774</text:p>
          </table:table-cell>
          <table:table-cell table:formula="of:=[.R70]/11" office:value-type="float" office:value="0.359546392425194" calcext:value-type="float">
            <text:p>0.35954639242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54741" calcext:value-type="float">
            <text:p>54741</text:p>
          </table:table-cell>
          <table:table-cell office:value-type="float" office:value="65172" calcext:value-type="float">
            <text:p>65172</text:p>
          </table:table-cell>
          <table:table-cell office:value-type="float" office:value="55071" calcext:value-type="float">
            <text:p>55071</text:p>
          </table:table-cell>
          <table:table-cell office:value-type="float" office:value="57662" calcext:value-type="float">
            <text:p>57662</text:p>
          </table:table-cell>
          <table:table-cell office:value-type="float" office:value="62853" calcext:value-type="float">
            <text:p>62853</text:p>
          </table:table-cell>
          <table:table-cell office:value-type="float" office:value="54431" calcext:value-type="float">
            <text:p>54431</text:p>
          </table:table-cell>
          <table:table-cell office:value-type="float" office:value="58529" calcext:value-type="float">
            <text:p>58529</text:p>
          </table:table-cell>
          <table:table-cell office:value-type="float" office:value="56279" calcext:value-type="float">
            <text:p>56279</text:p>
          </table:table-cell>
          <table:table-cell table:style-name="ce7" office:value-type="float" office:value="56098" calcext:value-type="float">
            <text:p>56098</text:p>
          </table:table-cell>
          <table:table-cell table:formula="of:=([.D71]+[.G71]+[.J71])/3" office:value-type="float" office:value="56977.3333333333" calcext:value-type="float">
            <text:p>56977</text:p>
          </table:table-cell>
          <table:table-cell table:formula="of:=([.E71]+[.H71]+[.K71])/3" office:value-type="float" office:value="61434.6666666667" calcext:value-type="float">
            <text:p>61435</text:p>
          </table:table-cell>
          <table:table-cell table:formula="of:=([.F71]+[.I71]+[.L71])/3" office:value-type="float" office:value="55200" calcext:value-type="float">
            <text:p>55200</text:p>
          </table:table-cell>
          <table:table-cell table:formula="of:=[.C71]/[.M71]" office:value-type="float" office:value="4.38461200945405" calcext:value-type="float">
            <text:p>4.38461200945405</text:p>
          </table:table-cell>
          <table:table-cell table:formula="of:=[.C71]/[.N71]" office:value-type="float" office:value="4.06649068929595" calcext:value-type="float">
            <text:p>4.06649068929595</text:p>
          </table:table-cell>
          <table:table-cell table:formula="of:=[.C71]/[.O71]" office:value-type="float" office:value="4.52578804347826" calcext:value-type="float">
            <text:p>4.52578804347826</text:p>
          </table:table-cell>
          <table:table-cell table:formula="of:=[.M60]/[.M71]" office:value-type="float" office:value="5.61371773570777" calcext:value-type="float">
            <text:p>5.61371773570777</text:p>
          </table:table-cell>
          <table:table-cell table:formula="of:=[.N60]/[.N71]" office:value-type="float" office:value="5.59171803107909" calcext:value-type="float">
            <text:p>5.59171803107909</text:p>
          </table:table-cell>
          <table:table-cell table:formula="of:=[.O60]/[.O71]" office:value-type="float" office:value="5.98202898550725" calcext:value-type="float">
            <text:p>5.98202898550725</text:p>
          </table:table-cell>
          <table:table-cell table:formula="of:=[.P71]/12" office:value-type="float" office:value="0.365384334121171" calcext:value-type="float">
            <text:p>0.365384334121171</text:p>
          </table:table-cell>
          <table:table-cell table:formula="of:=[.Q71]/12" office:value-type="float" office:value="0.338874224107995" calcext:value-type="float">
            <text:p>0.338874224107995</text:p>
          </table:table-cell>
          <table:table-cell table:formula="of:=[.R71]/12" office:value-type="float" office:value="0.377149003623188" calcext:value-type="float">
            <text:p>0.377149003623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54233" calcext:value-type="float">
            <text:p>54233</text:p>
          </table:table-cell>
          <table:table-cell office:value-type="float" office:value="64911" calcext:value-type="float">
            <text:p>64911</text:p>
          </table:table-cell>
          <table:table-cell office:value-type="float" office:value="54218" calcext:value-type="float">
            <text:p>54218</text:p>
          </table:table-cell>
          <table:table-cell office:value-type="float" office:value="53159" calcext:value-type="float">
            <text:p>53159</text:p>
          </table:table-cell>
          <table:table-cell office:value-type="float" office:value="54045" calcext:value-type="float">
            <text:p>54045</text:p>
          </table:table-cell>
          <table:table-cell office:value-type="float" office:value="53987" calcext:value-type="float">
            <text:p>53987</text:p>
          </table:table-cell>
          <table:table-cell office:value-type="float" office:value="54034" calcext:value-type="float">
            <text:p>54034</text:p>
          </table:table-cell>
          <table:table-cell table:style-name="ce7" office:value-type="float" office:value="58165" calcext:value-type="float">
            <text:p>58165</text:p>
          </table:table-cell>
          <table:table-cell table:style-name="ce7" office:value-type="float" office:value="59537" calcext:value-type="float">
            <text:p>59537</text:p>
          </table:table-cell>
          <table:table-cell table:formula="of:=([.D72]+[.G72]+[.J72])/3" office:value-type="float" office:value="53808.6666666667" calcext:value-type="float">
            <text:p>53809</text:p>
          </table:table-cell>
          <table:table-cell table:formula="of:=([.E72]+[.H72]+[.K72])/3" office:value-type="float" office:value="59040.3333333333" calcext:value-type="float">
            <text:p>59040</text:p>
          </table:table-cell>
          <table:table-cell table:formula="of:=([.F72]+[.I72]+[.L72])/3" office:value-type="float" office:value="55914" calcext:value-type="float">
            <text:p>55914</text:p>
          </table:table-cell>
          <table:table-cell table:formula="of:=[.C72]/[.M72]" office:value-type="float" office:value="4.64281156690992" calcext:value-type="float">
            <text:p>4.64281156690992</text:p>
          </table:table-cell>
          <table:table-cell table:formula="of:=[.C72]/[.N72]" office:value-type="float" office:value="4.23140395548806" calcext:value-type="float">
            <text:p>4.23140395548806</text:p>
          </table:table-cell>
          <table:table-cell table:formula="of:=[.C72]/[.O72]" office:value-type="float" office:value="4.46799549307866" calcext:value-type="float">
            <text:p>4.46799549307866</text:p>
          </table:table-cell>
          <table:table-cell table:formula="of:=[.M60]/[.M72]" office:value-type="float" office:value="5.94429645781968" calcext:value-type="float">
            <text:p>5.94429645781968</text:p>
          </table:table-cell>
          <table:table-cell table:formula="of:=[.N60]/[.N72]" office:value-type="float" office:value="5.81848566798968" calcext:value-type="float">
            <text:p>5.81848566798968</text:p>
          </table:table-cell>
          <table:table-cell table:formula="of:=[.O60]/[.O72]" office:value-type="float" office:value="5.90564080552277" calcext:value-type="float">
            <text:p>5.90564080552277</text:p>
          </table:table-cell>
          <table:table-cell table:formula="of:=[.P72]/13" office:value-type="float" office:value="0.357139351300763" calcext:value-type="float">
            <text:p>0.357139351300763</text:p>
          </table:table-cell>
          <table:table-cell table:formula="of:=[.Q72]/13" office:value-type="float" office:value="0.32549261196062" calcext:value-type="float">
            <text:p>0.32549261196062</text:p>
          </table:table-cell>
          <table:table-cell table:formula="of:=[.R72]/13" office:value-type="float" office:value="0.34369196100605" calcext:value-type="float">
            <text:p>0.3436919610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49608" calcext:value-type="float">
            <text:p>49608</text:p>
          </table:table-cell>
          <table:table-cell office:value-type="float" office:value="60096" calcext:value-type="float">
            <text:p>60096</text:p>
          </table:table-cell>
          <table:table-cell office:value-type="float" office:value="51852" calcext:value-type="float">
            <text:p>51852</text:p>
          </table:table-cell>
          <table:table-cell office:value-type="float" office:value="49794" calcext:value-type="float">
            <text:p>49794</text:p>
          </table:table-cell>
          <table:table-cell office:value-type="float" office:value="57214" calcext:value-type="float">
            <text:p>57214</text:p>
          </table:table-cell>
          <table:table-cell office:value-type="float" office:value="49256" calcext:value-type="float">
            <text:p>49256</text:p>
          </table:table-cell>
          <table:table-cell office:value-type="float" office:value="52184" calcext:value-type="float">
            <text:p>52184</text:p>
          </table:table-cell>
          <table:table-cell office:value-type="float" office:value="62455" calcext:value-type="float">
            <text:p>62455</text:p>
          </table:table-cell>
          <table:table-cell office:value-type="float" office:value="48924" calcext:value-type="float">
            <text:p>48924</text:p>
          </table:table-cell>
          <table:table-cell table:formula="of:=([.D73]+[.G73]+[.J73])/3" office:value-type="float" office:value="50528.6666666667" calcext:value-type="float">
            <text:p>50529</text:p>
          </table:table-cell>
          <table:table-cell table:formula="of:=([.E73]+[.H73]+[.K73])/3" office:value-type="float" office:value="59921.6666666667" calcext:value-type="float">
            <text:p>59922</text:p>
          </table:table-cell>
          <table:table-cell table:formula="of:=([.F73]+[.I73]+[.L73])/3" office:value-type="float" office:value="50010.6666666667" calcext:value-type="float">
            <text:p>50011</text:p>
          </table:table-cell>
          <table:table-cell table:formula="of:=[.C73]/[.M73]" office:value-type="float" office:value="4.94419339516842" calcext:value-type="float">
            <text:p>4.94419339516842</text:p>
          </table:table-cell>
          <table:table-cell table:formula="of:=[.C73]/[.N73]" office:value-type="float" office:value="4.16916808054961" calcext:value-type="float">
            <text:p>4.16916808054961</text:p>
          </table:table-cell>
          <table:table-cell table:formula="of:=[.C73]/[.O73]" office:value-type="float" office:value="4.9954043137464" calcext:value-type="float">
            <text:p>4.9954043137464</text:p>
          </table:table-cell>
          <table:table-cell table:formula="of:=[.M60]/[.M73]" office:value-type="float" office:value="6.33016241605425" calcext:value-type="float">
            <text:p>6.33016241605425</text:p>
          </table:table-cell>
          <table:table-cell table:formula="of:=[.N60]/[.N73]" office:value-type="float" office:value="5.73290685061052" calcext:value-type="float">
            <text:p>5.73290685061052</text:p>
          </table:table-cell>
          <table:table-cell table:formula="of:=[.O60]/[.O73]" office:value-type="float" office:value="6.60275141303189" calcext:value-type="float">
            <text:p>6.60275141303189</text:p>
          </table:table-cell>
          <table:table-cell table:formula="of:=[.P73]/14" office:value-type="float" office:value="0.353156671083458" calcext:value-type="float">
            <text:p>0.353156671083458</text:p>
          </table:table-cell>
          <table:table-cell table:formula="of:=[.Q73]/14" office:value-type="float" office:value="0.297797720039258" calcext:value-type="float">
            <text:p>0.297797720039258</text:p>
          </table:table-cell>
          <table:table-cell table:formula="of:=[.R73]/14" office:value-type="float" office:value="0.356814593839029" calcext:value-type="float">
            <text:p>0.356814593839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47886" calcext:value-type="float">
            <text:p>47886</text:p>
          </table:table-cell>
          <table:table-cell office:value-type="float" office:value="62889" calcext:value-type="float">
            <text:p>62889</text:p>
          </table:table-cell>
          <table:table-cell office:value-type="float" office:value="48089" calcext:value-type="float">
            <text:p>48089</text:p>
          </table:table-cell>
          <table:table-cell office:value-type="float" office:value="48781" calcext:value-type="float">
            <text:p>48781</text:p>
          </table:table-cell>
          <table:table-cell office:value-type="float" office:value="66190" calcext:value-type="float">
            <text:p>66190</text:p>
          </table:table-cell>
          <table:table-cell office:value-type="float" office:value="48868" calcext:value-type="float">
            <text:p>48868</text:p>
          </table:table-cell>
          <table:table-cell office:value-type="float" office:value="47355" calcext:value-type="float">
            <text:p>47355</text:p>
          </table:table-cell>
          <table:table-cell office:value-type="float" office:value="60466" calcext:value-type="float">
            <text:p>60466</text:p>
          </table:table-cell>
          <table:table-cell office:value-type="float" office:value="48492" calcext:value-type="float">
            <text:p>48492</text:p>
          </table:table-cell>
          <table:table-cell table:formula="of:=([.D74]+[.G74]+[.J74])/3" office:value-type="float" office:value="48007.3333333333" calcext:value-type="float">
            <text:p>48007</text:p>
          </table:table-cell>
          <table:table-cell table:formula="of:=([.E74]+[.H74]+[.K74])/3" office:value-type="float" office:value="63181.6666666667" calcext:value-type="float">
            <text:p>63182</text:p>
          </table:table-cell>
          <table:table-cell table:formula="of:=([.F74]+[.I74]+[.L74])/3" office:value-type="float" office:value="48483" calcext:value-type="float">
            <text:p>48483</text:p>
          </table:table-cell>
          <table:table-cell table:formula="of:=[.C74]/[.M74]" office:value-type="float" office:value="5.20386121564761" calcext:value-type="float">
            <text:p>5.20386121564761</text:p>
          </table:table-cell>
          <table:table-cell table:formula="of:=[.C74]/[.N74]" office:value-type="float" office:value="3.95405048932971" calcext:value-type="float">
            <text:p>3.95405048932971</text:p>
          </table:table-cell>
          <table:table-cell table:formula="of:=[.C74]/[.O74]" office:value-type="float" office:value="5.15280613823402" calcext:value-type="float">
            <text:p>5.15280613823402</text:p>
          </table:table-cell>
          <table:table-cell table:formula="of:=[.M60]/[.M74]" office:value-type="float" office:value="6.6626209884601" calcext:value-type="float">
            <text:p>6.6626209884601</text:p>
          </table:table-cell>
          <table:table-cell table:formula="of:=[.N60]/[.N74]" office:value-type="float" office:value="5.43710464533488" calcext:value-type="float">
            <text:p>5.43710464533488</text:p>
          </table:table-cell>
          <table:table-cell table:formula="of:=[.O60]/[.O74]" office:value-type="float" office:value="6.8107996617371" calcext:value-type="float">
            <text:p>6.8107996617371</text:p>
          </table:table-cell>
          <table:table-cell table:formula="of:=[.P74]/15" office:value-type="float" office:value="0.346924081043174" calcext:value-type="float">
            <text:p>0.346924081043174</text:p>
          </table:table-cell>
          <table:table-cell table:formula="of:=[.Q74]/15" office:value-type="float" office:value="0.263603365955314" calcext:value-type="float">
            <text:p>0.263603365955314</text:p>
          </table:table-cell>
          <table:table-cell table:formula="of:=[.R74]/15" office:value-type="float" office:value="0.343520409215601" calcext:value-type="float">
            <text:p>0.343520409215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47367" calcext:value-type="float">
            <text:p>47367</text:p>
          </table:table-cell>
          <table:table-cell office:value-type="float" office:value="56353" calcext:value-type="float">
            <text:p>56353</text:p>
          </table:table-cell>
          <table:table-cell office:value-type="float" office:value="43587" calcext:value-type="float">
            <text:p>43587</text:p>
          </table:table-cell>
          <table:table-cell office:value-type="float" office:value="46036" calcext:value-type="float">
            <text:p>46036</text:p>
          </table:table-cell>
          <table:table-cell office:value-type="float" office:value="54000" calcext:value-type="float">
            <text:p>54000</text:p>
          </table:table-cell>
          <table:table-cell office:value-type="float" office:value="45746" calcext:value-type="float">
            <text:p>45746</text:p>
          </table:table-cell>
          <table:table-cell office:value-type="float" office:value="52141" calcext:value-type="float">
            <text:p>52141</text:p>
          </table:table-cell>
          <table:table-cell office:value-type="float" office:value="52783" calcext:value-type="float">
            <text:p>52783</text:p>
          </table:table-cell>
          <table:table-cell office:value-type="float" office:value="47746" calcext:value-type="float">
            <text:p>47746</text:p>
          </table:table-cell>
          <table:table-cell table:formula="of:=([.D75]+[.G75]+[.J75])/3" office:value-type="float" office:value="48514.6666666667" calcext:value-type="float">
            <text:p>48515</text:p>
          </table:table-cell>
          <table:table-cell table:formula="of:=([.E75]+[.H75]+[.K75])/3" office:value-type="float" office:value="54378.6666666667" calcext:value-type="float">
            <text:p>54379</text:p>
          </table:table-cell>
          <table:table-cell table:formula="of:=([.F75]+[.I75]+[.L75])/3" office:value-type="float" office:value="45693" calcext:value-type="float">
            <text:p>45693</text:p>
          </table:table-cell>
          <table:table-cell table:formula="of:=[.C75]/[.M75]" office:value-type="float" office:value="5.14944278019018" calcext:value-type="float">
            <text:p>5.14944278019018</text:p>
          </table:table-cell>
          <table:table-cell table:formula="of:=[.C75]/[.N75]" office:value-type="float" office:value="4.59414537563751" calcext:value-type="float">
            <text:p>4.59414537563751</text:p>
          </table:table-cell>
          <table:table-cell table:formula="of:=[.C75]/[.O75]" office:value-type="float" office:value="5.46743483684591" calcext:value-type="float">
            <text:p>5.46743483684591</text:p>
          </table:table-cell>
          <table:table-cell table:formula="of:=[.M60]/[.M75]" office:value-type="float" office:value="6.5929478370802" calcext:value-type="float">
            <text:p>6.5929478370802</text:p>
          </table:table-cell>
          <table:table-cell table:formula="of:=[.N60]/[.N75]" office:value-type="float" office:value="6.31728128677913" calcext:value-type="float">
            <text:p>6.31728128677913</text:p>
          </table:table-cell>
          <table:table-cell table:formula="of:=[.O60]/[.O75]" office:value-type="float" office:value="7.22666491585144" calcext:value-type="float">
            <text:p>7.22666491585144</text:p>
          </table:table-cell>
          <table:table-cell table:formula="of:=[.P75]/16" office:value-type="float" office:value="0.321840173761886" calcext:value-type="float">
            <text:p>0.321840173761886</text:p>
          </table:table-cell>
          <table:table-cell table:formula="of:=[.Q75]/16" office:value-type="float" office:value="0.287134085977344" calcext:value-type="float">
            <text:p>0.287134085977344</text:p>
          </table:table-cell>
          <table:table-cell table:formula="of:=[.R75]/16" office:value-type="float" office:value="0.341714677302869" calcext:value-type="float">
            <text:p>0.341714677302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47420" calcext:value-type="float">
            <text:p>47420</text:p>
          </table:table-cell>
          <table:table-cell office:value-type="float" office:value="53942" calcext:value-type="float">
            <text:p>53942</text:p>
          </table:table-cell>
          <table:table-cell office:value-type="float" office:value="62117" calcext:value-type="float">
            <text:p>62117</text:p>
          </table:table-cell>
          <table:table-cell office:value-type="float" office:value="43004" calcext:value-type="float">
            <text:p>43004</text:p>
          </table:table-cell>
          <table:table-cell office:value-type="float" office:value="52978" calcext:value-type="float">
            <text:p>52978</text:p>
          </table:table-cell>
          <table:table-cell office:value-type="float" office:value="43846" calcext:value-type="float">
            <text:p>43846</text:p>
          </table:table-cell>
          <table:table-cell office:value-type="float" office:value="42399" calcext:value-type="float">
            <text:p>42399</text:p>
          </table:table-cell>
          <table:table-cell office:value-type="float" office:value="44250" calcext:value-type="float">
            <text:p>44250</text:p>
          </table:table-cell>
          <table:table-cell office:value-type="float" office:value="46811" calcext:value-type="float">
            <text:p>46811</text:p>
          </table:table-cell>
          <table:table-cell table:formula="of:=([.D76]+[.G76]+[.J76])/3" office:value-type="float" office:value="44274.3333333333" calcext:value-type="float">
            <text:p>44274</text:p>
          </table:table-cell>
          <table:table-cell table:formula="of:=([.E76]+[.H76]+[.K76])/3" office:value-type="float" office:value="50390" calcext:value-type="float">
            <text:p>50390</text:p>
          </table:table-cell>
          <table:table-cell table:formula="of:=([.F76]+[.I76]+[.L76])/3" office:value-type="float" office:value="50924.6666666667" calcext:value-type="float">
            <text:p>50925</text:p>
          </table:table-cell>
          <table:table-cell table:formula="of:=[.C76]/[.M76]" office:value-type="float" office:value="5.64262590063468" calcext:value-type="float">
            <text:p>5.64262590063468</text:p>
          </table:table-cell>
          <table:table-cell table:formula="of:=[.C76]/[.N76]" office:value-type="float" office:value="4.95779916650129" calcext:value-type="float">
            <text:p>4.95779916650129</text:p>
          </table:table-cell>
          <table:table-cell table:formula="of:=[.C76]/[.O76]" office:value-type="float" office:value="4.90574639663817" calcext:value-type="float">
            <text:p>4.90574639663817</text:p>
          </table:table-cell>
          <table:table-cell table:formula="of:=[.M60]/[.M76]" office:value-type="float" office:value="7.22438131950039" calcext:value-type="float">
            <text:p>7.22438131950039</text:p>
          </table:table-cell>
          <table:table-cell table:formula="of:=[.N60]/[.N76]" office:value-type="float" office:value="6.81733148111398" calcext:value-type="float">
            <text:p>6.81733148111398</text:p>
          </table:table-cell>
          <table:table-cell table:formula="of:=[.O60]/[.O76]" office:value-type="float" office:value="6.48424470132352" calcext:value-type="float">
            <text:p>6.48424470132352</text:p>
          </table:table-cell>
          <table:table-cell table:formula="of:=[.P76]/17" office:value-type="float" office:value="0.331919170625569" calcext:value-type="float">
            <text:p>0.331919170625569</text:p>
          </table:table-cell>
          <table:table-cell table:formula="of:=[.Q76]/17" office:value-type="float" office:value="0.291635245088311" calcext:value-type="float">
            <text:p>0.291635245088311</text:p>
          </table:table-cell>
          <table:table-cell table:formula="of:=[.R76]/17" office:value-type="float" office:value="0.288573317449304" calcext:value-type="float">
            <text:p>0.28857331744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50314" calcext:value-type="float">
            <text:p>50314</text:p>
          </table:table-cell>
          <table:table-cell office:value-type="float" office:value="47848" calcext:value-type="float">
            <text:p>47848</text:p>
          </table:table-cell>
          <table:table-cell office:value-type="float" office:value="40941" calcext:value-type="float">
            <text:p>40941</text:p>
          </table:table-cell>
          <table:table-cell office:value-type="float" office:value="42553" calcext:value-type="float">
            <text:p>42553</text:p>
          </table:table-cell>
          <table:table-cell office:value-type="float" office:value="52255" calcext:value-type="float">
            <text:p>52255</text:p>
          </table:table-cell>
          <table:table-cell office:value-type="float" office:value="42383" calcext:value-type="float">
            <text:p>42383</text:p>
          </table:table-cell>
          <table:table-cell office:value-type="float" office:value="42317" calcext:value-type="float">
            <text:p>42317</text:p>
          </table:table-cell>
          <table:table-cell office:value-type="float" office:value="60770" calcext:value-type="float">
            <text:p>60770</text:p>
          </table:table-cell>
          <table:table-cell office:value-type="float" office:value="55024" calcext:value-type="float">
            <text:p>55024</text:p>
          </table:table-cell>
          <table:table-cell table:formula="of:=([.D77]+[.G77]+[.J77])/3" office:value-type="float" office:value="45061.3333333333" calcext:value-type="float">
            <text:p>45061</text:p>
          </table:table-cell>
          <table:table-cell table:formula="of:=([.E77]+[.H77]+[.K77])/3" office:value-type="float" office:value="53624.3333333333" calcext:value-type="float">
            <text:p>53624</text:p>
          </table:table-cell>
          <table:table-cell table:formula="of:=([.F77]+[.I77]+[.L77])/3" office:value-type="float" office:value="46116" calcext:value-type="float">
            <text:p>46116</text:p>
          </table:table-cell>
          <table:table-cell table:formula="of:=[.C77]/[.M77]" office:value-type="float" office:value="5.54407696177062" calcext:value-type="float">
            <text:p>5.54407696177062</text:p>
          </table:table-cell>
          <table:table-cell table:formula="of:=[.C77]/[.N77]" office:value-type="float" office:value="4.65877120461482" calcext:value-type="float">
            <text:p>4.65877120461482</text:p>
          </table:table-cell>
          <table:table-cell table:formula="of:=[.C77]/[.O77]" office:value-type="float" office:value="5.41728467343221" calcext:value-type="float">
            <text:p>5.41728467343221</text:p>
          </table:table-cell>
          <table:table-cell table:formula="of:=[.M60]/[.M77]" office:value-type="float" office:value="7.09820688838916" calcext:value-type="float">
            <text:p>7.09820688838916</text:p>
          </table:table-cell>
          <table:table-cell table:formula="of:=[.N60]/[.N77]" office:value-type="float" office:value="6.4061464633593" calcext:value-type="float">
            <text:p>6.4061464633593</text:p>
          </table:table-cell>
          <table:table-cell table:formula="of:=[.O60]/[.O77]" office:value-type="float" office:value="7.16037817677162" calcext:value-type="float">
            <text:p>7.16037817677162</text:p>
          </table:table-cell>
          <table:table-cell table:formula="of:=[.P77]/18" office:value-type="float" office:value="0.308004275653923" calcext:value-type="float">
            <text:p>0.308004275653923</text:p>
          </table:table-cell>
          <table:table-cell table:formula="of:=[.Q77]/18" office:value-type="float" office:value="0.258820622478601" calcext:value-type="float">
            <text:p>0.258820622478601</text:p>
          </table:table-cell>
          <table:table-cell table:formula="of:=[.R77]/18" office:value-type="float" office:value="0.300960259635123" calcext:value-type="float">
            <text:p>0.300960259635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52211" calcext:value-type="float">
            <text:p>52211</text:p>
          </table:table-cell>
          <table:table-cell office:value-type="float" office:value="44469" calcext:value-type="float">
            <text:p>44469</text:p>
          </table:table-cell>
          <table:table-cell office:value-type="float" office:value="41803" calcext:value-type="float">
            <text:p>41803</text:p>
          </table:table-cell>
          <table:table-cell office:value-type="float" office:value="45141" calcext:value-type="float">
            <text:p>45141</text:p>
          </table:table-cell>
          <table:table-cell office:value-type="float" office:value="50593" calcext:value-type="float">
            <text:p>50593</text:p>
          </table:table-cell>
          <table:table-cell office:value-type="float" office:value="40964" calcext:value-type="float">
            <text:p>40964</text:p>
          </table:table-cell>
          <table:table-cell office:value-type="float" office:value="45081" calcext:value-type="float">
            <text:p>45081</text:p>
          </table:table-cell>
          <table:table-cell office:value-type="float" office:value="49245" calcext:value-type="float">
            <text:p>49245</text:p>
          </table:table-cell>
          <table:table-cell office:value-type="float" office:value="40274" calcext:value-type="float">
            <text:p>40274</text:p>
          </table:table-cell>
          <table:table-cell table:formula="of:=([.D78]+[.G78]+[.J78])/3" office:value-type="float" office:value="47477.6666666667" calcext:value-type="float">
            <text:p>47478</text:p>
          </table:table-cell>
          <table:table-cell table:formula="of:=([.E78]+[.H78]+[.K78])/3" office:value-type="float" office:value="48102.3333333333" calcext:value-type="float">
            <text:p>48102</text:p>
          </table:table-cell>
          <table:table-cell table:formula="of:=([.F78]+[.I78]+[.L78])/3" office:value-type="float" office:value="41013.6666666667" calcext:value-type="float">
            <text:p>41014</text:p>
          </table:table-cell>
          <table:table-cell table:formula="of:=[.C78]/[.M78]" office:value-type="float" office:value="5.26191612898696" calcext:value-type="float">
            <text:p>5.26191612898696</text:p>
          </table:table-cell>
          <table:table-cell table:formula="of:=[.C78]/[.N78]" office:value-type="float" office:value="5.19358381783281" calcext:value-type="float">
            <text:p>5.19358381783281</text:p>
          </table:table-cell>
          <table:table-cell table:formula="of:=[.C78]/[.O78]" office:value-type="float" office:value="6.09122568899798" calcext:value-type="float">
            <text:p>6.09122568899798</text:p>
          </table:table-cell>
          <table:table-cell table:formula="of:=[.M60]/[.M78]" office:value-type="float" office:value="6.73695000456355" calcext:value-type="float">
            <text:p>6.73695000456355</text:p>
          </table:table-cell>
          <table:table-cell table:formula="of:=[.N60]/[.N78]" office:value-type="float" office:value="7.1415523848462" calcext:value-type="float">
            <text:p>7.1415523848462</text:p>
          </table:table-cell>
          <table:table-cell table:formula="of:=[.O60]/[.O78]" office:value-type="float" office:value="8.05116993522485" calcext:value-type="float">
            <text:p>8.05116993522485</text:p>
          </table:table-cell>
          <table:table-cell table:formula="of:=[.P78]/19" office:value-type="float" office:value="0.276942954157208" calcext:value-type="float">
            <text:p>0.276942954157208</text:p>
          </table:table-cell>
          <table:table-cell table:formula="of:=[.Q78]/19" office:value-type="float" office:value="0.273346516728043" calcext:value-type="float">
            <text:p>0.273346516728043</text:p>
          </table:table-cell>
          <table:table-cell table:formula="of:=[.R78]/19" office:value-type="float" office:value="0.320590825736736" calcext:value-type="float">
            <text:p>0.320590825736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7028" calcext:value-type="float">
            <text:p>37028</text:p>
          </table:table-cell>
          <table:table-cell office:value-type="float" office:value="46550" calcext:value-type="float">
            <text:p>46550</text:p>
          </table:table-cell>
          <table:table-cell office:value-type="float" office:value="58206" calcext:value-type="float">
            <text:p>58206</text:p>
          </table:table-cell>
          <table:table-cell office:value-type="float" office:value="43041" calcext:value-type="float">
            <text:p>43041</text:p>
          </table:table-cell>
          <table:table-cell office:value-type="float" office:value="44957" calcext:value-type="float">
            <text:p>44957</text:p>
          </table:table-cell>
          <table:table-cell office:value-type="float" office:value="39529" calcext:value-type="float">
            <text:p>39529</text:p>
          </table:table-cell>
          <table:table-cell office:value-type="float" office:value="39130" calcext:value-type="float">
            <text:p>39130</text:p>
          </table:table-cell>
          <table:table-cell office:value-type="float" office:value="58031" calcext:value-type="float">
            <text:p>58031</text:p>
          </table:table-cell>
          <table:table-cell office:value-type="float" office:value="41409" calcext:value-type="float">
            <text:p>41409</text:p>
          </table:table-cell>
          <table:table-cell table:formula="of:=([.D79]+[.G79]+[.J79])/3" office:value-type="float" office:value="39733" calcext:value-type="float">
            <text:p>39733</text:p>
          </table:table-cell>
          <table:table-cell table:formula="of:=([.E79]+[.H79]+[.K79])/3" office:value-type="float" office:value="49846" calcext:value-type="float">
            <text:p>49846</text:p>
          </table:table-cell>
          <table:table-cell table:formula="of:=([.F79]+[.I79]+[.L79])/3" office:value-type="float" office:value="46381.3333333333" calcext:value-type="float">
            <text:p>46381</text:p>
          </table:table-cell>
          <table:table-cell table:formula="of:=[.C79]/[.M79]" office:value-type="float" office:value="6.2875569425918" calcext:value-type="float">
            <text:p>6.2875569425918</text:p>
          </table:table-cell>
          <table:table-cell table:formula="of:=[.C79]/[.N79]" office:value-type="float" office:value="5.01190667255146" calcext:value-type="float">
            <text:p>5.01190667255146</text:p>
          </table:table-cell>
          <table:table-cell table:formula="of:=[.C79]/[.O79]" office:value-type="float" office:value="5.38629405507963" calcext:value-type="float">
            <text:p>5.38629405507963</text:p>
          </table:table-cell>
          <table:table-cell table:formula="of:=[.M60]/[.M79]" office:value-type="float" office:value="8.05010109145211" calcext:value-type="float">
            <text:p>8.05010109145211</text:p>
          </table:table-cell>
          <table:table-cell table:formula="of:=[.N60]/[.N79]" office:value-type="float" office:value="6.89173320493788" calcext:value-type="float">
            <text:p>6.89173320493788</text:p>
          </table:table-cell>
          <table:table-cell table:formula="of:=[.O60]/[.O79]" office:value-type="float" office:value="7.11941585695395" calcext:value-type="float">
            <text:p>7.11941585695395</text:p>
          </table:table-cell>
          <table:table-cell table:formula="of:=[.P79]/20" office:value-type="float" office:value="0.31437784712959" calcext:value-type="float">
            <text:p>0.31437784712959</text:p>
          </table:table-cell>
          <table:table-cell table:formula="of:=[.Q79]/20" office:value-type="float" office:value="0.250595333627573" calcext:value-type="float">
            <text:p>0.250595333627573</text:p>
          </table:table-cell>
          <table:table-cell table:formula="of:=[.R79]/20" office:value-type="float" office:value="0.269314702753981" calcext:value-type="float">
            <text:p>0.269314702753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7509" calcext:value-type="float">
            <text:p>37509</text:p>
          </table:table-cell>
          <table:table-cell office:value-type="float" office:value="47957" calcext:value-type="float">
            <text:p>47957</text:p>
          </table:table-cell>
          <table:table-cell office:value-type="float" office:value="39793" calcext:value-type="float">
            <text:p>39793</text:p>
          </table:table-cell>
          <table:table-cell office:value-type="float" office:value="35887" calcext:value-type="float">
            <text:p>35887</text:p>
          </table:table-cell>
          <table:table-cell office:value-type="float" office:value="53343" calcext:value-type="float">
            <text:p>53343</text:p>
          </table:table-cell>
          <table:table-cell office:value-type="float" office:value="40732" calcext:value-type="float">
            <text:p>40732</text:p>
          </table:table-cell>
          <table:table-cell office:value-type="float" office:value="37610" calcext:value-type="float">
            <text:p>37610</text:p>
          </table:table-cell>
          <table:table-cell office:value-type="float" office:value="44426" calcext:value-type="float">
            <text:p>44426</text:p>
          </table:table-cell>
          <table:table-cell office:value-type="float" office:value="37857" calcext:value-type="float">
            <text:p>37857</text:p>
          </table:table-cell>
          <table:table-cell table:formula="of:=([.D80]+[.G80]+[.J80])/3" office:value-type="float" office:value="37002" calcext:value-type="float">
            <text:p>37002</text:p>
          </table:table-cell>
          <table:table-cell table:formula="of:=([.E80]+[.H80]+[.K80])/3" office:value-type="float" office:value="48575.3333333333" calcext:value-type="float">
            <text:p>48575</text:p>
          </table:table-cell>
          <table:table-cell table:formula="of:=([.F80]+[.I80]+[.L80])/3" office:value-type="float" office:value="39460.6666666667" calcext:value-type="float">
            <text:p>39461</text:p>
          </table:table-cell>
          <table:table-cell table:formula="of:=[.C80]/[.M80]" office:value-type="float" office:value="6.75162153397114" calcext:value-type="float">
            <text:p>6.75162153397114</text:p>
          </table:table-cell>
          <table:table-cell table:formula="of:=[.C80]/[.N80]" office:value-type="float" office:value="5.14301154220935" calcext:value-type="float">
            <text:p>5.14301154220935</text:p>
          </table:table-cell>
          <table:table-cell table:formula="of:=[.C80]/[.O80]" office:value-type="float" office:value="6.33094980655843" calcext:value-type="float">
            <text:p>6.33094980655843</text:p>
          </table:table-cell>
          <table:table-cell table:formula="of:=[.M60]/[.M80]" office:value-type="float" office:value="8.64425346377673" calcext:value-type="float">
            <text:p>8.64425346377673</text:p>
          </table:table-cell>
          <table:table-cell table:formula="of:=[.N60]/[.N80]" office:value-type="float" office:value="7.07201185787025" calcext:value-type="float">
            <text:p>7.07201185787025</text:p>
          </table:table-cell>
          <table:table-cell table:formula="of:=[.O60]/[.O80]" office:value-type="float" office:value="8.36802892331605" calcext:value-type="float">
            <text:p>8.36802892331605</text:p>
          </table:table-cell>
          <table:table-cell table:formula="of:=[.P80]/21" office:value-type="float" office:value="0.321505787331959" calcext:value-type="float">
            <text:p>0.321505787331959</text:p>
          </table:table-cell>
          <table:table-cell table:formula="of:=[.Q80]/21" office:value-type="float" office:value="0.244905311533779" calcext:value-type="float">
            <text:p>0.244905311533779</text:p>
          </table:table-cell>
          <table:table-cell table:formula="of:=[.R80]/21" office:value-type="float" office:value="0.301473800312306" calcext:value-type="float">
            <text:p>0.301473800312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9979" calcext:value-type="float">
            <text:p>39979</text:p>
          </table:table-cell>
          <table:table-cell office:value-type="float" office:value="45413" calcext:value-type="float">
            <text:p>45413</text:p>
          </table:table-cell>
          <table:table-cell office:value-type="float" office:value="35626" calcext:value-type="float">
            <text:p>35626</text:p>
          </table:table-cell>
          <table:table-cell office:value-type="float" office:value="38421" calcext:value-type="float">
            <text:p>38421</text:p>
          </table:table-cell>
          <table:table-cell office:value-type="float" office:value="43668" calcext:value-type="float">
            <text:p>43668</text:p>
          </table:table-cell>
          <table:table-cell office:value-type="float" office:value="36021" calcext:value-type="float">
            <text:p>36021</text:p>
          </table:table-cell>
          <table:table-cell office:value-type="float" office:value="34059" calcext:value-type="float">
            <text:p>34059</text:p>
          </table:table-cell>
          <table:table-cell office:value-type="float" office:value="50504" calcext:value-type="float">
            <text:p>50504</text:p>
          </table:table-cell>
          <table:table-cell office:value-type="float" office:value="35507" calcext:value-type="float">
            <text:p>35507</text:p>
          </table:table-cell>
          <table:table-cell table:formula="of:=([.D81]+[.G81]+[.J81])/3" office:value-type="float" office:value="37486.3333333333" calcext:value-type="float">
            <text:p>37486</text:p>
          </table:table-cell>
          <table:table-cell table:formula="of:=([.E81]+[.H81]+[.K81])/3" office:value-type="float" office:value="46528.3333333333" calcext:value-type="float">
            <text:p>46528</text:p>
          </table:table-cell>
          <table:table-cell table:formula="of:=([.F81]+[.I81]+[.L81])/3" office:value-type="float" office:value="35718" calcext:value-type="float">
            <text:p>35718</text:p>
          </table:table-cell>
          <table:table-cell table:formula="of:=[.C81]/[.M81]" office:value-type="float" office:value="6.66438879947359" calcext:value-type="float">
            <text:p>6.66438879947359</text:p>
          </table:table-cell>
          <table:table-cell table:formula="of:=[.C81]/[.N81]" office:value-type="float" office:value="5.36927678475481" calcext:value-type="float">
            <text:p>5.36927678475481</text:p>
          </table:table-cell>
          <table:table-cell table:formula="of:=[.C81]/[.O81]" office:value-type="float" office:value="6.99433058961868" calcext:value-type="float">
            <text:p>6.99433058961868</text:p>
          </table:table-cell>
          <table:table-cell table:formula="of:=[.M60]/[.M81]" office:value-type="float" office:value="8.53256742457251" calcext:value-type="float">
            <text:p>8.53256742457251</text:p>
          </table:table-cell>
          <table:table-cell table:formula="of:=[.N60]/[.N81]" office:value-type="float" office:value="7.38314288784611" calcext:value-type="float">
            <text:p>7.38314288784611</text:p>
          </table:table-cell>
          <table:table-cell table:formula="of:=[.O60]/[.O81]" office:value-type="float" office:value="9.24486253429643" calcext:value-type="float">
            <text:p>9.24486253429643</text:p>
          </table:table-cell>
          <table:table-cell table:formula="of:=[.P81]/22" office:value-type="float" office:value="0.302926763612436" calcext:value-type="float">
            <text:p>0.302926763612436</text:p>
          </table:table-cell>
          <table:table-cell table:formula="of:=[.Q81]/22" office:value-type="float" office:value="0.244058035670673" calcext:value-type="float">
            <text:p>0.244058035670673</text:p>
          </table:table-cell>
          <table:table-cell table:formula="of:=[.R81]/22" office:value-type="float" office:value="0.31792411770994" calcext:value-type="float">
            <text:p>0.31792411770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4845" calcext:value-type="float">
            <text:p>34845</text:p>
          </table:table-cell>
          <table:table-cell office:value-type="float" office:value="58166" calcext:value-type="float">
            <text:p>58166</text:p>
          </table:table-cell>
          <table:table-cell office:value-type="float" office:value="35332" calcext:value-type="float">
            <text:p>35332</text:p>
          </table:table-cell>
          <table:table-cell office:value-type="float" office:value="34997" calcext:value-type="float">
            <text:p>34997</text:p>
          </table:table-cell>
          <table:table-cell office:value-type="float" office:value="47702" calcext:value-type="float">
            <text:p>47702</text:p>
          </table:table-cell>
          <table:table-cell office:value-type="float" office:value="35260" calcext:value-type="float">
            <text:p>35260</text:p>
          </table:table-cell>
          <table:table-cell office:value-type="float" office:value="33072" calcext:value-type="float">
            <text:p>33072</text:p>
          </table:table-cell>
          <table:table-cell office:value-type="float" office:value="43681" calcext:value-type="float">
            <text:p>43681</text:p>
          </table:table-cell>
          <table:table-cell office:value-type="float" office:value="36234" calcext:value-type="float">
            <text:p>36234</text:p>
          </table:table-cell>
          <table:table-cell table:formula="of:=([.D82]+[.G82]+[.J82])/3" office:value-type="float" office:value="34304.6666666667" calcext:value-type="float">
            <text:p>34305</text:p>
          </table:table-cell>
          <table:table-cell table:formula="of:=([.E82]+[.H82]+[.K82])/3" office:value-type="float" office:value="49849.6666666667" calcext:value-type="float">
            <text:p>49850</text:p>
          </table:table-cell>
          <table:table-cell table:formula="of:=([.F82]+[.I82]+[.L82])/3" office:value-type="float" office:value="35608.6666666667" calcext:value-type="float">
            <text:p>35609</text:p>
          </table:table-cell>
          <table:table-cell table:formula="of:=[.C82]/[.M82]" office:value-type="float" office:value="7.28249314962007" calcext:value-type="float">
            <text:p>7.28249314962007</text:p>
          </table:table-cell>
          <table:table-cell table:formula="of:=[.C82]/[.N82]" office:value-type="float" office:value="5.01153802432648" calcext:value-type="float">
            <text:p>5.01153802432648</text:p>
          </table:table-cell>
          <table:table-cell table:formula="of:=[.C82]/[.O82]" office:value-type="float" office:value="7.01580607717222" calcext:value-type="float">
            <text:p>7.01580607717222</text:p>
          </table:table-cell>
          <table:table-cell table:formula="of:=[.M60]/[.M82]" office:value-type="float" office:value="9.32394037740249" calcext:value-type="float">
            <text:p>9.32394037740249</text:p>
          </table:table-cell>
          <table:table-cell table:formula="of:=[.N60]/[.N82]" office:value-type="float" office:value="6.89122628703636" calcext:value-type="float">
            <text:p>6.89122628703636</text:p>
          </table:table-cell>
          <table:table-cell table:formula="of:=[.O60]/[.O82]" office:value-type="float" office:value="9.27324808567203" calcext:value-type="float">
            <text:p>9.27324808567203</text:p>
          </table:table-cell>
          <table:table-cell table:formula="of:=[.P82]/23" office:value-type="float" office:value="0.316630136940003" calcext:value-type="float">
            <text:p>0.316630136940003</text:p>
          </table:table-cell>
          <table:table-cell table:formula="of:=[.Q82]/23" office:value-type="float" office:value="0.217892957579412" calcext:value-type="float">
            <text:p>0.217892957579412</text:p>
          </table:table-cell>
          <table:table-cell table:formula="of:=[.R82]/23" office:value-type="float" office:value="0.305035046833575" calcext:value-type="float">
            <text:p>0.305035046833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2325" calcext:value-type="float">
            <text:p>32325</text:p>
          </table:table-cell>
          <table:table-cell office:value-type="float" office:value="56603" calcext:value-type="float">
            <text:p>56603</text:p>
          </table:table-cell>
          <table:table-cell office:value-type="float" office:value="35763" calcext:value-type="float">
            <text:p>35763</text:p>
          </table:table-cell>
          <table:table-cell office:value-type="float" office:value="35993" calcext:value-type="float">
            <text:p>35993</text:p>
          </table:table-cell>
          <table:table-cell office:value-type="float" office:value="44055" calcext:value-type="float">
            <text:p>44055</text:p>
          </table:table-cell>
          <table:table-cell office:value-type="float" office:value="43287" calcext:value-type="float">
            <text:p>43287</text:p>
          </table:table-cell>
          <table:table-cell office:value-type="float" office:value="35913" calcext:value-type="float">
            <text:p>35913</text:p>
          </table:table-cell>
          <table:table-cell office:value-type="float" office:value="47686" calcext:value-type="float">
            <text:p>47686</text:p>
          </table:table-cell>
          <table:table-cell office:value-type="float" office:value="63390" calcext:value-type="float">
            <text:p>63390</text:p>
          </table:table-cell>
          <table:table-cell table:formula="of:=([.D83]+[.G83]+[.J83])/3" office:value-type="float" office:value="34743.6666666667" calcext:value-type="float">
            <text:p>34744</text:p>
          </table:table-cell>
          <table:table-cell table:formula="of:=([.E83]+[.H83]+[.K83])/3" office:value-type="float" office:value="49448" calcext:value-type="float">
            <text:p>49448</text:p>
          </table:table-cell>
          <table:table-cell table:formula="of:=([.F83]+[.I83]+[.L83])/3" office:value-type="float" office:value="47480" calcext:value-type="float">
            <text:p>47480</text:p>
          </table:table-cell>
          <table:table-cell table:formula="of:=[.C83]/[.M83]" office:value-type="float" office:value="7.19047596204584" calcext:value-type="float">
            <text:p>7.19047596204584</text:p>
          </table:table-cell>
          <table:table-cell table:formula="of:=[.C83]/[.N83]" office:value-type="float" office:value="5.05224680472416" calcext:value-type="float">
            <text:p>5.05224680472416</text:p>
          </table:table-cell>
          <table:table-cell table:formula="of:=[.C83]/[.O83]" office:value-type="float" office:value="5.26165754001685" calcext:value-type="float">
            <text:p>5.26165754001685</text:p>
          </table:table-cell>
          <table:table-cell table:formula="of:=[.M60]/[.M83]" office:value-type="float" office:value="9.20612869491802" calcext:value-type="float">
            <text:p>9.20612869491802</text:p>
          </table:table-cell>
          <table:table-cell table:formula="of:=[.N60]/[.N83]" office:value-type="float" office:value="6.94720379658092" calcext:value-type="float">
            <text:p>6.94720379658092</text:p>
          </table:table-cell>
          <table:table-cell table:formula="of:=[.O60]/[.O83]" office:value-type="float" office:value="6.95467565290649" calcext:value-type="float">
            <text:p>6.95467565290649</text:p>
          </table:table-cell>
          <table:table-cell table:formula="of:=[.P83]/24" office:value-type="float" office:value="0.299603165085243" calcext:value-type="float">
            <text:p>0.299603165085243</text:p>
          </table:table-cell>
          <table:table-cell table:formula="of:=[.Q83]/24" office:value-type="float" office:value="0.210510283530173" calcext:value-type="float">
            <text:p>0.210510283530173</text:p>
          </table:table-cell>
          <table:table-cell table:formula="of:=[.R83]/24" office:value-type="float" office:value="0.219235730834035" calcext:value-type="float">
            <text:p>0.2192357308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4059" calcext:value-type="float">
            <text:p>34059</text:p>
          </table:table-cell>
          <table:table-cell office:value-type="float" office:value="47186" calcext:value-type="float">
            <text:p>47186</text:p>
          </table:table-cell>
          <table:table-cell office:value-type="float" office:value="36783" calcext:value-type="float">
            <text:p>36783</text:p>
          </table:table-cell>
          <table:table-cell office:value-type="float" office:value="32204" calcext:value-type="float">
            <text:p>32204</text:p>
          </table:table-cell>
          <table:table-cell office:value-type="float" office:value="43256" calcext:value-type="float">
            <text:p>43256</text:p>
          </table:table-cell>
          <table:table-cell office:value-type="float" office:value="36036" calcext:value-type="float">
            <text:p>36036</text:p>
          </table:table-cell>
          <table:table-cell office:value-type="float" office:value="33314" calcext:value-type="float">
            <text:p>33314</text:p>
          </table:table-cell>
          <table:table-cell office:value-type="float" office:value="42113" calcext:value-type="float">
            <text:p>42113</text:p>
          </table:table-cell>
          <table:table-cell office:value-type="float" office:value="67535" calcext:value-type="float">
            <text:p>67535</text:p>
          </table:table-cell>
          <table:table-cell table:formula="of:=([.D84]+[.G84]+[.J84])/3" office:value-type="float" office:value="33192.3333333333" calcext:value-type="float">
            <text:p>33192</text:p>
          </table:table-cell>
          <table:table-cell table:formula="of:=([.E84]+[.H84]+[.K84])/3" office:value-type="float" office:value="44185" calcext:value-type="float">
            <text:p>44185</text:p>
          </table:table-cell>
          <table:table-cell table:formula="of:=([.F84]+[.I84]+[.L84])/3" office:value-type="float" office:value="46784.6666666667" calcext:value-type="float">
            <text:p>46785</text:p>
          </table:table-cell>
          <table:table-cell table:formula="of:=[.C84]/[.M84]" office:value-type="float" office:value="7.52654227381825" calcext:value-type="float">
            <text:p>7.52654227381825</text:p>
          </table:table-cell>
          <table:table-cell table:formula="of:=[.C84]/[.N84]" office:value-type="float" office:value="5.65403417449361" calcext:value-type="float">
            <text:p>5.65403417449361</text:p>
          </table:table-cell>
          <table:table-cell table:formula="of:=[.C84]/[.O84]" office:value-type="float" office:value="5.33985850064836" calcext:value-type="float">
            <text:p>5.33985850064836</text:p>
          </table:table-cell>
          <table:table-cell table:formula="of:=[.M60]/[.M84]" office:value-type="float" office:value="9.636401980377" calcext:value-type="float">
            <text:p>9.636401980377</text:p>
          </table:table-cell>
          <table:table-cell table:formula="of:=[.N60]/[.N84]" office:value-type="float" office:value="7.77470483950058" calcext:value-type="float">
            <text:p>7.77470483950058</text:p>
          </table:table-cell>
          <table:table-cell table:formula="of:=[.O60]/[.O84]" office:value-type="float" office:value="7.05803895863317" calcext:value-type="float">
            <text:p>7.05803895863317</text:p>
          </table:table-cell>
          <table:table-cell table:formula="of:=[.P84]/25" office:value-type="float" office:value="0.30106169095273" calcext:value-type="float">
            <text:p>0.30106169095273</text:p>
          </table:table-cell>
          <table:table-cell table:formula="of:=[.Q84]/25" office:value-type="float" office:value="0.226161366979744" calcext:value-type="float">
            <text:p>0.226161366979744</text:p>
          </table:table-cell>
          <table:table-cell table:formula="of:=[.R84]/25" office:value-type="float" office:value="0.213594340025934" calcext:value-type="float">
            <text:p>0.213594340025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0177" calcext:value-type="float">
            <text:p>30177</text:p>
          </table:table-cell>
          <table:table-cell office:value-type="float" office:value="42759" calcext:value-type="float">
            <text:p>42759</text:p>
          </table:table-cell>
          <table:table-cell office:value-type="float" office:value="40657" calcext:value-type="float">
            <text:p>40657</text:p>
          </table:table-cell>
          <table:table-cell office:value-type="float" office:value="35474" calcext:value-type="float">
            <text:p>35474</text:p>
          </table:table-cell>
          <table:table-cell office:value-type="float" office:value="45609" calcext:value-type="float">
            <text:p>45609</text:p>
          </table:table-cell>
          <table:table-cell office:value-type="float" office:value="34725" calcext:value-type="float">
            <text:p>34725</text:p>
          </table:table-cell>
          <table:table-cell office:value-type="float" office:value="33078" calcext:value-type="float">
            <text:p>33078</text:p>
          </table:table-cell>
          <table:table-cell office:value-type="float" office:value="42335" calcext:value-type="float">
            <text:p>42335</text:p>
          </table:table-cell>
          <table:table-cell office:value-type="float" office:value="71388" calcext:value-type="float">
            <text:p>71388</text:p>
          </table:table-cell>
          <table:table-cell table:formula="of:=([.D85]+[.G85]+[.J85])/3" office:value-type="float" office:value="32909.6666666667" calcext:value-type="float">
            <text:p>32910</text:p>
          </table:table-cell>
          <table:table-cell table:formula="of:=([.E85]+[.H85]+[.K85])/3" office:value-type="float" office:value="43567.6666666667" calcext:value-type="float">
            <text:p>43568</text:p>
          </table:table-cell>
          <table:table-cell table:formula="of:=([.F85]+[.I85]+[.L85])/3" office:value-type="float" office:value="48923.3333333333" calcext:value-type="float">
            <text:p>48923</text:p>
          </table:table-cell>
          <table:table-cell table:formula="of:=[.C85]/[.M85]" office:value-type="float" office:value="7.59118901234693" calcext:value-type="float">
            <text:p>7.59118901234693</text:p>
          </table:table-cell>
          <table:table-cell table:formula="of:=[.C85]/[.N85]" office:value-type="float" office:value="5.73414917790716" calcext:value-type="float">
            <text:p>5.73414917790716</text:p>
          </table:table-cell>
          <table:table-cell table:formula="of:=[.C85]/[.O85]" office:value-type="float" office:value="5.10642842542754" calcext:value-type="float">
            <text:p>5.10642842542754</text:p>
          </table:table-cell>
          <table:table-cell table:formula="of:=[.M60]/[.M85]" office:value-type="float" office:value="9.71917065907687" calcext:value-type="float">
            <text:p>9.71917065907687</text:p>
          </table:table-cell>
          <table:table-cell table:formula="of:=[.N60]/[.N85]" office:value-type="float" office:value="7.88486874823072" calcext:value-type="float">
            <text:p>7.88486874823072</text:p>
          </table:table-cell>
          <table:table-cell table:formula="of:=[.O60]/[.O85]" office:value-type="float" office:value="6.74949921646113" calcext:value-type="float">
            <text:p>6.74949921646113</text:p>
          </table:table-cell>
          <table:table-cell table:formula="of:=[.P85]/26" office:value-type="float" office:value="0.29196880816719" calcext:value-type="float">
            <text:p>0.29196880816719</text:p>
          </table:table-cell>
          <table:table-cell table:formula="of:=[.Q85]/26" office:value-type="float" office:value="0.220544199150276" calcext:value-type="float">
            <text:p>0.220544199150276</text:p>
          </table:table-cell>
          <table:table-cell table:formula="of:=[.R85]/26" office:value-type="float" office:value="0.196401093285675" calcext:value-type="float">
            <text:p>0.19640109328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1784" calcext:value-type="float">
            <text:p>31784</text:p>
          </table:table-cell>
          <table:table-cell office:value-type="float" office:value="43979" calcext:value-type="float">
            <text:p>43979</text:p>
          </table:table-cell>
          <table:table-cell office:value-type="float" office:value="36157" calcext:value-type="float">
            <text:p>36157</text:p>
          </table:table-cell>
          <table:table-cell office:value-type="float" office:value="31168" calcext:value-type="float">
            <text:p>31168</text:p>
          </table:table-cell>
          <table:table-cell office:value-type="float" office:value="45254" calcext:value-type="float">
            <text:p>45254</text:p>
          </table:table-cell>
          <table:table-cell office:value-type="float" office:value="34675" calcext:value-type="float">
            <text:p>34675</text:p>
          </table:table-cell>
          <table:table-cell office:value-type="float" office:value="37411" calcext:value-type="float">
            <text:p>37411</text:p>
          </table:table-cell>
          <table:table-cell office:value-type="float" office:value="52403" calcext:value-type="float">
            <text:p>52403</text:p>
          </table:table-cell>
          <table:table-cell office:value-type="float" office:value="77809" calcext:value-type="float">
            <text:p>77809</text:p>
          </table:table-cell>
          <table:table-cell table:formula="of:=([.D86]+[.G86]+[.J86])/3" office:value-type="float" office:value="33454.3333333333" calcext:value-type="float">
            <text:p>33454</text:p>
          </table:table-cell>
          <table:table-cell table:formula="of:=([.E86]+[.H86]+[.K86])/3" office:value-type="float" office:value="47212" calcext:value-type="float">
            <text:p>47212</text:p>
          </table:table-cell>
          <table:table-cell table:formula="of:=([.F86]+[.I86]+[.L86])/3" office:value-type="float" office:value="49547" calcext:value-type="float">
            <text:p>49547</text:p>
          </table:table-cell>
          <table:table-cell table:formula="of:=[.C86]/[.M86]" office:value-type="float" office:value="7.46759762063709" calcext:value-type="float">
            <text:p>7.46759762063709</text:p>
          </table:table-cell>
          <table:table-cell table:formula="of:=[.C86]/[.N86]" office:value-type="float" office:value="5.29152545962891" calcext:value-type="float">
            <text:p>5.29152545962891</text:p>
          </table:table-cell>
          <table:table-cell table:formula="of:=[.C86]/[.O86]" office:value-type="float" office:value="5.04215189617939" calcext:value-type="float">
            <text:p>5.04215189617939</text:p>
          </table:table-cell>
          <table:table-cell table:formula="of:=[.M60]/[.M86]" office:value-type="float" office:value="9.56093381026872" calcext:value-type="float">
            <text:p>9.56093381026872</text:p>
          </table:table-cell>
          <table:table-cell table:formula="of:=[.N60]/[.N86]" office:value-type="float" office:value="7.27622920726369" calcext:value-type="float">
            <text:p>7.27622920726369</text:p>
          </table:table-cell>
          <table:table-cell table:formula="of:=[.O60]/[.O86]" office:value-type="float" office:value="6.66454073909621" calcext:value-type="float">
            <text:p>6.66454073909621</text:p>
          </table:table-cell>
          <table:table-cell table:formula="of:=[.P86]/27" office:value-type="float" office:value="0.276577689653225" calcext:value-type="float">
            <text:p>0.276577689653225</text:p>
          </table:table-cell>
          <table:table-cell table:formula="of:=[.Q86]/27" office:value-type="float" office:value="0.1959824244307" calcext:value-type="float">
            <text:p>0.1959824244307</text:p>
          </table:table-cell>
          <table:table-cell table:formula="of:=[.R86]/27" office:value-type="float" office:value="0.186746366525162" calcext:value-type="float">
            <text:p>0.186746366525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2142" calcext:value-type="float">
            <text:p>32142</text:p>
          </table:table-cell>
          <table:table-cell office:value-type="float" office:value="46117" calcext:value-type="float">
            <text:p>46117</text:p>
          </table:table-cell>
          <table:table-cell office:value-type="float" office:value="38091" calcext:value-type="float">
            <text:p>38091</text:p>
          </table:table-cell>
          <table:table-cell office:value-type="float" office:value="33993" calcext:value-type="float">
            <text:p>33993</text:p>
          </table:table-cell>
          <table:table-cell office:value-type="float" office:value="56556" calcext:value-type="float">
            <text:p>56556</text:p>
          </table:table-cell>
          <table:table-cell office:value-type="float" office:value="32896" calcext:value-type="float">
            <text:p>32896</text:p>
          </table:table-cell>
          <table:table-cell office:value-type="float" office:value="32620" calcext:value-type="float">
            <text:p>32620</text:p>
          </table:table-cell>
          <table:table-cell office:value-type="float" office:value="49740" calcext:value-type="float">
            <text:p>49740</text:p>
          </table:table-cell>
          <table:table-cell office:value-type="float" office:value="68371" calcext:value-type="float">
            <text:p>68371</text:p>
          </table:table-cell>
          <table:table-cell table:formula="of:=([.D87]+[.G87]+[.J87])/3" office:value-type="float" office:value="32918.3333333333" calcext:value-type="float">
            <text:p>32918</text:p>
          </table:table-cell>
          <table:table-cell table:formula="of:=([.E87]+[.H87]+[.K87])/3" office:value-type="float" office:value="50804.3333333333" calcext:value-type="float">
            <text:p>50804</text:p>
          </table:table-cell>
          <table:table-cell table:formula="of:=([.F87]+[.I87]+[.L87])/3" office:value-type="float" office:value="46452.6666666667" calcext:value-type="float">
            <text:p>46453</text:p>
          </table:table-cell>
          <table:table-cell table:formula="of:=[.C87]/[.M87]" office:value-type="float" office:value="7.58919042073819" calcext:value-type="float">
            <text:p>7.58919042073819</text:p>
          </table:table-cell>
          <table:table-cell table:formula="of:=[.C87]/[.N87]" office:value-type="float" office:value="4.91736597271886" calcext:value-type="float">
            <text:p>4.91736597271886</text:p>
          </table:table-cell>
          <table:table-cell table:formula="of:=[.C87]/[.O87]" office:value-type="float" office:value="5.37802279022374" calcext:value-type="float">
            <text:p>5.37802279022374</text:p>
          </table:table-cell>
          <table:table-cell table:formula="of:=[.M60]/[.M87]" office:value-type="float" office:value="9.71661181712318" calcext:value-type="float">
            <text:p>9.71661181712318</text:p>
          </table:table-cell>
          <table:table-cell table:formula="of:=[.N60]/[.N87]" office:value-type="float" office:value="6.76173292304462" calcext:value-type="float">
            <text:p>6.76173292304462</text:p>
          </table:table-cell>
          <table:table-cell table:formula="of:=[.O60]/[.O87]" office:value-type="float" office:value="7.10848318718696" calcext:value-type="float">
            <text:p>7.10848318718696</text:p>
          </table:table-cell>
          <table:table-cell table:formula="of:=[.P87]/28" office:value-type="float" office:value="0.271042515026364" calcext:value-type="float">
            <text:p>0.271042515026364</text:p>
          </table:table-cell>
          <table:table-cell table:formula="of:=[.Q87]/28" office:value-type="float" office:value="0.175620213311388" calcext:value-type="float">
            <text:p>0.175620213311388</text:p>
          </table:table-cell>
          <table:table-cell table:formula="of:=[.R87]/28" office:value-type="float" office:value="0.192072242507991" calcext:value-type="float">
            <text:p>0.19207224250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2409" calcext:value-type="float">
            <text:p>32409</text:p>
          </table:table-cell>
          <table:table-cell office:value-type="float" office:value="45287" calcext:value-type="float">
            <text:p>45287</text:p>
          </table:table-cell>
          <table:table-cell office:value-type="float" office:value="45961" calcext:value-type="float">
            <text:p>45961</text:p>
          </table:table-cell>
          <table:table-cell office:value-type="float" office:value="31924" calcext:value-type="float">
            <text:p>31924</text:p>
          </table:table-cell>
          <table:table-cell office:value-type="float" office:value="42111" calcext:value-type="float">
            <text:p>42111</text:p>
          </table:table-cell>
          <table:table-cell office:value-type="float" office:value="32218" calcext:value-type="float">
            <text:p>32218</text:p>
          </table:table-cell>
          <table:table-cell office:value-type="float" office:value="45234" calcext:value-type="float">
            <text:p>45234</text:p>
          </table:table-cell>
          <table:table-cell office:value-type="float" office:value="47518" calcext:value-type="float">
            <text:p>47518</text:p>
          </table:table-cell>
          <table:table-cell office:value-type="float" office:value="45045" calcext:value-type="float">
            <text:p>45045</text:p>
          </table:table-cell>
          <table:table-cell table:formula="of:=([.D88]+[.G88]+[.J88])/3" office:value-type="float" office:value="36522.3333333333" calcext:value-type="float">
            <text:p>36522</text:p>
          </table:table-cell>
          <table:table-cell table:formula="of:=([.E88]+[.H88]+[.K88])/3" office:value-type="float" office:value="44972" calcext:value-type="float">
            <text:p>44972</text:p>
          </table:table-cell>
          <table:table-cell table:formula="of:=([.F88]+[.I88]+[.L88])/3" office:value-type="float" office:value="41074.6666666667" calcext:value-type="float">
            <text:p>41075</text:p>
          </table:table-cell>
          <table:table-cell table:formula="of:=[.C88]/[.M88]" office:value-type="float" office:value="6.84029406664415" calcext:value-type="float">
            <text:p>6.84029406664415</text:p>
          </table:table-cell>
          <table:table-cell table:formula="of:=[.C88]/[.N88]" office:value-type="float" office:value="5.55508983367429" calcext:value-type="float">
            <text:p>5.55508983367429</text:p>
          </table:table-cell>
          <table:table-cell table:formula="of:=[.C88]/[.O88]" office:value-type="float" office:value="6.0821796078686" calcext:value-type="float">
            <text:p>6.0821796078686</text:p>
          </table:table-cell>
          <table:table-cell table:formula="of:=[.M60]/[.M88]" office:value-type="float" office:value="8.75778290908759" calcext:value-type="float">
            <text:p>8.75778290908759</text:p>
          </table:table-cell>
          <table:table-cell table:formula="of:=[.N60]/[.N88]" office:value-type="float" office:value="7.6386492335972" calcext:value-type="float">
            <text:p>7.6386492335972</text:p>
          </table:table-cell>
          <table:table-cell table:formula="of:=[.O60]/[.O88]" office:value-type="float" office:value="8.03921314029735" calcext:value-type="float">
            <text:p>8.03921314029735</text:p>
          </table:table-cell>
          <table:table-cell table:formula="of:=[.P88]/29" office:value-type="float" office:value="0.235872209194626" calcext:value-type="float">
            <text:p>0.235872209194626</text:p>
          </table:table-cell>
          <table:table-cell table:formula="of:=[.Q88]/29" office:value-type="float" office:value="0.191554821850837" calcext:value-type="float">
            <text:p>0.191554821850837</text:p>
          </table:table-cell>
          <table:table-cell table:formula="of:=[.R88]/29" office:value-type="float" office:value="0.209730331305814" calcext:value-type="float">
            <text:p>0.209730331305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2976" calcext:value-type="float">
            <text:p>32976</text:p>
          </table:table-cell>
          <table:table-cell office:value-type="float" office:value="45836" calcext:value-type="float">
            <text:p>45836</text:p>
          </table:table-cell>
          <table:table-cell office:value-type="float" office:value="46049" calcext:value-type="float">
            <text:p>46049</text:p>
          </table:table-cell>
          <table:table-cell office:value-type="float" office:value="29346" calcext:value-type="float">
            <text:p>29346</text:p>
          </table:table-cell>
          <table:table-cell office:value-type="float" office:value="48375" calcext:value-type="float">
            <text:p>48375</text:p>
          </table:table-cell>
          <table:table-cell office:value-type="float" office:value="34290" calcext:value-type="float">
            <text:p>34290</text:p>
          </table:table-cell>
          <table:table-cell office:value-type="float" office:value="33501" calcext:value-type="float">
            <text:p>33501</text:p>
          </table:table-cell>
          <table:table-cell office:value-type="float" office:value="40897" calcext:value-type="float">
            <text:p>40897</text:p>
          </table:table-cell>
          <table:table-cell office:value-type="float" office:value="42464" calcext:value-type="float">
            <text:p>42464</text:p>
          </table:table-cell>
          <table:table-cell table:formula="of:=([.D89]+[.G89]+[.J89])/3" office:value-type="float" office:value="31941" calcext:value-type="float">
            <text:p>31941</text:p>
          </table:table-cell>
          <table:table-cell table:formula="of:=([.E89]+[.H89]+[.K89])/3" office:value-type="float" office:value="45036" calcext:value-type="float">
            <text:p>45036</text:p>
          </table:table-cell>
          <table:table-cell table:formula="of:=([.F89]+[.I89]+[.L89])/3" office:value-type="float" office:value="40934.3333333333" calcext:value-type="float">
            <text:p>40934</text:p>
          </table:table-cell>
          <table:table-cell table:formula="of:=[.C89]/[.M89]" office:value-type="float" office:value="7.82140509063586" calcext:value-type="float">
            <text:p>7.82140509063586</text:p>
          </table:table-cell>
          <table:table-cell table:formula="of:=[.C89]/[.N89]" office:value-type="float" office:value="5.54719557687184" calcext:value-type="float">
            <text:p>5.54719557687184</text:p>
          </table:table-cell>
          <table:table-cell table:formula="of:=[.C89]/[.O89]" office:value-type="float" office:value="6.10303087058134" calcext:value-type="float">
            <text:p>6.10303087058134</text:p>
          </table:table-cell>
          <table:table-cell table:formula="of:=[.M60]/[.M89]" office:value-type="float" office:value="10.013921501101" calcext:value-type="float">
            <text:p>10.013921501101</text:p>
          </table:table-cell>
          <table:table-cell table:formula="of:=[.N60]/[.N89]" office:value-type="float" office:value="7.62779406104746" calcext:value-type="float">
            <text:p>7.62779406104746</text:p>
          </table:table-cell>
          <table:table-cell table:formula="of:=[.O60]/[.O89]" office:value-type="float" office:value="8.06677361302248" calcext:value-type="float">
            <text:p>8.06677361302248</text:p>
          </table:table-cell>
          <table:table-cell table:formula="of:=[.P89]/30" office:value-type="float" office:value="0.260713503021195" calcext:value-type="float">
            <text:p>0.260713503021195</text:p>
          </table:table-cell>
          <table:table-cell table:formula="of:=[.Q89]/30" office:value-type="float" office:value="0.184906519229061" calcext:value-type="float">
            <text:p>0.184906519229061</text:p>
          </table:table-cell>
          <table:table-cell table:formula="of:=[.R89]/30" office:value-type="float" office:value="0.203434362352711" calcext:value-type="float">
            <text:p>0.203434362352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67" office:value-type="float" office:value="249823.5" calcext:value-type="float">
            <text:p>249823.5</text:p>
          </table:table-cell>
          <table:table-cell office:value-type="float" office:value="37457" calcext:value-type="float">
            <text:p>37457</text:p>
          </table:table-cell>
          <table:table-cell office:value-type="float" office:value="55522" calcext:value-type="float">
            <text:p>55522</text:p>
          </table:table-cell>
          <table:table-cell office:value-type="float" office:value="40578" calcext:value-type="float">
            <text:p>40578</text:p>
          </table:table-cell>
          <table:table-cell office:value-type="float" office:value="31394" calcext:value-type="float">
            <text:p>31394</text:p>
          </table:table-cell>
          <table:table-cell office:value-type="float" office:value="60400" calcext:value-type="float">
            <text:p>60400</text:p>
          </table:table-cell>
          <table:table-cell office:value-type="float" office:value="38555" calcext:value-type="float">
            <text:p>38555</text:p>
          </table:table-cell>
          <table:table-cell office:value-type="float" office:value="42925" calcext:value-type="float">
            <text:p>42925</text:p>
          </table:table-cell>
          <table:table-cell office:value-type="float" office:value="47308" calcext:value-type="float">
            <text:p>47308</text:p>
          </table:table-cell>
          <table:table-cell office:value-type="float" office:value="36677" calcext:value-type="float">
            <text:p>36677</text:p>
          </table:table-cell>
          <table:table-cell table:formula="of:=([.D90]+[.G90]+[.J90])/3" office:value-type="float" office:value="37258.6666666667" calcext:value-type="float">
            <text:p>37259</text:p>
          </table:table-cell>
          <table:table-cell table:formula="of:=([.E90]+[.H90]+[.K90])/3" office:value-type="float" office:value="54410" calcext:value-type="float">
            <text:p>54410</text:p>
          </table:table-cell>
          <table:table-cell table:formula="of:=([.F90]+[.I90]+[.L90])/3" office:value-type="float" office:value="38603.3333333333" calcext:value-type="float">
            <text:p>38603</text:p>
          </table:table-cell>
          <table:table-cell table:formula="of:=[.C90]/[.M90]" office:value-type="float" office:value="6.70511111508732" calcext:value-type="float">
            <text:p>6.70511111508732</text:p>
          </table:table-cell>
          <table:table-cell table:formula="of:=[.C90]/[.N90]" office:value-type="float" office:value="4.59149972431538" calcext:value-type="float">
            <text:p>4.59149972431538</text:p>
          </table:table-cell>
          <table:table-cell table:formula="of:=[.C90]/[.O90]" office:value-type="float" office:value="6.47155254295829" calcext:value-type="float">
            <text:p>6.47155254295829</text:p>
          </table:table-cell>
          <table:table-cell table:formula="of:=[.M60]/[.M90]" office:value-type="float" office:value="8.58470512453479" calcext:value-type="float">
            <text:p>8.58470512453479</text:p>
          </table:table-cell>
          <table:table-cell table:formula="of:=[.N60]/[.N90]" office:value-type="float" office:value="6.31364332536911" calcext:value-type="float">
            <text:p>6.31364332536911</text:p>
          </table:table-cell>
          <table:table-cell table:formula="of:=[.O60]/[.O90]" office:value-type="float" office:value="8.55387272256282" calcext:value-type="float">
            <text:p>8.55387272256282</text:p>
          </table:table-cell>
          <table:table-cell table:formula="of:=[.P90]/31" office:value-type="float" office:value="0.216293906938301" calcext:value-type="float">
            <text:p>0.216293906938301</text:p>
          </table:table-cell>
          <table:table-cell table:formula="of:=[.Q90]/31" office:value-type="float" office:value="0.148112894332754" calcext:value-type="float">
            <text:p>0.148112894332754</text:p>
          </table:table-cell>
          <table:table-cell table:formula="of:=[.R90]/31" office:value-type="float" office:value="0.208759759450268" calcext:value-type="float">
            <text:p>0.20875975945026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249823.5" calcext:value-type="float">
            <text:p>249823.5</text:p>
          </table:table-cell>
          <table:table-cell office:value-type="float" office:value="33797" calcext:value-type="float">
            <text:p>33797</text:p>
          </table:table-cell>
          <table:table-cell office:value-type="float" office:value="55513" calcext:value-type="float">
            <text:p>55513</text:p>
          </table:table-cell>
          <table:table-cell office:value-type="float" office:value="41612" calcext:value-type="float">
            <text:p>41612</text:p>
          </table:table-cell>
          <table:table-cell office:value-type="float" office:value="42921" calcext:value-type="float">
            <text:p>42921</text:p>
          </table:table-cell>
          <table:table-cell office:value-type="float" office:value="65741" calcext:value-type="float">
            <text:p>65741</text:p>
          </table:table-cell>
          <table:table-cell office:value-type="float" office:value="32846" calcext:value-type="float">
            <text:p>32846</text:p>
          </table:table-cell>
          <table:table-cell office:value-type="float" office:value="31378" calcext:value-type="float">
            <text:p>31378</text:p>
          </table:table-cell>
          <table:table-cell office:value-type="float" office:value="70078" calcext:value-type="float">
            <text:p>70078</text:p>
          </table:table-cell>
          <table:table-cell office:value-type="float" office:value="40394" calcext:value-type="float">
            <text:p>40394</text:p>
          </table:table-cell>
          <table:table-cell table:style-name="ce27" table:formula="of:=([.D91]+[.G91]+[.J91])/3" office:value-type="float" office:value="36032" calcext:value-type="float">
            <text:p>36032</text:p>
          </table:table-cell>
          <table:table-cell table:style-name="ce30" table:formula="of:=([.E91]+[.H91]+[.K91])/3" office:value-type="float" office:value="63777.3333333333" calcext:value-type="float">
            <text:p>63777</text:p>
          </table:table-cell>
          <table:table-cell table:style-name="ce33" table:formula="of:=([.F91]+[.I91]+[.L91])/3" office:value-type="float" office:value="38284" calcext:value-type="float">
            <text:p>38284</text:p>
          </table:table-cell>
          <table:table-cell table:style-name="ce36" table:formula="of:=[.C91]/[.M91]" office:value-type="float" office:value="6.9333786634103" calcext:value-type="float">
            <text:p>6.9333786634103</text:p>
          </table:table-cell>
          <table:table-cell table:style-name="ce39" table:formula="of:=[.C91]/[.N91]" office:value-type="float" office:value="3.9171205025819" calcext:value-type="float">
            <text:p>3.9171205025819</text:p>
          </table:table-cell>
          <table:table-cell table:style-name="ce42" table:formula="of:=[.C91]/[.O91]" office:value-type="float" office:value="6.52553285968028" calcext:value-type="float">
            <text:p>6.52553285968028</text:p>
          </table:table-cell>
          <table:table-cell table:style-name="ce36" table:formula="of:=[.M60]/[.M91]" office:value-type="float" office:value="8.8769612196566" calcext:value-type="float">
            <text:p>8.8769612196566</text:p>
          </table:table-cell>
          <table:table-cell table:style-name="ce39" table:formula="of:=[.N60]/[.N91]" office:value-type="float" office:value="5.38632324963937" calcext:value-type="float">
            <text:p>5.38632324963937</text:p>
          </table:table-cell>
          <table:table-cell table:style-name="ce42" table:formula="of:=[.O60]/[.O91]" office:value-type="float" office:value="8.62522202486679" calcext:value-type="float">
            <text:p>8.62522202486679</text:p>
          </table:table-cell>
          <table:table-cell table:style-name="ce45" table:formula="of:=[.P91]/32" office:value-type="float" office:value="0.216668083231572" calcext:value-type="float">
            <text:p>0.216668083231572</text:p>
          </table:table-cell>
          <table:table-cell table:style-name="ce47" table:formula="of:=[.Q91]/32" office:value-type="float" office:value="0.122410015705684" calcext:value-type="float">
            <text:p>0.122410015705684</text:p>
          </table:table-cell>
          <table:table-cell table:style-name="ce50" table:formula="of:=[.R91]/32" office:value-type="float" office:value="0.203922901865009" calcext:value-type="float">
            <text:p>0.203922901865009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10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smaller sequential time</text:p>
          </table:table-cell>
          <table:table-cell table:number-columns-repeated="9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56154" calcext:value-type="float">
            <text:p>256154</text:p>
          </table:table-cell>
          <table:table-cell table:style-name="ce14" table:formula="of:=([.C98]+[.C99]+[.C100]+[.C101]+[.C102]+[.C103]+[.C104]+[.C105]+[.C106]+[.C107])/10" office:value-type="float" office:value="249823.5" calcext:value-type="float">
            <text:p>249823.5</text:p>
          </table:table-cell>
          <table:table-cell table:style-name="ce19" office:value-type="string" calcext:value-type="string">
            <text:p>1-10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45878" calcext:value-type="float">
            <text:p>245878</text:p>
          </table:table-cell>
          <table:table-cell table:style-name="ce14"/>
          <table:table-cell table:style-name="ce20" office:value-type="float" office:value="1024" calcext:value-type="float">
            <text:p>1024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256152" calcext:value-type="float">
            <text:p>256152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50361" calcext:value-type="float">
            <text:p>250361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45374" calcext:value-type="float">
            <text:p>245374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46727" calcext:value-type="float">
            <text:p>246727</text:p>
          </table:table-cell>
          <table:table-cell table:style-name="ce14"/>
          <table:table-cell table:style-name="ce20"/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255780" calcext:value-type="float">
            <text:p>255780</text:p>
          </table:table-cell>
          <table:table-cell table:style-name="ce14"/>
          <table:table-cell table:style-name="ce20"/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45143" calcext:value-type="float">
            <text:p>245143</text:p>
          </table:table-cell>
          <table:table-cell table:style-name="ce14"/>
          <table:table-cell table:style-name="ce20"/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53157" calcext:value-type="float">
            <text:p>253157</text:p>
          </table:table-cell>
          <table:table-cell table:style-name="ce14"/>
          <table:table-cell table:style-name="ce20"/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43509" calcext:value-type="float">
            <text:p>243509</text:p>
          </table:table-cell>
          <table:table-cell table:style-name="ce15"/>
          <table:table-cell table:style-name="ce21"/>
          <table:table-cell table:number-columns-repeated="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2:30:34.50799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8:57:29.477022014</meta:creation-date>
    <meta:generator>LibreOffice/6.4.7.2$Linux_X86_64 LibreOffice_project/40$Build-2</meta:generator>
    <dc:date>2022-08-12T03:17:06.665746055</dc:date>
    <meta:editing-duration>PT36M30S</meta:editing-duration>
    <meta:editing-cycles>4</meta:editing-cycles>
    <meta:document-statistic meta:table-count="1" meta:cell-count="1639" meta:object-count="0"/>
  </office:meta>
</office:document-meta>
</file>